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9292in" fo:margin-left="0in" table:align="left" style:writing-mode="lr-tb"/>
    </style:style>
    <style:style style:name="Table2.A" style:family="table-column">
      <style:table-column-properties style:column-width="0.9965in"/>
    </style:style>
    <style:style style:name="Table2.B" style:family="table-column">
      <style:table-column-properties style:column-width="1.0056in"/>
    </style:style>
    <style:style style:name="Table2.C" style:family="table-column">
      <style:table-column-properties style:column-width="0.9958in"/>
    </style:style>
    <style:style style:name="Table2.E" style:family="table-column">
      <style:table-column-properties style:column-width="2.9257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92in" fo:margin-left="0in" table:align="left" style:writing-mode="lr-tb"/>
    </style:style>
    <style:style style:name="Table3.A" style:family="table-column">
      <style:table-column-properties style:column-width="0.9965in"/>
    </style:style>
    <style:style style:name="Table3.B" style:family="table-column">
      <style:table-column-properties style:column-width="1.0056in"/>
    </style:style>
    <style:style style:name="Table3.C" style:family="table-column">
      <style:table-column-properties style:column-width="0.9958in"/>
    </style:style>
    <style:style style:name="Table3.E" style:family="table-column">
      <style:table-column-properties style:column-width="2.9257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7ba84"/>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57ba84"/>
    </style:style>
    <style:style style:name="P8"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9" style:family="paragraph" style:parent-style-name="Text_20_body">
      <style:text-properties style:use-window-font-color="true" loext:opacity="0%" style:font-name="Times New Roman" fo:font-size="12pt" fo:language="en" fo:country="US" officeooo:rsid="0016ca61" officeooo:paragraph-rsid="0028d990" style:font-name-asian="Times New Roman" style:font-size-asian="12pt" style:font-name-complex="Times New Roman" style:font-size-complex="12pt" style:language-complex="ar" style:country-complex="SA"/>
    </style:style>
    <style:style style:name="P10" style:family="paragraph" style:parent-style-name="Text_20_body">
      <style:text-properties style:use-window-font-color="true" loext:opacity="0%" style:font-name="Times New Roman" fo:font-size="12pt" fo:language="en" fo:country="US" officeooo:rsid="0016ca61" officeooo:paragraph-rsid="002ae786" style:font-name-asian="Times New Roman" style:font-size-asian="12pt" style:font-name-complex="Times New Roman" style:font-size-complex="12pt" style:language-complex="ar" style:country-complex="SA"/>
    </style:style>
    <style:style style:name="P11" style:family="paragraph" style:parent-style-name="Text_20_body">
      <style:text-properties style:use-window-font-color="true" loext:opacity="0%" style:font-name="Times New Roman" fo:font-size="12pt" fo:language="en" fo:country="US" officeooo:rsid="0016ca61" officeooo:paragraph-rsid="0036157f" style:font-name-asian="Times New Roman" style:font-size-asian="12pt" style:font-name-complex="Times New Roman" style:font-size-complex="12pt" style:language-complex="ar" style:country-complex="SA"/>
    </style:style>
    <style:style style:name="P12" style:family="paragraph" style:parent-style-name="Text_20_body">
      <style:text-properties style:use-window-font-color="true" loext:opacity="0%" style:font-name="Times New Roman" fo:font-size="12pt" fo:language="en" fo:country="US" officeooo:rsid="0016ca61" officeooo:paragraph-rsid="002d9318" style:font-name-asian="Times New Roman" style:font-size-asian="12pt" style:font-name-complex="Times New Roman" style:font-size-complex="12pt" style:language-complex="ar" style:country-complex="SA"/>
    </style:style>
    <style:style style:name="P13" style:family="paragraph" style:parent-style-name="Text_20_body">
      <style:text-properties style:use-window-font-color="true" loext:opacity="0%" style:font-name="Times New Roman" fo:font-size="12pt" fo:language="en" fo:country="US" officeooo:rsid="0016ca61" officeooo:paragraph-rsid="005dd476" style:font-name-asian="Times New Roman" style:font-size-asian="12pt" style:font-name-complex="Times New Roman" style:font-size-complex="12pt" style:language-complex="ar" style:country-complex="SA"/>
    </style:style>
    <style:style style:name="P14" style:family="paragraph" style:parent-style-name="Text_20_body">
      <style:text-properties style:use-window-font-color="true" loext:opacity="0%" style:font-name="Times New Roman" fo:font-size="12pt" fo:language="en" fo:country="US" officeooo:rsid="0016ca61" officeooo:paragraph-rsid="007da084" style:font-name-asian="Times New Roman" style:font-size-asian="12pt" style:font-name-complex="Times New Roman" style:font-size-complex="12pt" style:language-complex="ar" style:country-complex="SA"/>
    </style:style>
    <style:style style:name="P15" style:family="paragraph" style:parent-style-name="Text_20_body">
      <style:text-properties style:use-window-font-color="true" loext:opacity="0%" style:font-name="Times New Roman" fo:font-size="12pt" fo:language="en" fo:country="US" officeooo:rsid="0016ca61" officeooo:paragraph-rsid="008c278c" style:font-name-asian="Times New Roman" style:font-size-asian="12pt" style:font-name-complex="Times New Roman" style:font-size-complex="12pt" style:language-complex="ar" style:country-complex="SA"/>
    </style:style>
    <style:style style:name="P16" style:family="paragraph" style:parent-style-name="Text_20_body">
      <style:text-properties style:use-window-font-color="true" loext:opacity="0%" style:font-name="Times New Roman" fo:font-size="12pt" fo:language="en" fo:country="US" officeooo:rsid="0016ca61" officeooo:paragraph-rsid="009693d5" style:font-name-asian="Times New Roman" style:font-size-asian="12pt" style:font-name-complex="Times New Roman" style:font-size-complex="12pt" style:language-complex="ar" style:country-complex="SA"/>
    </style:style>
    <style:style style:name="P17" style:family="paragraph" style:parent-style-name="Standard">
      <style:text-properties style:use-window-font-color="true" loext:opacity="0%" style:font-name="Times New Roman" fo:font-size="12pt" fo:language="en" fo:country="US" officeooo:rsid="0016ca61" officeooo:paragraph-rsid="0016e3ff" style:font-name-asian="Times New Roman" style:font-size-asian="12pt" style:font-name-complex="Times New Roman" style:font-size-complex="12pt" style:language-complex="ar" style:country-complex="SA"/>
    </style:style>
    <style:style style:name="P18" style:family="paragraph" style:parent-style-name="Standard">
      <style:text-properties style:use-window-font-color="true" loext:opacity="0%" style:font-name="Times New Roman" fo:font-size="12pt" fo:language="en" fo:country="US" officeooo:rsid="0030f51b" officeooo:paragraph-rsid="0030f51b" style:font-name-asian="Times New Roman" style:font-size-asian="12pt" style:font-name-complex="Times New Roman" style:font-size-complex="12pt" style:language-complex="ar" style:country-complex="SA"/>
    </style:style>
    <style:style style:name="P19" style:family="paragraph" style:parent-style-name="Standard">
      <style:text-properties style:use-window-font-color="true" loext:opacity="0%" style:font-name="Times New Roman" fo:font-size="12pt" fo:language="en" fo:country="US" officeooo:rsid="003480dd" officeooo:paragraph-rsid="003480dd" style:font-name-asian="Times New Roman" style:font-size-asian="12pt" style:font-name-complex="Times New Roman" style:font-size-complex="12pt" style:language-complex="ar" style:country-complex="SA"/>
    </style:style>
    <style:style style:name="P20" style:family="paragraph" style:parent-style-name="Text_20_body">
      <style:text-properties style:use-window-font-color="true" loext:opacity="0%" style:font-name="Times New Roman" fo:font-size="12pt" fo:language="en" fo:country="US" officeooo:rsid="002ae786" officeooo:paragraph-rsid="002ae786" style:font-name-asian="Times New Roman" style:font-size-asian="12pt" style:font-name-complex="Times New Roman" style:font-size-complex="12pt" style:language-complex="ar" style:country-complex="SA"/>
    </style:style>
    <style:style style:name="P21" style:family="paragraph" style:parent-style-name="Text_20_body">
      <style:text-properties style:use-window-font-color="true" loext:opacity="0%" style:font-name="Times New Roman" fo:font-size="12pt" fo:language="en" fo:country="US" officeooo:rsid="002ae786" officeooo:paragraph-rsid="0036157f" style:font-name-asian="Times New Roman" style:font-size-asian="12pt" style:font-name-complex="Times New Roman" style:font-size-complex="12pt" style:language-complex="ar" style:country-complex="SA"/>
    </style:style>
    <style:style style:name="P22" style:family="paragraph" style:parent-style-name="Text_20_body">
      <style:text-properties style:use-window-font-color="true" loext:opacity="0%" style:font-name="Times New Roman" fo:font-size="12pt" fo:language="en" fo:country="US" officeooo:rsid="002c126c" officeooo:paragraph-rsid="0047cdd7" style:font-name-asian="Times New Roman" style:font-size-asian="12pt" style:font-name-complex="Times New Roman" style:font-size-complex="12pt" style:language-complex="ar" style:country-complex="SA"/>
    </style:style>
    <style:style style:name="P23" style:family="paragraph" style:parent-style-name="Text_20_body">
      <style:text-properties style:use-window-font-color="true" loext:opacity="0%" style:font-name="Times New Roman" fo:font-size="12pt" fo:language="en" fo:country="US" officeooo:rsid="0036157f" officeooo:paragraph-rsid="0036157f" style:font-name-asian="Times New Roman" style:font-size-asian="12pt" style:font-name-complex="Times New Roman" style:font-size-complex="12pt" style:language-complex="ar" style:country-complex="SA"/>
    </style:style>
    <style:style style:name="P24" style:family="paragraph" style:parent-style-name="Standard">
      <style:text-properties style:use-window-font-color="true" loext:opacity="0%" style:font-name="Times New Roman" fo:font-size="12pt" fo:language="en" fo:country="US" officeooo:rsid="004195de" officeooo:paragraph-rsid="004195de" style:font-name-asian="Times New Roman" style:font-size-asian="12pt" style:font-name-complex="Times New Roman" style:font-size-complex="12pt" style:language-complex="ar" style:country-complex="SA"/>
    </style:style>
    <style:style style:name="P25" style:family="paragraph" style:parent-style-name="Standard">
      <style:text-properties style:use-window-font-color="true" loext:opacity="0%" style:font-name="Times New Roman" fo:font-size="12pt" fo:language="en" fo:country="US" officeooo:rsid="004195de" officeooo:paragraph-rsid="00715cad" style:font-name-asian="Times New Roman" style:font-size-asian="12pt" style:font-name-complex="Times New Roman" style:font-size-complex="12pt" style:language-complex="ar" style:country-complex="SA"/>
    </style:style>
    <style:style style:name="P26" style:family="paragraph" style:parent-style-name="Text_20_body">
      <style:text-properties style:use-window-font-color="true" loext:opacity="0%" style:font-name="Times New Roman" fo:font-size="12pt" fo:language="en" fo:country="US" officeooo:rsid="0060c848" officeooo:paragraph-rsid="0060c848" style:font-name-asian="Times New Roman" style:font-size-asian="12pt" style:font-name-complex="Times New Roman" style:font-size-complex="12pt" style:language-complex="ar" style:country-complex="SA"/>
    </style:style>
    <style:style style:name="P27" style:family="paragraph" style:parent-style-name="Standard">
      <style:text-properties style:use-window-font-color="true" loext:opacity="0%" style:font-name="Times New Roman" fo:font-size="12pt" fo:language="en" fo:country="US" officeooo:rsid="0086f340" officeooo:paragraph-rsid="0086f340" style:font-name-asian="Times New Roman" style:font-size-asian="12pt" style:font-name-complex="Times New Roman" style:font-size-complex="12pt" style:language-complex="ar" style:country-complex="SA"/>
    </style:style>
    <style:style style:name="P28" style:family="paragraph" style:parent-style-name="Standard">
      <style:text-properties style:use-window-font-color="true" loext:opacity="0%" style:font-name="Times New Roman" fo:font-size="12pt" fo:language="en" fo:country="US" officeooo:rsid="008e01ab" officeooo:paragraph-rsid="008e01ab" style:font-name-asian="Times New Roman" style:font-size-asian="12pt" style:font-name-complex="Times New Roman" style:font-size-complex="12pt" style:language-complex="ar" style:country-complex="SA"/>
    </style:style>
    <style:style style:name="P29" style:family="paragraph" style:parent-style-name="Standard">
      <style:text-properties style:use-window-font-color="true" loext:opacity="0%" style:font-name="Times New Roman" fo:font-size="12pt" fo:language="en" fo:country="US" officeooo:rsid="00946519" officeooo:paragraph-rsid="00946519" style:font-name-asian="Times New Roman" style:font-size-asian="12pt" style:font-name-complex="Times New Roman" style:font-size-complex="12pt" style:language-complex="ar" style:country-complex="SA"/>
    </style:style>
    <style:style style:name="P30" style:family="paragraph" style:parent-style-name="Text_20_body">
      <style:text-properties style:use-window-font-color="true" loext:opacity="0%" style:font-name="Times New Roman" fo:font-size="12pt" fo:language="en" fo:country="US" officeooo:rsid="009693d5" officeooo:paragraph-rsid="009693d5" style:font-name-asian="Times New Roman" style:font-size-asian="12pt" style:font-name-complex="Times New Roman" style:font-size-complex="12pt" style:language-complex="ar" style:country-complex="SA"/>
    </style:style>
    <style:style style:name="P31" style:family="paragraph" style:parent-style-name="Text_20_body">
      <style:text-properties style:use-window-font-color="true" loext:opacity="0%" style:font-name="Times New Roman" fo:font-size="12pt" fo:language="en" fo:country="US" officeooo:rsid="009693d5" officeooo:paragraph-rsid="00abc556" style:font-name-asian="Times New Roman" style:font-size-asian="12pt" style:font-name-complex="Times New Roman" style:font-size-complex="12pt" style:language-complex="ar" style:country-complex="SA"/>
    </style:style>
    <style:style style:name="P32" style:family="paragraph" style:parent-style-name="Standard">
      <style:text-properties officeooo:rsid="001364fd" officeooo:paragraph-rsid="001364fd"/>
    </style:style>
    <style:style style:name="P33" style:family="paragraph" style:parent-style-name="Table_20_Contents">
      <style:paragraph-properties fo:margin-top="0in" fo:margin-bottom="0in" style:contextual-spacing="false"/>
      <style:text-properties officeooo:rsid="001364fd" officeooo:paragraph-rsid="001364fd"/>
    </style:style>
    <style:style style:name="P34" style:family="paragraph" style:parent-style-name="Table_20_Contents">
      <style:text-properties officeooo:rsid="001364fd" officeooo:paragraph-rsid="001364fd"/>
    </style:style>
    <style:style style:name="P35" style:family="paragraph" style:parent-style-name="Standard">
      <style:text-properties officeooo:rsid="0013b895" officeooo:paragraph-rsid="0013b895"/>
    </style:style>
    <style:style style:name="P36" style:family="paragraph" style:parent-style-name="Standard">
      <style:text-properties officeooo:rsid="001d6ddb" officeooo:paragraph-rsid="001ebd97"/>
    </style:style>
    <style:style style:name="P37" style:family="paragraph" style:parent-style-name="Standard">
      <style:text-properties officeooo:rsid="001d6ddb" officeooo:paragraph-rsid="001d6ddb"/>
    </style:style>
    <style:style style:name="P38" style:family="paragraph" style:parent-style-name="Standard">
      <style:text-properties officeooo:rsid="001ebd97" officeooo:paragraph-rsid="001ebd97"/>
    </style:style>
    <style:style style:name="P39" style:family="paragraph" style:parent-style-name="Standard">
      <style:text-properties officeooo:rsid="001ebd97" officeooo:paragraph-rsid="00a2fc4f"/>
    </style:style>
    <style:style style:name="P40" style:family="paragraph" style:parent-style-name="Standard">
      <style:text-properties officeooo:rsid="0016ca61" officeooo:paragraph-rsid="0016ca61"/>
    </style:style>
    <style:style style:name="P41" style:family="paragraph" style:parent-style-name="Standard">
      <style:text-properties officeooo:rsid="00152e36" officeooo:paragraph-rsid="00152e36"/>
    </style:style>
    <style:style style:name="P42" style:family="paragraph" style:parent-style-name="Table_20_Contents">
      <style:text-properties officeooo:rsid="00152e36" officeooo:paragraph-rsid="00152e36"/>
    </style:style>
    <style:style style:name="P43" style:family="paragraph" style:parent-style-name="Standard">
      <style:text-properties officeooo:rsid="00154050" officeooo:paragraph-rsid="00154050"/>
    </style:style>
    <style:style style:name="P44" style:family="paragraph" style:parent-style-name="Standard">
      <style:text-properties style:font-name="Courier"/>
    </style:style>
    <style:style style:name="P45" style:family="paragraph" style:parent-style-name="Standard">
      <style:text-properties fo:font-size="12pt" style:font-size-asian="12pt" style:font-size-complex="12pt"/>
    </style:style>
    <style:style style:name="P46" style:family="paragraph" style:parent-style-name="Standard">
      <style:text-properties fo:font-size="12pt" officeooo:rsid="003d8f11" officeooo:paragraph-rsid="003d8f11" style:font-size-asian="12pt" style:font-size-complex="12pt"/>
    </style:style>
    <style:style style:name="P4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8" style:family="paragraph" style:parent-style-name="Standard">
      <style:text-properties officeooo:rsid="002d9e39" officeooo:paragraph-rsid="002d9e39"/>
    </style:style>
    <style:style style:name="P49" style:family="paragraph" style:parent-style-name="Standard">
      <style:text-properties officeooo:rsid="002f5544" officeooo:paragraph-rsid="002f5544"/>
    </style:style>
    <style:style style:name="P50" style:family="paragraph" style:parent-style-name="Standard">
      <style:text-properties officeooo:rsid="0048173c" officeooo:paragraph-rsid="0048173c"/>
    </style:style>
    <style:style style:name="P51" style:family="paragraph" style:parent-style-name="Standard">
      <style:text-properties officeooo:rsid="004bb39e" officeooo:paragraph-rsid="004bb39e"/>
    </style:style>
    <style:style style:name="P52" style:family="paragraph" style:parent-style-name="Footnote">
      <style:text-properties officeooo:rsid="0021aa07" officeooo:paragraph-rsid="0021aa07"/>
    </style:style>
    <style:style style:name="P53" style:family="paragraph" style:parent-style-name="Footnote">
      <style:text-properties officeooo:rsid="004195de" officeooo:paragraph-rsid="004195de"/>
    </style:style>
    <style:style style:name="P54" style:family="paragraph" style:parent-style-name="Standard">
      <style:paragraph-properties fo:margin-top="0in" fo:margin-bottom="0in" style:contextual-spacing="false"/>
      <style:text-properties officeooo:paragraph-rsid="0047cdd7"/>
    </style:style>
    <style:style style:name="P55" style:family="paragraph" style:parent-style-name="Standard">
      <style:paragraph-properties fo:margin-top="0in" fo:margin-bottom="0in" style:contextual-spacing="false" fo:break-before="page"/>
      <style:text-properties officeooo:paragraph-rsid="0047cdd7"/>
    </style:style>
    <style:style style:name="P56" style:family="paragraph" style:parent-style-name="Contents_20_2">
      <style:paragraph-properties>
        <style:tab-stops>
          <style:tab-stop style:position="6.9252in" style:type="right" style:leader-style="dotted" style:leader-text="."/>
        </style:tab-stops>
      </style:paragraph-properties>
    </style:style>
    <style:style style:name="P57" style:family="paragraph" style:parent-style-name="Contents_20_1">
      <style:paragraph-properties>
        <style:tab-stops>
          <style:tab-stop style:position="6.9252in" style:type="right" style:leader-style="dotted" style:leader-text="."/>
        </style:tab-stops>
      </style:paragraph-properties>
    </style:style>
    <style:style style:name="P58" style:family="paragraph" style:parent-style-name="Contents_20_4">
      <style:paragraph-properties>
        <style:tab-stops>
          <style:tab-stop style:position="6.9252in" style:type="right" style:leader-style="dotted" style:leader-text="."/>
        </style:tab-stops>
      </style:paragraph-properties>
    </style:style>
    <style:style style:name="P59" style:family="paragraph" style:parent-style-name="Contents_20_3">
      <style:paragraph-properties>
        <style:tab-stops>
          <style:tab-stop style:position="6.9252in" style:type="right" style:leader-style="dotted" style:leader-text="."/>
        </style:tab-stops>
      </style:paragraph-properties>
    </style:style>
    <style:style style:name="P60" style:family="paragraph" style:parent-style-name="Standard">
      <style:text-properties officeooo:rsid="008409a8" officeooo:paragraph-rsid="008409a8"/>
    </style:style>
    <style:style style:name="P61" style:family="paragraph" style:parent-style-name="Standard">
      <style:text-properties officeooo:rsid="00856419" officeooo:paragraph-rsid="00856419"/>
    </style:style>
    <style:style style:name="P62" style:family="paragraph" style:parent-style-name="Standard">
      <style:text-properties officeooo:rsid="008c278c" officeooo:paragraph-rsid="008c278c"/>
    </style:style>
    <style:style style:name="P63" style:family="paragraph" style:parent-style-name="Standard">
      <style:text-properties officeooo:rsid="0011f2b0" officeooo:paragraph-rsid="00a201c2"/>
    </style:style>
    <style:style style:name="P64" style:family="paragraph" style:parent-style-name="Standard">
      <style:text-properties officeooo:rsid="0011f2b0" officeooo:paragraph-rsid="00a67843"/>
    </style:style>
    <style:style style:name="P65" style:family="paragraph" style:parent-style-name="Standard">
      <style:text-properties officeooo:rsid="001f444b" officeooo:paragraph-rsid="001f444b"/>
    </style:style>
    <style:style style:name="P66" style:family="paragraph" style:parent-style-name="Heading_20_1" style:master-page-name="First_20_Page">
      <style:paragraph-properties style:page-number="auto"/>
    </style:style>
    <style:style style:name="P67" style:family="paragraph" style:parent-style-name="Heading_20_1" style:list-style-name="Numbering_20_2">
      <style:paragraph-properties fo:break-before="page"/>
    </style:style>
    <style:style style:name="P68" style:family="paragraph" style:parent-style-name="Heading_20_4">
      <style:text-properties officeooo:paragraph-rsid="0028d990"/>
    </style:style>
    <style:style style:name="P69" style:family="paragraph" style:parent-style-name="Heading_20_4">
      <style:text-properties officeooo:rsid="002ae786" officeooo:paragraph-rsid="002ae786"/>
    </style:style>
    <style:style style:name="P70" style:family="paragraph" style:parent-style-name="Heading_20_4">
      <style:text-properties officeooo:rsid="0036157f" officeooo:paragraph-rsid="0036157f"/>
    </style:style>
    <style:style style:name="P71" style:family="paragraph" style:parent-style-name="Standard" style:list-style-name="L9">
      <style:text-properties style:use-window-font-color="true" loext:opacity="0%" style:font-name="Times New Roman" fo:font-size="12pt" fo:language="en" fo:country="US" officeooo:rsid="00856419" officeooo:paragraph-rsid="00856419" style:font-name-asian="Times New Roman" style:font-size-asian="12pt" style:font-name-complex="Times New Roman" style:font-size-complex="12pt" style:language-complex="ar" style:country-complex="SA"/>
    </style:style>
    <style:style style:name="P72" style:family="paragraph" style:parent-style-name="Standard" style:list-style-name="L10">
      <style:text-properties style:use-window-font-color="true" loext:opacity="0%" style:font-name="Times New Roman" fo:font-size="12pt" fo:language="en" fo:country="US" officeooo:rsid="0086f340" officeooo:paragraph-rsid="0086f340" style:font-name-asian="Times New Roman" style:font-size-asian="12pt" style:font-name-complex="Times New Roman" style:font-size-complex="12pt" style:language-complex="ar" style:country-complex="SA"/>
    </style:style>
    <style:style style:name="P73" style:family="paragraph" style:parent-style-name="Standard" style:list-style-name="L11">
      <style:text-properties style:use-window-font-color="true" loext:opacity="0%" style:font-name="Times New Roman" fo:font-size="12pt" fo:language="en" fo:country="US" officeooo:rsid="00872b59" officeooo:paragraph-rsid="00872b59" style:font-name-asian="Times New Roman" style:font-size-asian="12pt" style:font-name-complex="Times New Roman" style:font-size-complex="12pt" style:language-complex="ar" style:country-complex="SA"/>
    </style:style>
    <style:style style:name="P74" style:family="paragraph" style:parent-style-name="Standard" style:list-style-name="L1"/>
    <style:style style:name="P75" style:family="paragraph" style:parent-style-name="Standard" style:list-style-name="L2">
      <style:text-properties officeooo:paragraph-rsid="003ace26"/>
    </style:style>
    <style:style style:name="P76" style:family="paragraph" style:parent-style-name="Standard" style:list-style-name="L3">
      <style:text-properties officeooo:rsid="0048173c" officeooo:paragraph-rsid="0048173c"/>
    </style:style>
    <style:style style:name="P77" style:family="paragraph" style:parent-style-name="Standard" style:list-style-name="L4"/>
    <style:style style:name="P78" style:family="paragraph" style:parent-style-name="Standard" style:list-style-name="L5"/>
    <style:style style:name="P79" style:family="paragraph" style:parent-style-name="Standard" style:list-style-name="L6">
      <style:text-properties officeooo:rsid="001ebd97" officeooo:paragraph-rsid="001ebd97"/>
    </style:style>
    <style:style style:name="P80" style:family="paragraph" style:parent-style-name="Standard" style:list-style-name="L11">
      <style:text-properties officeooo:rsid="00872b59" officeooo:paragraph-rsid="00872b59"/>
    </style:style>
    <style:style style:name="P81" style:family="paragraph" style:parent-style-name="Standard" style:list-style-name="L12">
      <style:text-properties officeooo:rsid="0030ba07" officeooo:paragraph-rsid="0030ba07"/>
    </style:style>
    <style:style style:name="P82" style:family="paragraph" style:parent-style-name="Standard">
      <style:paragraph-properties fo:margin-top="0in" fo:margin-bottom="0in" style:contextual-spacing="false"/>
      <style:text-properties officeooo:paragraph-rsid="0047cdd7"/>
    </style:style>
    <style:style style:name="P83" style:family="paragraph" style:parent-style-name="Standard">
      <style:paragraph-properties fo:margin-top="0in" fo:margin-bottom="0in" style:contextual-spacing="false"/>
      <style:text-properties style:font-name="Courier" fo:font-size="8pt" officeooo:rsid="0047cdd7" officeooo:paragraph-rsid="0047cdd7" style:font-size-asian="8pt" style:font-size-complex="8pt"/>
    </style:style>
    <style:style style:name="P84" style:family="paragraph" style:parent-style-name="Standard">
      <style:paragraph-properties fo:margin-top="0in" fo:margin-bottom="0in" style:contextual-spacing="false"/>
      <style:text-properties style:font-name="Courier" fo:font-size="8pt" officeooo:rsid="0047cdd7" officeooo:paragraph-rsid="006c89d8" style:font-size-asian="8pt" style:font-size-complex="8pt"/>
    </style:style>
    <style:style style:name="P85" style:family="paragraph" style:parent-style-name="Standard">
      <style:paragraph-properties fo:margin-top="0in" fo:margin-bottom="0in" style:contextual-spacing="false"/>
      <style:text-properties style:font-name="Courier" fo:font-size="8pt" officeooo:rsid="0047cdd7" officeooo:paragraph-rsid="00647ba9" style:font-size-asian="8pt" style:font-size-complex="8pt"/>
    </style:style>
    <style:style style:name="P86" style:family="paragraph" style:parent-style-name="Standard">
      <style:paragraph-properties fo:margin-top="0in" fo:margin-bottom="0in" style:contextual-spacing="false"/>
      <style:text-properties style:font-name="Courier" fo:font-size="8pt" officeooo:rsid="0047cdd7" officeooo:paragraph-rsid="00610d0c" style:font-size-asian="8pt" style:font-size-complex="8pt"/>
    </style:style>
    <style:style style:name="P87" style:family="paragraph" style:parent-style-name="Standard">
      <style:paragraph-properties fo:margin-top="0in" fo:margin-bottom="0in" style:contextual-spacing="false"/>
      <style:text-properties style:font-name="Courier" fo:font-size="8pt" officeooo:paragraph-rsid="0047cdd7" style:font-size-asian="8pt" style:font-size-complex="8pt"/>
    </style:style>
    <style:style style:name="P88" style:family="paragraph" style:parent-style-name="Text_20_body" style:list-style-name="L7">
      <style:text-properties style:use-window-font-color="true" loext:opacity="0%" style:font-name="Times New Roman" fo:font-size="12pt" fo:language="en" fo:country="US" officeooo:rsid="00abe61e" officeooo:paragraph-rsid="00abe61e" style:font-name-asian="Times New Roman" style:font-size-asian="12pt" style:font-name-complex="Times New Roman" style:font-size-complex="12pt" style:language-complex="ar" style:country-complex="SA"/>
    </style:style>
    <style:style style:name="P89" style:family="paragraph" style:parent-style-name="Text_20_body" style:list-style-name="L8">
      <style:text-properties style:use-window-font-color="true" loext:opacity="0%" style:font-name="Times New Roman" fo:font-size="12pt" fo:language="en" fo:country="US" officeooo:rsid="009693d5" officeooo:paragraph-rsid="00aab4f8" style:font-name-asian="Times New Roman" style:font-size-asian="12pt" style:font-name-complex="Times New Roman" style:font-size-complex="12pt" style:language-complex="ar" style:country-complex="SA"/>
    </style:style>
    <style:style style:name="P90" style:family="paragraph" style:parent-style-name="Text_20_body" style:list-style-name="L8">
      <style:text-properties style:use-window-font-color="true" loext:opacity="0%" style:font-name="Times New Roman" fo:font-size="12pt" fo:language="en" fo:country="US" officeooo:rsid="009693d5" officeooo:paragraph-rsid="009be6ed" style:font-name-asian="Times New Roman" style:font-size-asian="12pt" style:font-name-complex="Times New Roman" style:font-size-complex="12pt" style:language-complex="ar" style:country-complex="SA"/>
    </style:style>
    <style:style style:name="P91" style:family="paragraph" style:parent-style-name="Text_20_body" style:list-style-name="L8">
      <style:text-properties style:use-window-font-color="true" loext:opacity="0%" style:font-name="Times New Roman" fo:font-size="12pt" fo:language="en" fo:country="US" officeooo:rsid="00a95997" officeooo:paragraph-rsid="00aab4f8" style:font-name-asian="Times New Roman" style:font-size-asian="12pt" style:font-name-complex="Times New Roman" style:font-size-complex="12pt" style:language-complex="ar" style:country-complex="SA" style:font-weight-complex="bold"/>
    </style:style>
    <style:style style:name="P92" style:family="paragraph">
      <style:paragraph-properties style:writing-mode="lr-tb"/>
      <style:text-properties style:font-name="Liberation Sans" fo:font-size="1pt"/>
    </style:style>
    <style:style style:name="P93"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officeooo:rsid="003d8f11"/>
    </style:style>
    <style:style style:name="T4"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loext:opacity="0%" style:font-name="Times New Roman" fo:font-size="12pt" fo:language="en" fo:country="US" officeooo:rsid="0011f2b0" style:font-name-asian="Times New Roman" style:font-size-asian="12pt" style:font-name-complex="Times New Roman" style:font-size-complex="12pt" style:language-complex="ar" style:country-complex="SA"/>
    </style:style>
    <style:style style:name="T6" style:family="text">
      <style:text-properties style:use-window-font-color="true" loext:opacity="0%" style:font-name="Times New Roman" fo:font-size="12pt" fo:language="en" fo:country="US" officeooo:rsid="0016ca61" style:font-name-asian="Times New Roman" style:font-size-asian="12pt" style:font-name-complex="Times New Roman" style:font-size-complex="12pt" style:language-complex="ar" style:country-complex="SA"/>
    </style:style>
    <style:style style:name="T7" style:family="text">
      <style:text-properties style:use-window-font-color="true" loext:opacity="0%" style:font-name="Times New Roman" fo:font-size="12pt" fo:language="en" fo:country="US" officeooo:rsid="003c82eb"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officeooo:rsid="001364fd"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3d8f11"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4195de"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50cc8e"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5ba069"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6bbe50"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6e743a"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7501f2"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officeooo:rsid="00859720" style:font-name-asian="Times New Roman" style:font-size-asian="12pt" style:font-name-complex="Times New Roman" style:font-size-complex="12pt" style:language-complex="ar" style:country-complex="SA"/>
    </style:style>
    <style:style style:name="T17" style:family="text">
      <style:text-properties style:use-window-font-color="true" loext:opacity="0%" style:font-name="Times New Roman" fo:font-size="12pt" fo:language="en" fo:country="US" officeooo:rsid="008888b9"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Times New Roman" fo:font-size="12pt" fo:language="en" fo:country="US" officeooo:rsid="008e01ab" style:font-name-asian="Times New Roman" style:font-size-asian="12pt" style:font-name-complex="Times New Roman" style:font-size-complex="12pt" style:language-complex="ar" style:country-complex="SA"/>
    </style:style>
    <style:style style:name="T19" style:family="text">
      <style:text-properties style:use-window-font-color="true" loext:opacity="0%" style:font-name="Times New Roman" fo:font-size="12pt" fo:language="en" fo:country="US" officeooo:rsid="00905cbd" style:font-name-asian="Times New Roman" style:font-size-asian="12pt" style:font-name-complex="Times New Roman" style:font-size-complex="12pt" style:language-complex="ar" style:country-complex="SA"/>
    </style:style>
    <style:style style:name="T20" style:family="text">
      <style:text-properties style:use-window-font-color="true" loext:opacity="0%" style:font-name="Times New Roman" fo:font-size="12pt" fo:language="en" fo:country="US" officeooo:rsid="0099ca09" style:font-name-asian="Times New Roman" style:font-size-asian="12pt" style:font-name-complex="Times New Roman" style:font-size-complex="12pt" style:language-complex="ar" style:country-complex="SA"/>
    </style:style>
    <style:style style:name="T21" style:family="text">
      <style:text-properties style:use-window-font-color="true" loext:opacity="0%" style:font-name="Times New Roman" fo:font-size="12pt" fo:language="en" fo:country="US" officeooo:rsid="00a2fc4f" style:font-name-asian="Times New Roman" style:font-size-asian="12pt" style:font-name-complex="Times New Roman" style:font-size-complex="12pt" style:language-complex="ar" style:country-complex="SA"/>
    </style:style>
    <style:style style:name="T22" style:family="text">
      <style:text-properties style:use-window-font-color="true" loext:opacity="0%" style:font-name="Times New Roman" fo:font-size="12pt" fo:language="en" fo:country="US" officeooo:rsid="00a4c371" style:font-name-asian="Times New Roman" style:font-size-asian="12pt" style:font-name-complex="Times New Roman" style:font-size-complex="12pt" style:language-complex="ar" style:country-complex="SA"/>
    </style:style>
    <style:style style:name="T23" style:family="text">
      <style:text-properties style:use-window-font-color="true" loext:opacity="0%" style:font-name="Times New Roman" fo:font-size="12pt" fo:language="en" fo:country="US" officeooo:rsid="00a67843" style:font-name-asian="Times New Roman" style:font-size-asian="12pt" style:font-name-complex="Times New Roman" style:font-size-complex="12pt" style:language-complex="ar" style:country-complex="SA"/>
    </style:style>
    <style:style style:name="T24" style:family="text">
      <style:text-properties officeooo:rsid="001364fd"/>
    </style:style>
    <style:style style:name="T25" style:family="text">
      <style:text-properties officeooo:rsid="00154050"/>
    </style:style>
    <style:style style:name="T26" style:family="text">
      <style:text-properties officeooo:rsid="0016e3ff"/>
    </style:style>
    <style:style style:name="T27" style:family="text">
      <style:text-properties officeooo:rsid="00351917"/>
    </style:style>
    <style:style style:name="T28" style:family="text">
      <style:text-properties officeooo:rsid="0016ca61"/>
    </style:style>
    <style:style style:name="T29" style:family="text">
      <style:text-properties officeooo:rsid="002ae786"/>
    </style:style>
    <style:style style:name="T30" style:family="text">
      <style:text-properties officeooo:rsid="0036157f"/>
    </style:style>
    <style:style style:name="T31" style:family="text">
      <style:text-properties officeooo:rsid="00345917"/>
    </style:style>
    <style:style style:name="T32" style:family="text">
      <style:text-properties fo:font-style="italic" style:text-underline-style="none" style:font-style-asian="italic" style:font-style-complex="italic"/>
    </style:style>
    <style:style style:name="T33" style:family="text">
      <style:text-properties fo:font-size="10pt" style:font-size-asian="10pt" style:font-size-complex="10pt"/>
    </style:style>
    <style:style style:name="T34" style:family="text">
      <style:text-properties fo:font-size="10pt" officeooo:rsid="0050cc8e" style:font-size-asian="10pt" style:font-size-complex="10pt"/>
    </style:style>
    <style:style style:name="T35" style:family="text">
      <style:text-properties fo:font-size="10pt" officeooo:rsid="006bbe50" style:font-size-asian="10pt" style:font-size-complex="10pt"/>
    </style:style>
    <style:style style:name="T36" style:family="text">
      <style:text-properties fo:font-size="10pt" officeooo:rsid="0098a64c" style:font-size-asian="10pt" style:font-size-complex="10pt"/>
    </style:style>
    <style:style style:name="T37" style:family="text">
      <style:text-properties fo:font-size="10pt" officeooo:rsid="0099ca09" style:font-size-asian="10pt" style:font-size-complex="10pt"/>
    </style:style>
    <style:style style:name="T38" style:family="text">
      <style:text-properties officeooo:rsid="001f444b"/>
    </style:style>
    <style:style style:name="T39" style:family="text">
      <style:text-properties officeooo:rsid="0021aa07"/>
    </style:style>
    <style:style style:name="T40" style:family="text">
      <style:text-properties officeooo:rsid="0022304b"/>
    </style:style>
    <style:style style:name="T41" style:family="text">
      <style:text-properties officeooo:rsid="0028d990"/>
    </style:style>
    <style:style style:name="T42" style:family="text">
      <style:text-properties officeooo:rsid="002c126c"/>
    </style:style>
    <style:style style:name="T43" style:family="text">
      <style:text-properties officeooo:rsid="002d9318"/>
    </style:style>
    <style:style style:name="T44" style:family="text">
      <style:text-properties officeooo:rsid="0030f51b"/>
    </style:style>
    <style:style style:name="T45" style:family="text">
      <style:text-properties officeooo:rsid="003ace26"/>
    </style:style>
    <style:style style:name="T46" style:family="text">
      <style:text-properties officeooo:rsid="003c82eb"/>
    </style:style>
    <style:style style:name="T47" style:family="text">
      <style:text-properties style:font-weight-complex="bold"/>
    </style:style>
    <style:style style:name="T48" style:family="text">
      <style:text-properties officeooo:rsid="001574eb" style:font-weight-complex="bold"/>
    </style:style>
    <style:style style:name="T49" style:family="text">
      <style:text-properties officeooo:rsid="005dd476" style:font-weight-complex="bold"/>
    </style:style>
    <style:style style:name="T50" style:family="text">
      <style:text-properties officeooo:rsid="007da084" style:font-weight-complex="bold"/>
    </style:style>
    <style:style style:name="T51" style:family="text">
      <style:text-properties officeooo:rsid="009751b4" style:font-weight-complex="bold"/>
    </style:style>
    <style:style style:name="T52" style:family="text">
      <style:text-properties officeooo:rsid="009bc43d" style:font-weight-complex="bold"/>
    </style:style>
    <style:style style:name="T53" style:family="text">
      <style:text-properties officeooo:rsid="00aab4f8" style:font-weight-complex="bold"/>
    </style:style>
    <style:style style:name="T54" style:family="text">
      <style:text-properties officeooo:rsid="00abc556" style:font-weight-complex="bold"/>
    </style:style>
    <style:style style:name="T55" style:family="text">
      <style:text-properties officeooo:rsid="00ac6a66" style:font-weight-complex="bold"/>
    </style:style>
    <style:style style:name="T56" style:family="text">
      <style:text-properties officeooo:rsid="00ae7ab1" style:font-weight-complex="bold"/>
    </style:style>
    <style:style style:name="T57" style:family="text">
      <style:text-properties officeooo:rsid="003eceeb"/>
    </style:style>
    <style:style style:name="T58" style:family="text">
      <style:text-properties officeooo:rsid="003f0262"/>
    </style:style>
    <style:style style:name="T59" style:family="text">
      <style:text-properties officeooo:rsid="004195de"/>
    </style:style>
    <style:style style:name="T60" style:family="text">
      <style:text-properties officeooo:rsid="00428ae5"/>
    </style:style>
    <style:style style:name="T61" style:family="text">
      <style:text-properties officeooo:rsid="004485ca"/>
    </style:style>
    <style:style style:name="T62" style:family="text">
      <style:text-properties officeooo:rsid="0048173c"/>
    </style:style>
    <style:style style:name="T63" style:family="text">
      <style:text-properties officeooo:rsid="004b11bd"/>
    </style:style>
    <style:style style:name="T64" style:family="text">
      <style:text-properties fo:font-variant="normal" fo:text-transform="none" style:use-window-font-color="true" loext:opacity="0%" style:font-name="Times New Roman" fo:font-size="12pt" fo:letter-spacing="normal" fo:language="en" fo:country="US" fo:font-style="normal" fo:font-weight="normal" style:font-name-asian="Times New Roman" style:font-size-asian="12pt" style:font-name-complex="Times New Roman" style:font-size-complex="12pt" style:language-complex="ar" style:country-complex="SA"/>
    </style:style>
    <style:style style:name="T65" style:family="text">
      <style:text-properties fo:font-variant="normal" fo:text-transform="none" style:use-window-font-color="true" loext:opacity="0%" style:font-name="Times New Roman" fo:font-size="12pt" fo:letter-spacing="normal" fo:language="en" fo:country="US" fo:font-style="normal" fo:font-weight="normal" officeooo:rsid="004d6c26" style:font-name-asian="Times New Roman" style:font-size-asian="12pt" style:font-name-complex="Times New Roman" style:font-size-complex="12pt" style:language-complex="ar" style:country-complex="SA"/>
    </style:style>
    <style:style style:name="T66" style:family="text">
      <style:text-properties fo:font-variant="normal" fo:text-transform="none" style:use-window-font-color="true" loext:opacity="0%" style:font-name="Times New Roman" fo:font-size="12pt" fo:letter-spacing="normal" fo:language="en" fo:country="US" fo:font-style="normal" fo:font-weight="normal" officeooo:rsid="007501f2" style:font-name-asian="Times New Roman" style:font-size-asian="12pt" style:font-name-complex="Times New Roman" style:font-size-complex="12pt" style:language-complex="ar" style:country-complex="SA"/>
    </style:style>
    <style:style style:name="T67" style:family="text">
      <style:text-properties officeooo:rsid="004eb78b"/>
    </style:style>
    <style:style style:name="T68" style:family="text">
      <style:text-properties officeooo:rsid="004f33f0"/>
    </style:style>
    <style:style style:name="T69" style:family="text">
      <style:text-properties officeooo:rsid="005ba069"/>
    </style:style>
    <style:style style:name="T70" style:family="text">
      <style:text-properties officeooo:rsid="005dd476"/>
    </style:style>
    <style:style style:name="T71" style:family="text">
      <style:text-properties officeooo:rsid="005e8aa8"/>
    </style:style>
    <style:style style:name="T72" style:family="text">
      <style:text-properties officeooo:rsid="00610d0c"/>
    </style:style>
    <style:style style:name="T73" style:family="text">
      <style:text-properties officeooo:rsid="00647ba9"/>
    </style:style>
    <style:style style:name="T74" style:family="text">
      <style:text-properties officeooo:rsid="0069d37c"/>
    </style:style>
    <style:style style:name="T75" style:family="text">
      <style:text-properties officeooo:rsid="006b0883"/>
    </style:style>
    <style:style style:name="T76" style:family="text">
      <style:text-properties officeooo:rsid="006bbe50"/>
    </style:style>
    <style:style style:name="T77" style:family="text">
      <style:text-properties officeooo:rsid="006c89d8"/>
    </style:style>
    <style:style style:name="T78" style:family="text">
      <style:text-properties officeooo:rsid="00715cad"/>
    </style:style>
    <style:style style:name="T79" style:family="text">
      <style:text-properties officeooo:rsid="00726a4c"/>
    </style:style>
    <style:style style:name="T80" style:family="text">
      <style:text-properties officeooo:rsid="00743404"/>
    </style:style>
    <style:style style:name="T81" style:family="text">
      <style:text-properties officeooo:rsid="007501f2"/>
    </style:style>
    <style:style style:name="T82" style:family="text">
      <style:text-properties officeooo:rsid="0078479f"/>
    </style:style>
    <style:style style:name="T83" style:family="text">
      <style:text-properties officeooo:rsid="00796d44"/>
    </style:style>
    <style:style style:name="T84" style:family="text">
      <style:text-properties officeooo:rsid="007ad34f"/>
    </style:style>
    <style:style style:name="T85" style:family="text">
      <style:text-properties officeooo:rsid="007da084"/>
    </style:style>
    <style:style style:name="T86" style:family="text">
      <style:text-properties officeooo:rsid="00826b4c"/>
    </style:style>
    <style:style style:name="T87" style:family="text">
      <style:text-properties officeooo:rsid="008c278c"/>
    </style:style>
    <style:style style:name="T88" style:family="text">
      <style:text-properties officeooo:rsid="00915420"/>
    </style:style>
    <style:style style:name="T89" style:family="text">
      <style:text-properties officeooo:rsid="00924f54"/>
    </style:style>
    <style:style style:name="T90" style:family="text">
      <style:text-properties officeooo:rsid="00946519"/>
    </style:style>
    <style:style style:name="T91" style:family="text">
      <style:text-properties officeooo:rsid="0095cb3c"/>
    </style:style>
    <style:style style:name="T92" style:family="text">
      <style:text-properties officeooo:rsid="009693d5"/>
    </style:style>
    <style:style style:name="T93" style:family="text">
      <style:text-properties officeooo:rsid="0099ca09"/>
    </style:style>
    <style:style style:name="T94" style:family="text">
      <style:text-properties officeooo:rsid="009be6ed"/>
    </style:style>
    <style:style style:name="T95" style:family="text">
      <style:text-properties officeooo:rsid="009ef909"/>
    </style:style>
    <style:style style:name="T96" style:family="text">
      <style:text-properties officeooo:rsid="00a201c2"/>
    </style:style>
    <style:style style:name="T97" style:family="text">
      <style:text-properties officeooo:rsid="00a2fc4f"/>
    </style:style>
    <style:style style:name="T98" style:family="text">
      <style:text-properties officeooo:rsid="00a67843"/>
    </style:style>
    <style:style style:name="T99" style:family="text">
      <style:text-properties officeooo:rsid="00a8348e"/>
    </style:style>
    <style:style style:name="T100" style:family="text">
      <style:text-properties officeooo:rsid="00aab4f8"/>
    </style:style>
    <style:style style:name="T101" style:family="text">
      <style:text-properties officeooo:rsid="00abc556"/>
    </style:style>
    <style:style style:name="T102" style:family="text">
      <style:text-properties style:font-name="Liberation Sans"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3.1535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331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0429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959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75290544" text:id="ct105553175290544">
          <text:insertion>
            <office:change-info>
              <dc:creator>Bob Jacobsen</dc:creator>
              <dc:date>2024-11-22T05:01:40</dc:date>
            </office:change-info>
          </text:insertion>
        </text:changed-region>
        <text:changed-region xml:id="ct105553175432480" text:id="ct105553175432480">
          <text:insertion>
            <office:change-info>
              <dc:creator>Bob Jacobsen</dc:creator>
              <dc:date>2024-09-05T19:32:19</dc:date>
            </office:change-info>
          </text:insertion>
        </text:changed-region>
        <text:changed-region xml:id="ct105553175429120" text:id="ct105553175429120">
          <text:deletion>
            <office:change-info>
              <dc:creator>Bob Jacobsen</dc:creator>
              <dc:date>2024-09-05T19:32:19</dc:date>
            </office:change-info>
            <text:p text:style-name="Standard"><text:span text:style-name="T14">3</text:span></text:p>
          </text:deletion>
        </text:changed-region>
        <text:changed-region xml:id="ct105553175430080" text:id="ct105553175430080">
          <text:insertion>
            <office:change-info>
              <dc:creator>Bob Jacobsen</dc:creator>
              <dc:date>2024-09-05T19:32:50</dc:date>
            </office:change-info>
          </text:insertion>
        </text:changed-region>
        <text:changed-region xml:id="ct105553175429600" text:id="ct105553175429600">
          <text:insertion>
            <office:change-info>
              <dc:creator>Bob Jacobsen</dc:creator>
              <dc:date>2024-09-05T19:32:33</dc:date>
            </office:change-info>
          </text:insertion>
        </text:changed-region>
        <text:changed-region xml:id="ct105553175431040" text:id="ct105553175431040">
          <text:deletion>
            <office:change-info>
              <dc:creator>Bob Jacobsen</dc:creator>
              <dc:date>2024-09-05T19:32:33</dc:date>
            </office:change-info>
            <text:p text:style-name="Standard"><text:span text:style-name="T13">3</text:span></text:p>
          </text:deletion>
        </text:changed-region>
        <text:changed-region xml:id="ct105553175431520" text:id="ct105553175431520">
          <text:insertion>
            <office:change-info>
              <dc:creator>Bob Jacobsen</dc:creator>
              <dc:date>2024-09-05T19:32:44</dc:date>
            </office:change-info>
          </text:insertion>
        </text:changed-region>
        <text:changed-region xml:id="ct105553175430560" text:id="ct105553175430560">
          <text:insertion>
            <office:change-info>
              <dc:creator>Bob Jacobsen</dc:creator>
              <dc:date>2024-09-05T19:30:13</dc:date>
            </office:change-info>
          </text:insertion>
        </text:changed-region>
        <text:changed-region xml:id="ct105553175432000" text:id="ct105553175432000">
          <text:deletion>
            <office:change-info>
              <dc:creator>Bob Jacobsen</dc:creator>
              <dc:date>2024-09-05T19:30:13</dc:date>
            </office:change-info>
            <text:p text:style-name="Standard"><text:span text:style-name="T35">3</text:span></text:p>
          </text:deletion>
        </text:changed-region>
        <text:changed-region xml:id="ct105553175433680" text:id="ct105553175433680">
          <text:insertion>
            <office:change-info>
              <dc:creator>Bob Jacobsen</dc:creator>
              <dc:date>2024-11-22T04:54:51</dc:date>
            </office:change-info>
          </text:insertion>
        </text:changed-region>
        <text:changed-region xml:id="ct105553175292944" text:id="ct105553175292944">
          <text:insertion>
            <office:change-info>
              <dc:creator>Bob Jacobsen</dc:creator>
              <dc:date>2024-11-22T05:01:10</dc:date>
            </office:change-info>
          </text:insertion>
        </text:changed-region>
        <text:changed-region xml:id="ct105553175287184" text:id="ct105553175287184">
          <text:insertion>
            <office:change-info>
              <dc:creator>Bob Jacobsen</dc:creator>
              <dc:date>2024-11-22T05:01:59</dc:date>
            </office:change-info>
          </text:insertion>
        </text:changed-region>
        <text:changed-region xml:id="ct105553175289344" text:id="ct105553175289344">
          <text:insertion>
            <office:change-info>
              <dc:creator>Bob Jacobsen</dc:creator>
              <dc:date>2024-11-22T05:03:00</dc:date>
            </office:change-info>
          </text:insertion>
        </text:changed-region>
        <text:changed-region xml:id="ct105553175292704" text:id="ct105553175292704">
          <text:insertion>
            <office:change-info>
              <dc:creator>Bob Jacobsen</dc:creator>
              <dc:date>2024-11-22T05:04:14</dc:date>
            </office:change-info>
          </text:insertion>
        </text:changed-region>
        <text:changed-region xml:id="ct105553175289824" text:id="ct105553175289824">
          <text:insertion>
            <office:change-info>
              <dc:creator>Bob Jacobsen</dc:creator>
              <dc:date>2024-11-22T05:08:50</dc:date>
            </office:change-info>
          </text:insertion>
        </text:changed-region>
        <text:changed-region xml:id="ct105553175290064" text:id="ct105553175290064">
          <text:insertion>
            <office:change-info>
              <dc:creator>Bob Jacobsen</dc:creator>
              <dc:date>2024-11-22T05:09:54</dc:date>
            </office:change-info>
          </text:insertion>
        </text:changed-region>
        <text:changed-region xml:id="ct105553175290304" text:id="ct105553175290304">
          <text:insertion>
            <office:change-info>
              <dc:creator>Bob Jacobsen</dc:creator>
              <dc:date>2024-11-22T05:10:55</dc:date>
            </office:change-info>
          </text:insertion>
        </text:changed-region>
        <text:changed-region xml:id="ct105553175289584" text:id="ct105553175289584">
          <text:insertion>
            <office:change-info>
              <dc:creator>Bob Jacobsen</dc:creator>
              <dc:date>2024-08-10T13:32:45</dc:date>
            </office:change-info>
          </text:insertion>
        </text:changed-region>
        <text:changed-region xml:id="ct105553175291264" text:id="ct105553175291264">
          <text:insertion>
            <office:change-info>
              <dc:creator>Bob Jacobsen</dc:creator>
              <dc:date>2024-08-10T13:31:10</dc:date>
            </office:change-info>
          </text:insertion>
        </text:changed-region>
        <text:changed-region xml:id="ct105553175291024" text:id="ct105553175291024">
          <text:insertion>
            <office:change-info>
              <dc:creator>Bob Jacobsen</dc:creator>
              <dc:date>2024-08-10T13:32:56</dc:date>
            </office:change-info>
          </text:insertion>
        </text:changed-region>
        <text:changed-region xml:id="ct105553175290784" text:id="ct105553175290784">
          <text:insertion>
            <office:change-info>
              <dc:creator>Bob Jacobsen</dc:creator>
              <dc:date>2024-08-10T16:20:59</dc:date>
            </office:change-info>
          </text:insertion>
        </text:changed-region>
        <text:changed-region xml:id="ct105553175291984" text:id="ct105553175291984">
          <text:insertion>
            <office:change-info>
              <dc:creator>Bob Jacobsen</dc:creator>
              <dc:date>2024-08-10T13:34:00</dc:date>
            </office:change-info>
          </text:insertion>
        </text:changed-region>
        <text:changed-region xml:id="ct105553175292224" text:id="ct105553175292224">
          <text:insertion>
            <office:change-info>
              <dc:creator>Bob Jacobsen</dc:creator>
              <dc:date>2024-08-10T13:35:01</dc:date>
            </office:change-info>
          </text:insertion>
        </text:changed-region>
        <text:changed-region xml:id="ct105553175292464" text:id="ct105553175292464">
          <text:insertion>
            <office:change-info>
              <dc:creator>Bob Jacobsen</dc:creator>
              <dc:date>2024-09-12T10:36:04</dc:date>
            </office:change-info>
          </text:insertion>
        </text:changed-region>
        <text:changed-region xml:id="ct105553175293664" text:id="ct105553175293664">
          <text:insertion>
            <office:change-info>
              <dc:creator>Bob Jacobsen</dc:creator>
              <dc:date>2024-11-24T07:49:31</dc:date>
            </office:change-info>
          </text:insertion>
        </text:changed-region>
        <text:changed-region xml:id="ct105553175293424" text:id="ct105553175293424">
          <text:insertion>
            <office:change-info>
              <dc:creator>Bob Jacobsen</dc:creator>
              <dc:date>2024-11-22T05:07:36</dc:date>
            </office:change-info>
          </text:insertion>
        </text:changed-region>
        <text:changed-region xml:id="ct105553175293904" text:id="ct105553175293904">
          <text:insertion>
            <office:change-info>
              <dc:creator>Bob Jacobsen</dc:creator>
              <dc:date>2024-09-05T19:29:14</dc:date>
            </office:change-info>
          </text:insertion>
        </text:changed-region>
        <text:changed-region xml:id="ct105553175294144" text:id="ct105553175294144">
          <text:insertion>
            <office:change-info>
              <dc:creator>Bob Jacobsen</dc:creator>
              <dc:date>2024-11-22T05:06:39</dc:date>
            </office:change-info>
          </text:insertion>
        </text:changed-region>
        <text:changed-region xml:id="ct105553175291744" text:id="ct105553175291744">
          <text:insertion>
            <office:change-info>
              <dc:creator>Bob Jacobsen</dc:creator>
              <dc:date>2024-08-10T13:36:06</dc:date>
            </office:change-info>
          </text:insertion>
        </text:changed-region>
        <text:changed-region xml:id="ct105553175294384" text:id="ct105553175294384">
          <text:insertion>
            <office:change-info>
              <dc:creator>Bob Jacobsen</dc:creator>
              <dc:date>2024-08-10T13:38:06</dc:date>
            </office:change-info>
          </text:insertion>
        </text:changed-region>
        <text:changed-region xml:id="ct105553175294624" text:id="ct105553175294624">
          <text:insertion>
            <office:change-info>
              <dc:creator>Bob Jacobsen</dc:creator>
              <dc:date>2024-08-10T13:39:19</dc:date>
            </office:change-info>
          </text:insertion>
        </text:changed-region>
        <text:changed-region xml:id="ct105553175294864" text:id="ct105553175294864">
          <text:insertion>
            <office:change-info>
              <dc:creator>Bob Jacobsen</dc:creator>
              <dc:date>2024-08-10T13:40:20</dc:date>
            </office:change-info>
          </text:insertion>
        </text:changed-region>
        <text:changed-region xml:id="ct105553175295104" text:id="ct105553175295104">
          <text:insertion>
            <office:change-info>
              <dc:creator>Bob Jacobsen</dc:creator>
              <dc:date>2024-11-22T05:07:58</dc:date>
            </office:change-info>
          </text:insertion>
        </text:changed-region>
        <text:changed-region xml:id="ct105553175295344" text:id="ct105553175295344">
          <text:insertion>
            <office:change-info>
              <dc:creator>Bob Jacobsen</dc:creator>
              <dc:date>2024-08-10T13:42:12</dc:date>
            </office:change-info>
          </text:insertion>
        </text:changed-region>
        <text:changed-region xml:id="ct105553175295584" text:id="ct105553175295584">
          <text:insertion>
            <office:change-info>
              <dc:creator>Bob Jacobsen</dc:creator>
              <dc:date>2024-08-10T13:42:15</dc:date>
            </office:change-info>
          </text:insertion>
        </text:changed-region>
        <text:changed-region xml:id="ct105553175295824" text:id="ct105553175295824">
          <text:insertion>
            <office:change-info>
              <dc:creator>Bob Jacobsen</dc:creator>
              <dc:date>2024-08-07T21:03:32</dc:date>
            </office:change-info>
          </text:insertion>
        </text:changed-region>
        <text:changed-region xml:id="ct105553175296064" text:id="ct105553175296064">
          <text:insertion>
            <office:change-info>
              <dc:creator>Bob Jacobsen</dc:creator>
              <dc:date>2024-08-07T21:04:33</dc:date>
            </office:change-info>
          </text:insertion>
        </text:changed-region>
        <text:changed-region xml:id="ct105553175296544" text:id="ct105553175296544">
          <text:insertion>
            <office:change-info>
              <dc:creator>Bob Jacobsen</dc:creator>
              <dc:date>2024-08-09T22:09:57</dc:date>
            </office:change-info>
          </text:insertion>
        </text:changed-region>
        <text:changed-region xml:id="ct105553175296304" text:id="ct105553175296304">
          <text:deletion>
            <office:change-info>
              <dc:creator>Bob Jacobsen</dc:creator>
              <dc:date>2024-09-05T19:31:29</dc:date>
            </office:change-info>
            <text:p text:style-name="P83">&lt;?xml version="1.0" encoding="utf-8"?&gt;</text:p>
            <text:p text:style-name="P83">&lt;?xml-stylesheet href="schema2xhtml.xsl" type="text/xsl"?&gt;</text:p>
            <text:p text:style-name="P83">&lt;!-- XML Schema for OpenLCB Configuration Description Information (CDI) <text:s text:c="4"/>--&gt;</text:p>
            <text:p text:style-name="P83">&lt;xs:schema version="CDI 1.<text:span text:style-name="T76">3</text:span>" xmlns:xs="http://www.w3.org/2001/XMLSchema" xmlns:xsi="http://www.w3.org/2001/XMLSchema-instance"&gt;</text:p>
            <text:p text:style-name="P83"><text:s text:c="2"/></text:p>
            <text:p text:style-name="P83"><text:s text:c="2"/>&lt;xs:complexType name="mapType"&gt;</text:p>
            <text:p text:style-name="P83"><text:s text:c="4"/>&lt;xs:annotation&gt;</text:p>
            <text:p text:style-name="P83"><text:s text:c="6"/>&lt;xs:documentation&gt;</text:p>
            <text:p text:style-name="P83"><text:s text:c="8"/>A map relates one or more property elements (keys) </text:p>
            <text:p text:style-name="P83"><text:s text:c="8"/>to specific values.</text:p>
            <text:p text:style-name="P83"><text:s text:c="6"/>&lt;/xs:documentation&gt;</text:p>
            <text:p text:style-name="P83"><text:s text:c="4"/>&lt;/xs:annotation&gt;</text:p>
            <text:p text:style-name="P83"><text:s text:c="4"/>&lt;xs:sequence&gt;</text:p>
            <text:p text:style-name="P83"><text:s text:c="6"/>&lt;xs:element name="name" minOccurs="0" maxOccurs="1" /&gt;</text:p>
            <text:p text:style-name="P83"><text:s text:c="6"/>&lt;xs:element name="description" minOccurs="0" maxOccurs="1" /&gt;</text:p>
            <text:p text:style-name="P83"><text:s text:c="6"/>&lt;xs:element name="relation" minOccurs="0" maxOccurs="unbounded"&gt;</text:p>
            <text:p text:style-name="P83"><text:s text:c="8"/>&lt;xs:complexType&gt;</text:p>
            <text:p text:style-name="P83"><text:s text:c="10"/>&lt;xs:sequence&gt;</text:p>
            <text:p text:style-name="P83"><text:s text:c="12"/>&lt;xs:element name="property" minOccurs="1" maxOccurs="1" /&gt;</text:p>
            <text:p text:style-name="P83"><text:s text:c="12"/>&lt;xs:element name="value" minOccurs="1" maxOccurs="1" /&gt;</text:p>
            <text:p text:style-name="P83"><text:s text:c="10"/>&lt;/xs:sequence&gt;</text:p>
            <text:p text:style-name="P83"><text:s text:c="8"/>&lt;/xs:complexType&gt;</text:p>
            <text:p text:style-name="P83"><text:s text:c="6"/>&lt;/xs:element&gt;</text:p>
            <text:p text:style-name="P83"><text:s text:c="4"/>&lt;/xs:sequence&gt;</text:p>
            <text:p text:style-name="P83"><text:s text:c="2"/>&lt;/xs:complexType&gt;</text:p>
            <text:p text:style-name="P83"><text:s text:c="2"/></text:p>
            <text:p text:style-name="P83"><text:s text:c="2"/>&lt;xs:complexType name="groupType"&gt;</text:p>
            <text:p text:style-name="P83"><text:s text:c="4"/>&lt;xs:sequence&gt;</text:p>
            <text:p text:style-name="P83"><text:s text:c="6"/>&lt;xs:element name="name" minOccurs="0" maxOccurs="1" /&gt;</text:p>
            <text:p text:style-name="P83"><text:s text:c="6"/>&lt;xs:element name="description" minOccurs="0" maxOccurs="1" /&gt;</text:p>
            <text:p text:style-name="P84"><text:s text:c="6"/>&lt;xs:element name="repname" minOccurs="0" maxOccurs="unbounded" /&gt;</text:p>
            <text:p text:style-name="P83"><text:s text:c="6"/>&lt;xs:choice minOccurs="0" maxOccurs="unbounded"&gt;</text:p>
            <text:p text:style-name="P83"><text:s text:c="8"/>&lt;xs:annotation&gt;</text:p>
            <text:p text:style-name="P83"><text:s text:c="10"/>&lt;xs:documentation&gt;</text:p>
            <text:p text:style-name="P83"><text:s text:c="12"/>Allows any sequence of the contained element types</text:p>
            <text:p text:style-name="P83"><text:s text:c="10"/>&lt;/xs:documentation&gt;</text:p>
            <text:p text:style-name="P83"><text:s text:c="8"/>&lt;/xs:annotation&gt;</text:p>
            <text:p text:style-name="P83"><text:s text:c="8"/>&lt;xs:element name="group" type="groupType" minOccurs="0" maxOccurs="1" /&gt;</text:p>
            <text:p text:style-name="P83"><text:s text:c="8"/>&lt;xs:element name="string" type="stringType" minOccurs="0" maxOccurs="1" /&gt;</text:p>
            <text:p text:style-name="P83"><text:s text:c="8"/>&lt;xs:element name="int" type="intType" minOccurs="0" maxOccurs="1" /&gt;</text:p>
            <text:p text:style-name="P83"><text:s text:c="8"/>&lt;xs:element name="eventid" type="eventidType" minOccurs="0" maxOccurs="1" /&gt;</text:p>
            <text:p text:style-name="P85"><text:s text:c="8"/>&lt;xs:element name="<text:span text:style-name="T77">float</text:span>" type="<text:span text:style-name="T73">float</text:span>Type" minOccurs="0" maxOccurs="1" /&gt;</text:p>
            <text:p text:style-name="P83"><text:s text:c="6"/>&lt;/xs:choice&gt;</text:p>
            <text:p text:style-name="P83"><text:s text:c="4"/>&lt;/xs:sequence&gt;</text:p>
            <text:p text:style-name="P83"><text:s text:c="4"/>&lt;xs:attribute name="offset" type="xs:int" default="0"&gt;</text:p>
            <text:p text:style-name="P83"><text:s text:c="6"/>&lt;xs:annotation&gt;</text:p>
            <text:p text:style-name="P83"><text:s text:c="8"/>&lt;xs:documentation&gt;</text:p>
            <text:p text:style-name="P83"><text:s text:c="10"/>Positive or negative offset between the address of </text:p>
            <text:p text:style-name="P83"><text:s text:c="10"/>the end of previous element and the start of </text:p>
            <text:p text:style-name="P83"><text:s text:c="10"/>this group's contents.</text:p>
            <text:p text:style-name="P83"><text:s text:c="10"/>Offset of zero means that this element starts </text:p>
            <text:p text:style-name="P83"><text:s text:c="10"/>immediately after the previous one.</text:p>
            <text:p text:style-name="P83"><text:s text:c="8"/>&lt;/xs:documentation&gt;</text:p>
            <text:p text:style-name="P83"><text:s text:c="6"/>&lt;/xs:annotation&gt;</text:p>
            <text:p text:style-name="P83"><text:s text:c="4"/>&lt;/xs:attribute&gt;</text:p>
            <text:p text:style-name="P83"><text:s text:c="4"/>&lt;xs:attribute name="replication" type="xs:int" default="1" /&gt;</text:p>
            <text:p text:style-name="P83"><text:s text:c="2"/>&lt;/xs:complexType&gt;</text:p>
            <text:p text:style-name="P83"><text:s text:c="2"/></text:p>
            <text:p text:style-name="P83"><text:s text:c="2"/>&lt;xs:complexType name="eventidType"&gt;</text:p>
            <text:p text:style-name="P83"><text:s text:c="4"/>&lt;xs:sequence&gt;</text:p>
            <text:p text:style-name="P83"><text:s text:c="6"/>&lt;xs:element name="name" minOccurs="0" maxOccurs="1" /&gt;</text:p>
            <text:p text:style-name="P83"><text:s text:c="6"/>&lt;xs:element name="description" minOccurs="0" maxOccurs="1" /&gt;</text:p>
            <text:p text:style-name="P83"><text:s text:c="6"/>&lt;xs:element name="map" type="mapType" minOccurs="0" maxOccurs="1" /&gt;</text:p>
            <text:p text:style-name="P83"><text:s text:c="4"/>&lt;/xs:sequence&gt;</text:p>
            <text:p text:style-name="P83"><text:s text:c="4"/>&lt;xs:attribute name="offset" type="xs:int" default="0"&gt;</text:p>
            <text:p text:style-name="P83"><text:s text:c="6"/>&lt;xs:annotation&gt;</text:p>
            <text:p text:style-name="P83"><text:s text:c="8"/>&lt;xs:documentation&gt;</text:p>
            <text:p text:style-name="P83"><text:s text:c="10"/>Positive or negative offset between the address of </text:p>
            <text:p text:style-name="P83"><text:s text:c="10"/>the end of previous element and the start of </text:p>
            <text:p text:style-name="P83"><text:s text:c="10"/>this elements's contents.</text:p>
            <text:p text:style-name="P83"><text:s text:c="10"/>Offset of zero means that this element starts </text:p>
            <text:p text:style-name="P83"><text:s text:c="10"/>immediately after the previous one.</text:p>
            <text:p text:style-name="P83"><text:s text:c="8"/>&lt;/xs:documentation&gt;</text:p>
            <text:p text:style-name="P83"><text:s text:c="6"/>&lt;/xs:annotation&gt;</text:p>
            <text:p text:style-name="P83"><text:s text:c="4"/>&lt;/xs:attribute&gt;</text:p>
            <text:p text:style-name="P83"><text:s text:c="2"/>&lt;/xs:complexType&gt;</text:p>
            <text:p text:style-name="P83"><text:s text:c="2"/></text:p>
            <text:p text:style-name="P83"><text:s text:c="2"/>&lt;xs:complexType name="intType"&gt;</text:p>
            <text:p text:style-name="P83"><text:s text:c="4"/>&lt;xs:sequence&gt;</text:p>
            <text:p text:style-name="P83"><text:s text:c="6"/>&lt;xs:element name="name" minOccurs="0" maxOccurs="1" /&gt;</text:p>
            <text:p text:style-name="P83"><text:s text:c="6"/>&lt;xs:element name="description" minOccurs="0" maxOccurs="1" /&gt;</text:p>
            <text:p text:style-name="P83"><text:s text:c="6"/>&lt;xs:element name="min" minOccurs="0" maxOccurs="1" /&gt;</text:p>
            <text:p text:style-name="P83"><text:s text:c="6"/>&lt;xs:element name="max" minOccurs="0" maxOccurs="1" /&gt;</text:p>
            <text:p text:style-name="P83"><text:s text:c="6"/>&lt;xs:element name="default" minOccurs="0" maxOccurs="1" /&gt;</text:p>
            <text:p text:style-name="P83"><text:s text:c="6"/>&lt;xs:element name="map" type="mapType" minOccurs="0" maxOccurs="1"&gt;</text:p>
            <text:p text:style-name="P83"><text:s text:c="8"/>&lt;xs:annotation&gt;</text:p>
            <text:p text:style-name="P83"><text:s text:c="10"/>&lt;xs:documentation&gt;</text:p>
            <text:p text:style-name="P83"><text:s text:c="12"/>The 'value' of each entry is displayed, and </text:p>
            <text:p text:style-name="P83"><text:s text:c="12"/>the 'property' content (number) is sent </text:p>
            <text:p text:style-name="P83"><text:s text:c="12"/>to/from the node</text:p>
            <text:p text:style-name="P83"><text:s text:c="10"/>&lt;/xs:documentation&gt;</text:p>
            <text:p text:style-name="P83"><text:s text:c="8"/>&lt;/xs:annotation&gt;</text:p>
            <text:p text:style-name="P83"><text:s text:c="6"/>&lt;/xs:element&gt;</text:p>
            <text:p text:style-name="P83"><text:s text:c="4"/>&lt;/xs:sequence&gt;</text:p>
            <text:p text:style-name="P83"><text:s text:c="4"/>&lt;xs:attribute name="size" default="1"&gt;</text:p>
            <text:p text:style-name="P83"><text:s text:c="6"/>&lt;xs:annotation&gt;</text:p>
            <text:p text:style-name="P83"><text:s text:c="8"/>&lt;xs:documentation&gt;</text:p>
            <text:p text:style-name="P83"><text:s text:c="10"/>Storage size of this variable in bytes.</text:p>
            <text:p text:style-name="P83"><text:s text:c="8"/>&lt;/xs:documentation&gt;</text:p>
            <text:p text:style-name="P83"><text:s text:c="6"/>&lt;/xs:annotation&gt;</text:p>
            <text:p text:style-name="P83"><text:s text:c="6"/>&lt;xs:simpleType&gt;</text:p>
            <text:p text:style-name="P83"><text:s text:c="8"/>&lt;xs:restriction base="xs:token"&gt;</text:p>
            <text:p text:style-name="P83"><text:s text:c="10"/>&lt;xs:enumeration value="1"/&gt;</text:p>
            <text:p text:style-name="P83"><text:s text:c="10"/>&lt;xs:enumeration value="2"/&gt;</text:p>
            <text:p text:style-name="P83"><text:s text:c="10"/>&lt;xs:enumeration value="4"/&gt;</text:p>
            <text:p text:style-name="P83"><text:s text:c="10"/>&lt;xs:enumeration value="8"/&gt;</text:p>
            <text:p text:style-name="P83"><text:s text:c="10"/>&lt;/xs:restriction&gt;</text:p>
            <text:p text:style-name="P83"><text:s text:c="6"/>&lt;/xs:simpleType&gt;</text:p>
            <text:p text:style-name="P83"><text:s text:c="4"/>&lt;/xs:attribute&gt;</text:p>
            <text:p text:style-name="P83"><text:s text:c="4"/>&lt;xs:attribute name="offset" type="xs:int" default="0"&gt;</text:p>
            <text:p text:style-name="P83"><text:s text:c="6"/>&lt;xs:annotation&gt;</text:p>
            <text:p text:style-name="P83"><text:s text:c="8"/>&lt;xs:documentation&gt;</text:p>
            <text:p text:style-name="P83"><text:s text:c="10"/>Positive or negative offset between the </text:p>
            <text:p text:style-name="P83"><text:s text:c="10"/>address of the end of previous element and the </text:p>
            <text:p text:style-name="P83"><text:s text:c="10"/>start of this elements's contents. </text:p>
            <text:p text:style-name="P83"><text:s text:c="10"/>Offset of zero means that this element starts </text:p>
            <text:p text:style-name="P83"><text:s text:c="10"/>immediately after the previous one.</text:p>
            <text:p text:style-name="P83"><text:s text:c="8"/>&lt;/xs:documentation&gt;</text:p>
            <text:p text:style-name="P83"><text:s text:c="6"/>&lt;/xs:annotation&gt;</text:p>
            <text:p text:style-name="P83"><text:s text:c="4"/>&lt;/xs:attribute&gt;</text:p>
            <text:p text:style-name="P83"><text:s text:c="2"/>&lt;/xs:complexType&gt;</text:p>
            <text:p text:style-name="P83"><text:s text:c="2"/></text:p>
            <text:p text:style-name="P86"><text:s text:c="2"/>&lt;xs:simpleType name="floatFormat"&gt;</text:p>
            <text:p text:style-name="P86"><text:tab/>&lt;xs:restriction base="xs:string"&gt;</text:p>
            <text:p text:style-name="P86"><text:tab/> <text:s/>&lt;!-- This is a somewhat limiting regex, as it does not allow all possible --&gt;</text:p>
            <text:p text:style-name="P86"><text:tab/> <text:s/>&lt;!-- printf formats. It will allow the most common formats that have <text:s text:c="3"/>--&gt;</text:p>
            <text:p text:style-name="P86"><text:tab/> <text:s/>&lt;!-- <text:span text:style-name="T72">been </text:span>seen and used before, however --&gt;</text:p>
            <text:p text:style-name="P86"><text:tab/> <text:s/>&lt;xs:pattern value="%[0-9]<text:span text:style-name="T83">*</text:span>(\.([0-9]*))?f"/&gt;</text:p>
            <text:p text:style-name="P86"><text:tab/>&lt;/xs:restriction&gt;</text:p>
            <text:p text:style-name="P86"><text:s text:c="2"/>&lt;/xs:simpleType&gt;</text:p>
            <text:p text:style-name="P86"><text:s text:c="2"/></text:p>
            <text:p text:style-name="P86"><text:s text:c="2"/>&lt;xs:complexType name="floatType"&gt;</text:p>
            <text:p text:style-name="P86"><text:tab/> &lt;xs:sequence&gt;</text:p>
            <text:p text:style-name="P86"><text:s text:c="6"/>&lt;xs:element name="name" minOccurs="0" maxOccurs="1" /&gt;</text:p>
            <text:p text:style-name="P86"><text:s text:c="6"/>&lt;xs:element name="description" minOccurs="0" maxOccurs="1" /&gt;</text:p>
            <text:p text:style-name="P86"><text:s text:c="6"/>&lt;xs:element name="min" minOccurs="0" maxOccurs="1" /&gt;</text:p>
            <text:p text:style-name="P86"><text:s text:c="6"/>&lt;xs:element name="max" minOccurs="0" maxOccurs="1" /&gt;</text:p>
            <text:p text:style-name="P86"><text:s text:c="6"/>&lt;xs:element name="default" minOccurs="0" maxOccurs="1" /&gt;</text:p>
            <text:p text:style-name="P86"><text:s text:c="6"/>&lt;xs:element name="map" type="mapType" minOccurs="0" maxOccurs="1"&gt;</text:p>
            <text:p text:style-name="P86"><text:s text:c="8"/>&lt;xs:annotation&gt;</text:p>
            <text:p text:style-name="P86"><text:s text:c="10"/>&lt;xs:documentation&gt;</text:p>
            <text:p text:style-name="P86"><text:s text:c="12"/>The 'value' of each entry is displayed, and </text:p>
            <text:p text:style-name="P86"><text:s text:c="12"/>the 'property' content (number) is sent </text:p>
            <text:p text:style-name="P86"><text:s text:c="12"/>to/from the node</text:p>
            <text:p text:style-name="P86"><text:s text:c="10"/>&lt;/xs:documentation&gt;</text:p>
            <text:p text:style-name="P86"><text:s text:c="8"/>&lt;/xs:annotation&gt;</text:p>
            <text:p text:style-name="P86"><text:s text:c="6"/>&lt;/xs:element&gt;</text:p>
            <text:p text:style-name="P86"><text:s text:c="4"/>&lt;/xs:sequence&gt;</text:p>
            <text:p text:style-name="P86"><text:s text:c="4"/>&lt;xs:attribute name="size" use="required"&gt;</text:p>
            <text:p text:style-name="P86"><text:s text:c="6"/>&lt;xs:annotation&gt;</text:p>
            <text:p text:style-name="P86"><text:s text:c="8"/>&lt;xs:documentation&gt;</text:p>
            <text:p text:style-name="P86"><text:s text:c="10"/>Storage size of this variable in bytes.</text:p>
            <text:p text:style-name="P86"><text:s text:c="8"/>&lt;/xs:documentation&gt;</text:p>
            <text:p text:style-name="P86"><text:s text:c="6"/>&lt;/xs:annotation&gt;</text:p>
            <text:p text:style-name="P86"><text:s text:c="4"/>&lt;xs:simpleType&gt;</text:p>
            <text:p text:style-name="P86"><text:s text:c="6"/>&lt;xs:restriction base="xs:token"&gt;</text:p>
            <text:p text:style-name="P86"><text:s text:c="8"/>&lt;xs:enumeration value="2"/&gt;</text:p>
            <text:p text:style-name="P86"><text:s text:c="8"/>&lt;xs:enumeration value="4"/&gt;</text:p>
            <text:p text:style-name="P86"><text:s text:c="8"/>&lt;xs:enumeration value="8"/&gt;</text:p>
            <text:p text:style-name="P86"><text:s text:c="8"/>&lt;/xs:restriction&gt;</text:p>
            <text:p text:style-name="P86"><text:s text:c="4"/>&lt;/xs:simpleType&gt;</text:p>
            <text:p text:style-name="P86"><text:s text:c="4"/>&lt;/xs:attribute&gt;</text:p>
            <text:p text:style-name="P86"><text:s text:c="4"/>&lt;xs:attribute name="offset" type="xs:int" default="0"&gt;</text:p>
            <text:p text:style-name="P86"><text:s text:c="6"/>&lt;xs:annotation&gt;</text:p>
            <text:p text:style-name="P86"><text:s text:c="8"/>&lt;xs:documentation&gt;</text:p>
            <text:p text:style-name="P86"><text:s text:c="10"/>Positive or negative offset between the </text:p>
            <text:p text:style-name="P86"><text:s text:c="10"/>address of the end of previous element and the </text:p>
            <text:p text:style-name="P86"><text:s text:c="10"/>start of this elements's contents. </text:p>
            <text:p text:style-name="P86"><text:s text:c="10"/>Offset of zero means that this element starts </text:p>
            <text:p text:style-name="P86"><text:s text:c="10"/>immediately after the previous one.</text:p>
            <text:p text:style-name="P86"><text:s text:c="8"/>&lt;/xs:documentation&gt;</text:p>
            <text:p text:style-name="P86"><text:s text:c="6"/>&lt;/xs:annotation&gt;</text:p>
            <text:p text:style-name="P86"><text:s text:c="4"/>&lt;/xs:attribute&gt;</text:p>
            <text:p text:style-name="P86"><text:tab/>&lt;xs:attribute name="formatting" type="floatFormat" &gt;</text:p>
            <text:p text:style-name="P86"><text:tab/> <text:s text:c="5"/>&lt;xs:annotation&gt;</text:p>
            <text:p text:style-name="P86"><text:s text:c="8"/>&lt;xs:documentation&gt;</text:p>
            <text:p text:style-name="P86"><text:s text:c="10"/>printf-style format string for displaying data to the use<text:span text:style-name="T78">r, like %3.1f</text:span></text:p>
            <text:p text:style-name="P86"><text:s text:c="8"/>&lt;/xs:documentation&gt;</text:p>
            <text:p text:style-name="P86"><text:s text:c="6"/>&lt;/xs:annotation&gt;</text:p>
            <text:p text:style-name="P86"><text:tab/>&lt;/xs:attribute&gt;</text:p>
            <text:p text:style-name="P86"><text:s text:c="2"/>&lt;/xs:complexType&gt;</text:p>
            <text:p text:style-name="P86"><text:s text:c="2"/></text:p>
            <text:p text:style-name="P86"><text:s text:c="2"/>&lt;xs:complexType name="stringType"&gt;</text:p>
            <text:p text:style-name="P83"><text:s text:c="4"/>&lt;xs:sequence&gt;</text:p>
            <text:p text:style-name="P83"><text:s text:c="6"/>&lt;xs:element name="name" minOccurs="0" maxOccurs="1" /&gt;</text:p>
            <text:p text:style-name="P83"><text:s text:c="6"/>&lt;xs:element name="description" minOccurs="0" maxOccurs="1" /&gt;</text:p>
            <text:p text:style-name="P83"><text:s text:c="6"/>&lt;xs:element name="map" type="mapType" minOccurs="0" maxOccurs="1" /&gt;</text:p>
            <text:p text:style-name="P83"><text:s text:c="4"/>&lt;/xs:sequence&gt;</text:p>
            <text:p text:style-name="P83"><text:s text:c="4"/>&lt;xs:attribute name="size" type="xs:int" use="required"&gt;</text:p>
            <text:p text:style-name="P83"><text:s text:c="6"/>&lt;xs:annotation&gt;</text:p>
            <text:p text:style-name="P83"><text:s text:c="8"/>&lt;xs:documentation&gt;</text:p>
            <text:p text:style-name="P83"><text:s text:c="10"/>Storage size of this variable in bytes. </text:p>
            <text:p text:style-name="P83"><text:s text:c="10"/>This includes the trailing null byte that </text:p>
            <text:p text:style-name="P83"><text:s text:c="10"/>terminates the string content.</text:p>
            <text:p text:style-name="P83"><text:s text:c="8"/>&lt;/xs:documentation&gt;</text:p>
            <text:p text:style-name="P83"><text:s text:c="6"/>&lt;/xs:annotation&gt;</text:p>
            <text:p text:style-name="P83"><text:s text:c="4"/>&lt;/xs:attribute&gt;</text:p>
            <text:p text:style-name="P83"><text:s text:c="4"/>&lt;xs:attribute name="offset" type="xs:int" default="0"&gt;</text:p>
            <text:p text:style-name="P83"><text:s text:c="6"/>&lt;xs:annotation&gt;</text:p>
            <text:p text:style-name="P83"><text:s text:c="8"/>&lt;xs:documentation&gt;</text:p>
            <text:p text:style-name="P83"><text:s text:c="10"/>Positive or negative offset between the </text:p>
            <text:p text:style-name="P83"><text:s text:c="10"/>address of the end of previous element and the </text:p>
            <text:p text:style-name="P83"><text:s text:c="10"/>start of this elements's contents. </text:p>
            <text:p text:style-name="P83"><text:s text:c="10"/>Offset of zero means that this element starts </text:p>
            <text:p text:style-name="P83"><text:s text:c="10"/>immediately after the previous one.</text:p>
            <text:p text:style-name="P83"><text:s text:c="8"/>&lt;/xs:documentation&gt;</text:p>
            <text:p text:style-name="P83"><text:s text:c="6"/>&lt;/xs:annotation&gt;</text:p>
            <text:p text:style-name="P83"><text:s text:c="4"/>&lt;/xs:attribute&gt;</text:p>
            <text:p text:style-name="P83"><text:s text:c="2"/>&lt;/xs:complexType&gt;</text:p>
            <text:p text:style-name="P83"><text:s text:c="2"/></text:p>
            <text:p text:style-name="P83"><text:s text:c="2"/>&lt;xs:element name="cdi"&gt;</text:p>
            <text:p text:style-name="P83"><text:s text:c="4"/>&lt;xs:annotation&gt;</text:p>
            <text:p text:style-name="P83"><text:s text:c="6"/>&lt;xs:documentation&gt;</text:p>
            <text:p text:style-name="P83"><text:s text:c="8"/>This is the schema for Configuration </text:p>
            <text:p text:style-name="P83"><text:s text:c="8"/>Description Information (cdi)</text:p>
            <text:p text:style-name="P83"><text:s text:c="6"/>&lt;/xs:documentation&gt;</text:p>
            <text:p text:style-name="P83"><text:s text:c="4"/>&lt;/xs:annotation&gt;</text:p>
            <text:p text:style-name="P83"><text:s text:c="4"/>&lt;xs:complexType&gt;</text:p>
            <text:p text:style-name="P83"><text:s text:c="6"/>&lt;xs:sequence&gt;</text:p>
            <text:p text:style-name="P83"><text:s text:c="8"/>&lt;xs:element name="identification" minOccurs="0" maxOccurs="1"&gt;</text:p>
            <text:p text:style-name="P83"><text:s text:c="10"/>&lt;xs:annotation&gt;</text:p>
            <text:p text:style-name="P83"><text:s text:c="12"/>&lt;xs:documentation&gt;</text:p>
            <text:p text:style-name="P83"><text:s text:c="14"/>Common first element to identify the decoder</text:p>
            <text:p text:style-name="P83"><text:s text:c="12"/>&lt;/xs:documentation&gt;</text:p>
            <text:p text:style-name="P83"><text:s text:c="10"/>&lt;/xs:annotation&gt;</text:p>
            <text:p text:style-name="P83"><text:s text:c="10"/>&lt;xs:complexType&gt;</text:p>
            <text:p text:style-name="P83"><text:s text:c="12"/>&lt;xs:sequence&gt;</text:p>
            <text:p text:style-name="P83"><text:s text:c="14"/>&lt;xs:element name="manufacturer" minOccurs="0" maxOccurs="1" /&gt;</text:p>
            <text:p text:style-name="P83"><text:s text:c="14"/>&lt;xs:element name="model" minOccurs="0" maxOccurs="1" /&gt;</text:p>
            <text:p text:style-name="P83"><text:s text:c="14"/>&lt;xs:element name="hardwareVersion" minOccurs="0" maxOccurs="1" /&gt;</text:p>
            <text:p text:style-name="P83"><text:s text:c="14"/>&lt;xs:element name="softwareVersion" minOccurs="0" maxOccurs="1" /&gt;</text:p>
            <text:p text:style-name="P83"><text:s text:c="14"/>&lt;xs:element name="map" type="mapType" minOccurs="0" maxOccurs="1"&gt;</text:p>
            <text:p text:style-name="P83"><text:s text:c="16"/>&lt;xs:annotation&gt;</text:p>
            <text:p text:style-name="P83"><text:s text:c="18"/>&lt;xs:documentation&gt;</text:p>
            <text:p text:style-name="P83"><text:s text:c="20"/>This map can be used to add arbitrary key/value </text:p>
            <text:p text:style-name="P83"><text:s text:c="20"/>descriptions of the node.</text:p>
            <text:p text:style-name="P83"><text:s text:c="18"/>&lt;/xs:documentation&gt;</text:p>
            <text:p text:style-name="P83"><text:s text:c="16"/>&lt;/xs:annotation&gt;</text:p>
            <text:p text:style-name="P83"><text:s text:c="14"/>&lt;/xs:element&gt;</text:p>
            <text:p text:style-name="P83"><text:s text:c="12"/>&lt;/xs:sequence&gt;</text:p>
            <text:p text:style-name="P83"><text:s text:c="10"/>&lt;/xs:complexType&gt;</text:p>
            <text:p text:style-name="P83"><text:s text:c="8"/>&lt;/xs:element&gt;</text:p>
            <text:p text:style-name="P83"><text:s text:c="8"/>&lt;xs:element name="acdi" minOccurs="0" maxOccurs="1"&gt;</text:p>
            <text:p text:style-name="P83"><text:s text:c="10"/>&lt;xs:annotation&gt;</text:p>
            <text:p text:style-name="P83"><text:s text:c="12"/>&lt;xs:documentation&gt;</text:p>
            <text:p text:style-name="P83"><text:s text:c="14"/>Element that identifies that memory information is available </text:p>
            <text:p text:style-name="P83"><text:s text:c="14"/>as defined by the Abbreviated Common Description Information </text:p>
            <text:p text:style-name="P83"><text:s text:c="14"/>(ACDI) standard.</text:p>
            <text:p text:style-name="P83"><text:s text:c="12"/>&lt;/xs:documentation&gt;</text:p>
            <text:p text:style-name="P83"><text:s text:c="10"/>&lt;/xs:annotation&gt;</text:p>
            <text:p text:style-name="P83"><text:s text:c="10"/>&lt;xs:complexType&gt;</text:p>
            <text:p text:style-name="P83"><text:s text:c="12"/>&lt;xs:attribute name="fixed" type="xs:int" default="4"&gt;</text:p>
            <text:p text:style-name="P83"><text:s text:c="14"/>&lt;xs:annotation&gt;</text:p>
            <text:p text:style-name="P83"><text:s text:c="16"/>&lt;xs:documentation&gt;</text:p>
            <text:p text:style-name="P83"><text:s text:c="18"/>The decimal version number of the format for the fixed </text:p>
            <text:p text:style-name="P83"><text:s text:c="18"/>information block.</text:p>
            <text:p text:style-name="P83"><text:s text:c="16"/>&lt;/xs:documentation&gt;</text:p>
            <text:p text:style-name="P83"><text:s text:c="14"/>&lt;/xs:annotation&gt;</text:p>
            <text:p text:style-name="P83"><text:s text:c="12"/>&lt;/xs:attribute&gt;</text:p>
            <text:p text:style-name="P83"><text:s text:c="12"/>&lt;xs:attribute name="var" type="xs:int" default="2"&gt;</text:p>
            <text:p text:style-name="P83"><text:s text:c="14"/>&lt;xs:annotation&gt;</text:p>
            <text:p text:style-name="P83"><text:s text:c="16"/>&lt;xs:documentation&gt;</text:p>
            <text:p text:style-name="P83"><text:s text:c="18"/>The decimal version number of the format for </text:p>
            <text:p text:style-name="P83"><text:s text:c="18"/>the variable information block.</text:p>
            <text:p text:style-name="P83"><text:s text:c="16"/>&lt;/xs:documentation&gt;</text:p>
            <text:p text:style-name="P83"><text:s text:c="14"/>&lt;/xs:annotation&gt;</text:p>
            <text:p text:style-name="P83"><text:s text:c="12"/>&lt;/xs:attribute&gt;</text:p>
            <text:p text:style-name="P83"><text:s text:c="10"/>&lt;/xs:complexType&gt;</text:p>
            <text:p text:style-name="P83"><text:s text:c="8"/>&lt;/xs:element&gt;</text:p>
            <text:p text:style-name="P83"><text:s text:c="8"/>&lt;xs:element name="segment" minOccurs="0" maxOccurs="unbounded"&gt;</text:p>
            <text:p text:style-name="P83"><text:s text:c="10"/>&lt;xs:annotation&gt;</text:p>
            <text:p text:style-name="P83"><text:s text:c="12"/>&lt;xs:documentation&gt;</text:p>
            <text:p text:style-name="P83"><text:s text:c="14"/>Define the contents of a memory space</text:p>
            <text:p text:style-name="P83"><text:s text:c="12"/>&lt;/xs:documentation&gt;</text:p>
            <text:p text:style-name="P83"><text:s text:c="10"/>&lt;/xs:annotation&gt;</text:p>
            <text:p text:style-name="P83"><text:s text:c="10"/>&lt;xs:complexType&gt;</text:p>
            <text:p text:style-name="P83"><text:s text:c="12"/>&lt;xs:sequence&gt;</text:p>
            <text:p text:style-name="P83"><text:s text:c="14"/>&lt;xs:element name="name" minOccurs="0" maxOccurs="1" /&gt;</text:p>
            <text:p text:style-name="P83"><text:s text:c="14"/>&lt;xs:element name="description" minOccurs="0" maxOccurs="1" /&gt;</text:p>
            <text:p text:style-name="P83"><text:s text:c="14"/>&lt;xs:choice minOccurs="0" maxOccurs="unbounded"&gt;</text:p>
            <text:p text:style-name="P83"><text:s text:c="16"/>&lt;xs:annotation&gt;</text:p>
            <text:p text:style-name="P83"><text:s text:c="18"/>&lt;xs:documentation&gt;</text:p>
            <text:p text:style-name="P83"><text:s text:c="20"/>Allows any sequence of the contained element types</text:p>
            <text:p text:style-name="P83"><text:s text:c="18"/>&lt;/xs:documentation&gt;</text:p>
            <text:p text:style-name="P83"><text:s text:c="16"/>&lt;/xs:annotation&gt;</text:p>
            <text:p text:style-name="P83"><text:s text:c="16"/>&lt;xs:element name="group" type="groupType" minOccurs="0" maxOccurs="1"&gt;</text:p>
            <text:p text:style-name="P83"><text:s text:c="18"/>&lt;xs:annotation&gt;</text:p>
            <text:p text:style-name="P83"><text:s text:c="20"/>&lt;xs:documentation&gt;</text:p>
            <text:p text:style-name="P83"><text:s text:c="22"/>Allows grouping and replication of multiple locations.</text:p>
            <text:p text:style-name="P83"><text:s text:c="20"/>&lt;/xs:documentation&gt;</text:p>
            <text:p text:style-name="P83"><text:s text:c="18"/>&lt;/xs:annotation&gt;</text:p>
            <text:p text:style-name="P83"><text:s text:c="16"/>&lt;/xs:element&gt;</text:p>
            <text:p text:style-name="P83"><text:s text:c="16"/>&lt;xs:element name="string" type="stringType" minOccurs="0" maxOccurs="1"&gt;</text:p>
            <text:p text:style-name="P83"><text:s text:c="18"/>&lt;xs:annotation&gt;</text:p>
            <text:p text:style-name="P83"><text:s text:c="20"/>&lt;xs:documentation&gt;</text:p>
            <text:p text:style-name="P83"><text:s text:c="22"/>Describes a human-readable UTF-8 string in the data.</text:p>
            <text:p text:style-name="P83"><text:s text:c="20"/>&lt;/xs:documentation&gt;</text:p>
            <text:p text:style-name="P83"><text:s text:c="18"/>&lt;/xs:annotation&gt;</text:p>
            <text:p text:style-name="P83"><text:s text:c="16"/>&lt;/xs:element&gt;</text:p>
            <text:p text:style-name="P83"><text:s text:c="16"/>&lt;xs:element name="int" type="intType" minOccurs="0" maxOccurs="1"&gt;</text:p>
            <text:p text:style-name="P83"><text:s text:c="18"/>&lt;xs:annotation&gt;</text:p>
            <text:p text:style-name="P83"><text:s text:c="20"/>&lt;xs:documentation&gt;</text:p>
            <text:p text:style-name="P83"><text:s text:c="22"/>Describes an integer value in the data. </text:p>
            <text:p text:style-name="P83"><text:s text:c="22"/>The field can be considered either a number, </text:p>
            <text:p text:style-name="P83"><text:s text:c="22"/>or a set of specific coded values via a map.</text:p>
            <text:p text:style-name="P83"><text:s text:c="20"/>&lt;/xs:documentation&gt;</text:p>
            <text:p text:style-name="P83"><text:s text:c="18"/>&lt;/xs:annotation&gt;</text:p>
            <text:p text:style-name="P83"><text:s text:c="16"/>&lt;/xs:element&gt;</text:p>
            <text:p text:style-name="P83"><text:s text:c="16"/>&lt;xs:element name="eventid" type="eventidType" minOccurs="0" maxOccurs="1"&gt;</text:p>
            <text:p text:style-name="P83"><text:s text:c="18"/>&lt;xs:annotation&gt;</text:p>
            <text:p text:style-name="P83"><text:s text:c="20"/>&lt;xs:documentation&gt;</text:p>
            <text:p text:style-name="P83"><text:s text:c="22"/>Describes an 8-byte Event ID in the data.</text:p>
            <text:p text:style-name="P83"><text:s text:c="20"/>&lt;/xs:documentation&gt;</text:p>
            <text:p text:style-name="P83"><text:s text:c="18"/>&lt;/xs:annotation&gt;</text:p>
            <text:p text:style-name="P83"><text:s text:c="16"/>&lt;/xs:element&gt;</text:p>
            <text:p text:style-name="P87"/>
            <text:p text:style-name="P83">&lt;!-- </text:p>
            <text:p text:style-name="P83"><text:s text:c="16"/>XML Schema 1.1 construct expressing extensibility promise</text:p>
            <text:p text:style-name="P83"><text:s text:c="16"/>&lt;xs:assert test="every $x in * satisfies (exists($x/@size) and $x/@size castable to xs:integer)"/&gt; </text:p>
            <text:p text:style-name="P83"><text:s text:c="16"/>&lt;xs:assert test="every $x in * satisfies (exists($x/@offset) and $x/@offset castable to xs:integer)"/&gt; </text:p>
            <text:p text:style-name="P83"><text:s text:c="16"/>&lt;xs:any minOccurs="0" maxOccurs="1" processContents="lax"&gt;</text:p>
            <text:p text:style-name="P83"><text:s text:c="18"/>&lt;xs:annotation&gt;</text:p>
            <text:p text:style-name="P83"><text:s text:c="20"/>&lt;xs:documentation&gt;</text:p>
            <text:p text:style-name="P83"><text:s text:c="22"/>Extension point for future schema</text:p>
            <text:p text:style-name="P83"><text:s text:c="20"/>&lt;/xs:documentation&gt;</text:p>
            <text:p text:style-name="P83"><text:s text:c="18"/>&lt;/xs:annotation&gt;</text:p>
            <text:p text:style-name="P83"><text:s text:c="16"/>&lt;/xs:any&gt;</text:p>
            <text:p text:style-name="P83"><text:s/>--&gt;</text:p>
            <text:p text:style-name="P83"><text:s text:c="16"/></text:p>
            <text:p text:style-name="P83"><text:s text:c="14"/>&lt;/xs:choice&gt;</text:p>
            <text:p text:style-name="P83"><text:s text:c="12"/>&lt;/xs:sequence&gt;</text:p>
            <text:p text:style-name="P83"><text:s text:c="12"/>&lt;xs:attribute name="space" type="xs:int" use="required"&gt;</text:p>
            <text:p text:style-name="P83"><text:s text:c="14"/>&lt;xs:annotation&gt;</text:p>
            <text:p text:style-name="P83"><text:s text:c="16"/>&lt;xs:documentation&gt;</text:p>
            <text:p text:style-name="P83"><text:s text:c="18"/>The decimal number of the address space where the information is found.</text:p>
            <text:p text:style-name="P83"><text:s text:c="16"/>&lt;/xs:documentation&gt;</text:p>
            <text:p text:style-name="P83"><text:s text:c="14"/>&lt;/xs:annotation&gt;</text:p>
            <text:p text:style-name="P83"><text:s text:c="12"/>&lt;/xs:attribute&gt;</text:p>
            <text:p text:style-name="P83"><text:s text:c="12"/>&lt;xs:attribute name="origin" type="xs:int" default="0"&gt;</text:p>
            <text:p text:style-name="P83"><text:s text:c="14"/>&lt;xs:annotation&gt;</text:p>
            <text:p text:style-name="P83"><text:s text:c="16"/>&lt;xs:documentation&gt;</text:p>
            <text:p text:style-name="P83"><text:s text:c="18"/>Starting address of the segment's contents </text:p>
            <text:p text:style-name="P83"><text:s text:c="18"/>within the memory space.</text:p>
            <text:p text:style-name="P83"><text:s text:c="16"/>&lt;/xs:documentation&gt;</text:p>
            <text:p text:style-name="P83"><text:s text:c="14"/>&lt;/xs:annotation&gt;</text:p>
            <text:p text:style-name="P83"><text:s text:c="12"/>&lt;/xs:attribute&gt;</text:p>
            <text:p text:style-name="P83"><text:s text:c="10"/>&lt;/xs:complexType&gt;</text:p>
            <text:p text:style-name="P83"><text:s text:c="8"/>&lt;/xs:element&gt;</text:p>
            <text:p text:style-name="P83"><text:s text:c="6"/>&lt;/xs:sequence&gt;</text:p>
            <text:p text:style-name="P83"><text:s text:c="4"/>&lt;/xs:complexType&gt;</text:p>
            <text:p text:style-name="P83"><text:s text:c="2"/>&lt;/xs:element&gt;</text:p>
            <text:p text:style-name="P83">&lt;/xs:schema&gt;</text:p>
            <text:p text:style-name="P54"/>
          </text:deletion>
        </text:changed-region>
        <text:changed-region xml:id="ct105553242148368" text:id="ct105553242148368">
          <text:insertion>
            <office:change-info>
              <dc:creator>Bob Jacobsen</dc:creator>
              <dc:date>2024-11-24T07:52:4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6" text:outline-level="1"><text:bookmark-start text:name="__RefHeading___Toc1593_765285946"/>Introduction (Informative)<text:bookmark-end text:name="__RefHeading___Toc1593_765285946"/></text:h>
      <text:p text:style-name="Standard">This document defines a standard for the format of static information that describes the configuration options available on an OpenLCB node, called “Configuration Description Information (CDI)”. “Configuration Description Information” in this context refers to <text:span text:style-name="T32">fixed</text:span> information available from an OpenLCB device, via OpenLCB, so that other devices can properly and correctly configure it.</text:p>
      <text:p text:style-name="Standard">This Standard does not address how the CDI is stored, retrieved, or used.</text:p>
      <text:h text:style-name="Heading_20_1" text:outline-level="1"><text:bookmark-start text:name="__RefHeading___Toc1595_765285946"/>Intended Use (Informative)<text:bookmark-end text:name="__RefHeading___Toc1595_765285946"/></text:h>
      <text:p text:style-name="Standard">CDI is intended to be used by a configurable, self-contained OpenLCB node to tell a Configuration Tool (CT) how to configure the node. The configuration tool will use the CDI information to help the user configure all aspects of the node's capabilities.</text:p>
      <text:p text:style-name="P41">The configurable values are expressed as <text:span text:style-name="T80">v</text:span>ariables, with each <text:span text:style-name="T80">v</text:span>ariable having a specific type, a size in bytes, a value for <text:span text:style-name="T80">its memory s</text:span>pace and <text:span text:style-name="T80">a</text:span>ddress (to locate the <text:span text:style-name="T82">v</text:span>ariable), and <text:span text:style-name="T80">n</text:span>ame and <text:span text:style-name="T80">d</text:span>escription as user-readable strings so that users understand the <text:span text:style-name="T45">use of the </text:span>particular setting.</text:p>
      <text:p text:style-name="P41">Variables can be grouped together, groups can be repeated (for example if a <text:span text:style-name="T80">n</text:span>ode has multiple outputs) and nested to express complex configuration setups with concise description.</text:p>
      <text:h text:style-name="Heading_20_1" text:outline-level="1"><text:bookmark-start text:name="__RefHeading___Toc1597_765285946"/>References and Context (Informative)<text:bookmark-end text:name="__RefHeading___Toc1597_765285946"/></text:h>
      <text:p text:style-name="Standard">For more information on format and presentation, see: </text:p>
      <text:list text:style-name="L1">
        <text:list-item>
          <text:p text:style-name="P74">OpenLCB Common Information Technical Note</text:p>
        </text:list-item>
      </text:list>
      <text:p text:style-name="Standard">For information on OpenLCB message transport and OpenLCB communications, see:</text:p>
      <text:list text:style-name="L2">
        <text:list-item>
          <text:p text:style-name="P75">OpenLCB Message Network Standard</text:p>
        </text:list-item>
      </text:list>
      <text:p text:style-name="P50">For information on how to fetch the CDI information from a node, and how to read and write the configuration information, see:</text:p>
      <text:list text:style-name="L3">
        <text:list-item>
          <text:p text:style-name="P76">OpenLCB Memory Configuration Protocol Standard</text:p>
        </text:list-item>
      </text:list>
      <text:p text:style-name="Standard">For information on XML encoding and XML Schema, see:</text:p>
      <text:list text:style-name="L4">
        <text:list-item>
          <text:p text:style-name="P77"><text:soft-page-break/>World Wide Web Consortium (W3C) “Extensible Markup Language (XML)”<text:note text:id="ftn1" text:note-class="footnote"><text:note-citation>1</text:note-citation><text:note-body><text:p text:style-name="Endnote">http://www.w3.org/XML/</text:p></text:note-body></text:note></text:p>
        </text:list-item>
        <text:list-item>
          <text:p text:style-name="P77">World Wide Web Consortium (W3C) “XML Schema”<text:note text:id="ftn2" text:note-class="footnote"><text:note-citation>2</text:note-citation><text:note-body><text:p text:style-name="Endnote">http://www.w3.org/XML/Schema</text:p></text:note-body></text:note></text:p>
        </text:list-item>
      </text:list>
      <text:h text:style-name="Heading_20_1" text:outline-level="1"><text:bookmark-start text:name="__RefHeading___Toc1599_765285946"/>Content (<text:span text:style-name="T44">N</text:span>ormative)<text:bookmark-end text:name="__RefHeading___Toc1599_765285946"/></text:h>
      <text:p text:style-name="Standard">The configuration description information <text:span text:style-name="T4">for a</text:span> node is invariant while the node has any OpenLCB connections in the Initialized state. </text:p>
      <text:p text:style-name="Standard">The CDI has three parts:</text:p>
      <text:list text:style-name="L5">
        <text:list-item>
          <text:p text:style-name="P78">Identification: Provides specific information about <text:span text:style-name="T4">the</text:span> type of the node.</text:p>
        </text:list-item>
        <text:list-item>
          <text:p text:style-name="P78">ACDI: Indicates that certain configuration information in the node has a standard<text:span text:style-name="T45">ized simplified</text:span> format.</text:p>
        </text:list-item>
        <text:list-item>
          <text:p text:style-name="P78">Segments: The configuration information in the node is organized in zero or more segments, each of which contains zero or more configurable <text:span text:style-name="T81">v</text:span>ariables. <text:s/>A <text:span text:style-name="T81">v</text:span>ariable is the basic unit of configuration. The segment definition specifies the organization of each segment. A segment consists of zero or more bytes with<text:span text:style-name="T45">in</text:span> a linear address space. </text:p>
        </text:list-item>
      </text:list>
      <text:h text:style-name="Heading_20_1" text:outline-level="1"><text:bookmark-start text:name="__RefHeading___Toc1601_765285946"/>Format (<text:span text:style-name="T62">N</text:span>ormative)<text:bookmark-end text:name="__RefHeading___Toc1601_765285946"/></text:h>
      <text:p text:style-name="Standard">The CDI is provided as a zero-terminated string of bytes. The bytes encode UTF-8 characters. There is no byte-order mark (BOM) at <text:span text:style-name="T4">the</text:span> start of the string. Lines in the string are delimited with 0x<text:span text:style-name="T69">0</text:span><text:span text:style-name="T12">A</text:span> Newline (NL) characters.</text:p>
      <text:p text:style-name="Standard">The content defines the configuration description information in XML 1.0 format using a specific XML vocabulary defined by an XML Schema. No extensions to XML 1.0 are permitted.</text:p>
      <text:p text:style-name="Standard">This version of <text:span text:style-name="T4">this Standard specifies version </text:span><text:span text:style-name="T14">1.</text:span><text:change-start text:change-id="ct105553175432480"/><text:span text:style-name="T20">4</text:span><text:change-end text:change-id="ct105553175432480"/><text:change text:change-id="ct105553175429120"/><text:span text:style-name="T4"> of the schema. <text:s/>That version of the schema is defined at </text:span><text:a xlink:type="simple" xlink:href="http://openlcb.org/schema/1/1/cdi.xsd" text:style-name="Internet_20_link" text:visited-style-name="Visited_20_Internet_20_Link">http<text:change-start text:change-id="ct105553175430080"/><text:span text:style-name="T93">s</text:span><text:change-end text:change-id="ct105553175430080"/>://openlcb.org/schema/<text:span text:style-name="T11">cdi/</text:span><text:span text:style-name="T4">1/</text:span></text:a><text:change-start text:change-id="ct105553175429600"/><text:span text:style-name="T20">4</text:span><text:change-end text:change-id="ct105553175429600"/><text:change text:change-id="ct105553175431040"/><text:a xlink:type="simple" xlink:href="http://openlcb.org/schema/1/1/cdi.xsd" text:style-name="Internet_20_link" text:visited-style-name="Visited_20_Internet_20_Link"><text:span text:style-name="T4">/cdi.xs</text:span><text:span text:style-name="T68">d</text:span></text:a><text:span text:style-name="T4"> and in Appendix A of this document. </text:span><text:span text:style-name="T5">The CDI content shall pass validation against </text:span><text:span text:style-name="T9">its</text:span><text:span text:style-name="T5"> </text:span><text:span text:style-name="T9">referenced</text:span><text:span text:style-name="T5"> schema. Nodes are not required to </text:span><text:span text:style-name="T7">do the validation</text:span><text:span text:style-name="T5">.</text:span></text:p>
      <text:p text:style-name="P8">The version number of an OpenLCB CDI schema contains two numbers: The major version first, and the minor version second. <text:s/></text:p>
      <text:p text:style-name="Standard">The first line of the CDI is:</text:p>
      <text:p text:style-name="P44"><text:span text:style-name="Teletype"><text:span text:style-name="T33">&lt;?xml version="1.0"?&gt;</text:span></text:span></text:p>
      <text:p text:style-name="Standard">to define the XML version of <text:span text:style-name="T4">the</text:span> content.</text:p>
      <text:p text:style-name="Standard">The root element of the CDI XML is:</text:p>
      <text:p text:style-name="Standard"><text:span text:style-name="Teletype"><text:span text:style-name="T33">&lt;cdi xmlns:xsi="http://www.w3.org/2001/XMLSchema-instance" <text:tab/>xsi:noNamespaceSchemaLocation="</text:span></text:span><text:a xlink:type="simple" xlink:href="http://openlcb.org/schema/cdi/1/1/cdi.xsd" text:style-name="Internet_20_link" text:visited-style-name="Visited_20_Internet_20_Link"><text:span text:style-name="Teletype"><text:span text:style-name="T33">http</text:span></text:span><text:change-start text:change-id="ct105553175431520"/><text:span text:style-name="Teletype"><text:span text:style-name="T37">s</text:span></text:span><text:change-end text:change-id="ct105553175431520"/><text:span text:style-name="Teletype"><text:span text:style-name="T33">://openlcb.org/schema/</text:span></text:span><text:span text:style-name="Teletype"><text:span text:style-name="T34">cdi/</text:span></text:span><text:span text:style-name="Teletype"><text:span text:style-name="T33">1/</text:span></text:span></text:a><text:change-start text:change-id="ct105553175430560"/><text:span text:style-name="T36">4</text:span><text:change-end text:change-id="ct105553175430560"/><text:change text:change-id="ct105553175432000"/><text:a xlink:type="simple" xlink:href="http://openlcb.org/schema/cdi/1/1/cdi.xsd" text:style-name="Internet_20_link" text:visited-style-name="Visited_20_Internet_20_Link"><text:span text:style-name="Teletype"><text:span text:style-name="T33">/cdi.xsd</text:span></text:span></text:a><text:span text:style-name="Teletype"><text:span text:style-name="T33">"&gt;</text:span></text:span></text:p>
      <text:p text:style-name="P46">to define the OpenLCB CDI version of the content.</text:p>
      <text:p text:style-name="P45"><text:soft-page-break/>The schema contents are normative.</text:p>
      <text:p text:style-name="P8">Numerical values in attributes and element text shall be specified as decimal numbers. <text:span text:style-name="T3">OpenLCB nodes are not required to parse any other numeric format.</text:span></text:p>
      <text:h text:style-name="Heading_20_2" text:outline-level="2"><text:bookmark-start text:name="__RefHeading___Toc1603_765285946"/>XML Elements<text:bookmark-end text:name="__RefHeading___Toc1603_765285946"/></text:h>
      <text:h text:style-name="Heading_20_3" text:outline-level="3"><text:bookmark-start text:name="__RefHeading___Toc1605_765285946"/>&lt;identification&gt; Element<text:bookmark-end text:name="__RefHeading___Toc1605_765285946"/></text:h>
      <text:p text:style-name="P63">The &lt;identification&gt; element, if <text:span text:style-name="T46">present</text:span>, specifies manufacturer-provided identification information about the node. This information is not user-editable. <text:span text:style-name="T24">If this element is provided and the node also supports the OpenLCB Simple Node Information Protocol (SNIP), the contents of the SNIP Reply shall match the respective tags in the &lt;identification&gt; </text:span><text:span text:style-name="T8">element</text:span><text:span text:style-name="T24">. </text:span><text:change-start text:change-id="ct105553175433680"/><text:span text:style-name="T96">An optional &lt;link&gt; </text:span><text:span text:style-name="T99">sub-</text:span><text:span text:style-name="T96">element can provide an optional <text:s/>hyperlink to additional information. <text:s/>An optional &lt;map&gt; </text:span><text:span text:style-name="T99">sub-</text:span><text:span text:style-name="T96">element can provide one or more key-value pairs to be optionally displayed.</text:span></text:p>
      <text:p text:style-name="P63"><text:change-end text:change-id="ct105553175433680"/><text:span text:style-name="T24">If this </text:span><text:span text:style-name="T8">element</text:span><text:span text:style-name="T24"> is provided, and the node also provides the &lt;acdi&gt; </text:span><text:span text:style-name="T8">element</text:span><text:span text:style-name="T24">, the contents provided by the ACDI spaces shall match the respective tags in the &lt;identification&gt; </text:span><text:span text:style-name="T8">element</text:span><text:span text:style-name="T24">.</text:span></text:p>
      <text:h text:style-name="Heading_20_3" text:outline-level="3"><text:bookmark-start text:name="__RefHeading___Toc1607_765285946"/>&lt;acdi&gt; Element<text:bookmark-end text:name="__RefHeading___Toc1607_765285946"/></text:h>
      <text:p text:style-name="P32">The &lt;acdi&gt; <text:span text:style-name="T4">element</text:span>, if specified without the attribute `fixed', <text:span text:style-name="T57">or </text:span>with the attribute `fixed=”4”' or higher, specifies that the following information is available for read:</text:p>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P34">Space</text:p>
          </table:table-cell>
          <table:table-cell table:style-name="Table2.A1" office:value-type="string">
            <text:p text:style-name="P42">Address</text:p>
          </table:table-cell>
          <table:table-cell table:style-name="Table2.A1" office:value-type="string">
            <text:p text:style-name="P34">Size (bytes)</text:p>
          </table:table-cell>
          <table:table-cell table:style-name="Table2.A1" office:value-type="string">
            <text:p text:style-name="P34">Type</text:p>
          </table:table-cell>
          <table:table-cell table:style-name="Table2.E1" office:value-type="string">
            <text:p text:style-name="P34">Description</text:p>
          </table:table-cell>
        </table:table-row>
        <table:table-row>
          <table:table-cell table:style-name="Table2.A2" office:value-type="string">
            <text:p text:style-name="P33">252</text:p>
          </table:table-cell>
          <table:table-cell table:style-name="Table2.A2" office:value-type="string">
            <text:p text:style-name="P33">0</text:p>
          </table:table-cell>
          <table:table-cell table:style-name="Table2.A2" office:value-type="string">
            <text:p text:style-name="P33">1</text:p>
          </table:table-cell>
          <table:table-cell table:style-name="Table2.A2" office:value-type="string">
            <text:p text:style-name="P33">int</text:p>
          </table:table-cell>
          <table:table-cell table:style-name="Table2.E2" office:value-type="string">
            <text:p text:style-name="P33">Version</text:p>
          </table:table-cell>
        </table:table-row>
        <table:table-row>
          <table:table-cell table:style-name="Table2.A2" office:value-type="string">
            <text:p text:style-name="P33">252</text:p>
          </table:table-cell>
          <table:table-cell table:style-name="Table2.A2" office:value-type="string">
            <text:p text:style-name="P33">1</text:p>
          </table:table-cell>
          <table:table-cell table:style-name="Table2.A2" office:value-type="string">
            <text:p text:style-name="P33">41</text:p>
          </table:table-cell>
          <table:table-cell table:style-name="Table2.A2" office:value-type="string">
            <text:p text:style-name="P33">string</text:p>
          </table:table-cell>
          <table:table-cell table:style-name="Table2.E2" office:value-type="string">
            <text:p text:style-name="P33">Manufacturer</text:p>
          </table:table-cell>
        </table:table-row>
        <table:table-row>
          <table:table-cell table:style-name="Table2.A2" office:value-type="string">
            <text:p text:style-name="P33">252</text:p>
          </table:table-cell>
          <table:table-cell table:style-name="Table2.A2" office:value-type="string">
            <text:p text:style-name="P33">42</text:p>
          </table:table-cell>
          <table:table-cell table:style-name="Table2.A2" office:value-type="string">
            <text:p text:style-name="P33">41</text:p>
          </table:table-cell>
          <table:table-cell table:style-name="Table2.A2" office:value-type="string">
            <text:p text:style-name="P33">string</text:p>
          </table:table-cell>
          <table:table-cell table:style-name="Table2.E2" office:value-type="string">
            <text:p text:style-name="P33">Model</text:p>
          </table:table-cell>
        </table:table-row>
        <table:table-row>
          <table:table-cell table:style-name="Table2.A2" office:value-type="string">
            <text:p text:style-name="P33">252</text:p>
          </table:table-cell>
          <table:table-cell table:style-name="Table2.A2" office:value-type="string">
            <text:p text:style-name="P33">83</text:p>
          </table:table-cell>
          <table:table-cell table:style-name="Table2.A2" office:value-type="string">
            <text:p text:style-name="P33">21</text:p>
          </table:table-cell>
          <table:table-cell table:style-name="Table2.A2" office:value-type="string">
            <text:p text:style-name="P33">string</text:p>
          </table:table-cell>
          <table:table-cell table:style-name="Table2.E2" office:value-type="string">
            <text:p text:style-name="P33">Hardware version</text:p>
          </table:table-cell>
        </table:table-row>
        <table:table-row>
          <table:table-cell table:style-name="Table2.A2" office:value-type="string">
            <text:p text:style-name="P33">252</text:p>
          </table:table-cell>
          <table:table-cell table:style-name="Table2.A2" office:value-type="string">
            <text:p text:style-name="P33">104</text:p>
          </table:table-cell>
          <table:table-cell table:style-name="Table2.A2" office:value-type="string">
            <text:p text:style-name="P33">21</text:p>
          </table:table-cell>
          <table:table-cell table:style-name="Table2.A2" office:value-type="string">
            <text:p text:style-name="P33">string</text:p>
          </table:table-cell>
          <table:table-cell table:style-name="Table2.E2" office:value-type="string">
            <text:p text:style-name="P33">Software version</text:p>
          </table:table-cell>
        </table:table-row>
      </table:table>
      <text:p text:style-name="P32">The value at the <text:span text:style-name="T81">v</text:span>ersion variable shall be the same as the value of the attribute `fixed'.</text:p>
      <text:p text:style-name="P32">The &lt;acdi&gt; <text:span text:style-name="T4">element</text:span>, if specified without the attribute `var', <text:span text:style-name="T57">or </text:span>with the attribute `var=”2”' or higher, specifies that the following information is available for read and write:</text:p>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P34">Space</text:p>
          </table:table-cell>
          <table:table-cell table:style-name="Table3.A1" office:value-type="string">
            <text:p text:style-name="P42">Address</text:p>
          </table:table-cell>
          <table:table-cell table:style-name="Table3.A1" office:value-type="string">
            <text:p text:style-name="P34">Size (bytes)</text:p>
          </table:table-cell>
          <table:table-cell table:style-name="Table3.A1" office:value-type="string">
            <text:p text:style-name="P34">Type</text:p>
          </table:table-cell>
          <table:table-cell table:style-name="Table3.E1" office:value-type="string">
            <text:p text:style-name="P34">Description</text:p>
          </table:table-cell>
        </table:table-row>
        <table:table-row>
          <table:table-cell table:style-name="Table3.A2" office:value-type="string">
            <text:p text:style-name="P33">251</text:p>
          </table:table-cell>
          <table:table-cell table:style-name="Table3.A2" office:value-type="string">
            <text:p text:style-name="P33">0</text:p>
          </table:table-cell>
          <table:table-cell table:style-name="Table3.A2" office:value-type="string">
            <text:p text:style-name="P33">1</text:p>
          </table:table-cell>
          <table:table-cell table:style-name="Table3.A2" office:value-type="string">
            <text:p text:style-name="P33">int</text:p>
          </table:table-cell>
          <table:table-cell table:style-name="Table3.E2" office:value-type="string">
            <text:p text:style-name="P33">Version</text:p>
          </table:table-cell>
        </table:table-row>
        <table:table-row>
          <table:table-cell table:style-name="Table3.A2" office:value-type="string">
            <text:p text:style-name="P33">251</text:p>
          </table:table-cell>
          <table:table-cell table:style-name="Table3.A2" office:value-type="string">
            <text:p text:style-name="P33">1</text:p>
          </table:table-cell>
          <table:table-cell table:style-name="Table3.A2" office:value-type="string">
            <text:p text:style-name="P33">63</text:p>
          </table:table-cell>
          <table:table-cell table:style-name="Table3.A2" office:value-type="string">
            <text:p text:style-name="P33">string</text:p>
          </table:table-cell>
          <table:table-cell table:style-name="Table3.E2" office:value-type="string">
            <text:p text:style-name="P33">User-supplied name</text:p>
          </table:table-cell>
        </table:table-row>
        <table:table-row>
          <table:table-cell table:style-name="Table3.A2" office:value-type="string">
            <text:p text:style-name="P33">251</text:p>
          </table:table-cell>
          <table:table-cell table:style-name="Table3.A2" office:value-type="string">
            <text:p text:style-name="P33">64</text:p>
          </table:table-cell>
          <table:table-cell table:style-name="Table3.A2" office:value-type="string">
            <text:p text:style-name="P33">64</text:p>
          </table:table-cell>
          <table:table-cell table:style-name="Table3.A2" office:value-type="string">
            <text:p text:style-name="P33">string</text:p>
          </table:table-cell>
          <table:table-cell table:style-name="Table3.E2" office:value-type="string">
            <text:p text:style-name="P33">User-supplied description</text:p>
          </table:table-cell>
        </table:table-row>
      </table:table>
      <text:p text:style-name="P35">The value at the <text:span text:style-name="T81">v</text:span>ersion variable shall be the same as the value of the attribute `var'.</text:p>
      <text:p text:style-name="P35">The &lt;acdi&gt; <text:span text:style-name="T4">element</text:span> shall be specified if and only if the Protocol Support Reply message carries the `ACDI' bit set. See the OpenLCB Message Network Standard for the Protocol Support Reply message.</text:p>
      <text:p text:style-name="P35">If the &lt;acdi&gt; <text:span text:style-name="T4">element</text:span> is specified, and the <text:span text:style-name="T81">n</text:span>ode also supports the OpenLCB Simple Node Information Protocol (SNIP), then the information provided by the SNIP Reply <text:span text:style-name="T24">shall match the respective </text:span>values provided in the ACDI space.</text:p>
      <text:p text:style-name="P43"><text:soft-page-break/>A node may, but is not required to, express the same configuration options as specific segment<text:span text:style-name="T28">s and </text:span><text:span text:style-name="T81">d</text:span><text:span text:style-name="T28">ata </text:span><text:span text:style-name="T81">e</text:span><text:span text:style-name="T28">lements therein.</text:span></text:p>
      <text:h text:style-name="Heading_20_3" text:outline-level="3"><text:bookmark-start text:name="__RefHeading___Toc1609_765285946"/>&lt;segment&gt; Element<text:bookmark-end text:name="__RefHeading___Toc1609_765285946"/></text:h>
      <text:p text:style-name="Standard">A &lt;segment&gt; element defines the value of <text:span text:style-name="T81">the memory s</text:span>pace <text:span text:style-name="T25">in the attribute `space', </text:span>which shall apply to all <text:span text:style-name="T81">d</text:span><text:span text:style-name="T25">ata </text:span><text:span text:style-name="T81">e</text:span><text:span text:style-name="T25">lements within, and the value of `origin', which shall be considered as the </text:span><text:span text:style-name="T81">a</text:span><text:span text:style-name="T25">ddress of a </text:span><text:span text:style-name="T81">d</text:span><text:span text:style-name="T25">ata </text:span><text:span text:style-name="T81">e</text:span><text:span text:style-name="T25">lement of size 0 (zero) at the beginning of the &lt;segment&gt;</text:span><text:span text:style-name="T25"><text:note text:id="ftn3" text:note-class="footnote"><text:note-citation>3</text:note-citation><text:note-body><text:p text:style-name="P52">This is required to make “previous <text:span text:style-name="T67">e</text:span>lement” a<text:span text:style-name="T40">n unambiguous</text:span> reference for the first <text:span text:style-name="T67">e</text:span>lement in the contained sequence.</text:p></text:note-body></text:note></text:span><text:span text:style-name="T25">.</text:span></text:p>
      <text:p text:style-name="P37">A <text:span text:style-name="T81">c</text:span>onfiguration <text:span text:style-name="T81">t</text:span>ool may, but i<text:span text:style-name="T38">s</text:span> not required to, perform visual separation of the contents of different segments by appropriate UI elements, such as tabs, <text:span text:style-name="T38">boxes</text:span> or horizontal bars.</text:p>
      <text:p text:style-name="P39">A &lt;segment&gt; element shall contain an optional user-readable name and <text:span text:style-name="T63">optional </text:span>description tags, and a sequence of zero or more <text:span text:style-name="T81">d</text:span>ata <text:span text:style-name="T81">e</text:span>lements. <text:span text:style-name="T79">The user-readable name and description are intended as hints for optional UI display by configuration tools.</text:span><text:change-start text:change-id="ct105553175292944"/><text:span text:style-name="T79"> </text:span><text:span text:style-name="T96">An optional &lt;link&gt; </text:span><text:span text:style-name="T99">sub-</text:span><text:span text:style-name="T96">element can provide an optional <text:s/>hyperlink to additional information.</text:span><text:change-end text:change-id="ct105553175292944"/></text:p>
      <text:h text:style-name="Heading_20_3" text:outline-level="3"><text:bookmark-start text:name="__RefHeading___Toc1611_765285946"/>Data Elements<text:bookmark-end text:name="__RefHeading___Toc1611_765285946"/></text:h>
      <text:p text:style-name="P36">The following <text:span text:style-name="T4">element</text:span>s are considered <text:span text:style-name="T81">d</text:span>ata <text:span text:style-name="T81">e</text:span>lements: &lt;group&gt;, &lt;int&gt;, &lt;string&gt;, &lt;eventid&gt;, &lt;<text:span text:style-name="T70">float&gt;</text:span>.</text:p>
      <text:p text:style-name="P51"><text:span text:style-name="T64">The value of the address within the segment is accumulated during a depth-first traversal of the contents of the segment definition element.  </text:span><text:span text:style-name="T66">The a</text:span><text:span text:style-name="T65">ddress is initialized with the value of the attribute `origin' on the &lt;segment&gt; element. <text:s/></text:span><text:span text:style-name="T64">Each time an offset attribute is encountered, the value of the address is incremented by the offset (which may be negative) before any other processing of the element is done.  If the element defines a variable, the variable is located at the current address, and the address is then incremented by the size of that variable before advancing to the next element. </text:span><text:span text:style-name="T4">T</text:span>his is formalized as follows.</text:p>
      <text:p text:style-name="P38">For each <text:span text:style-name="T81">d</text:span>ata <text:span text:style-name="T81">e</text:span>lement the following values are defined:</text:p>
      <text:list text:style-name="L6">
        <text:list-item>
          <text:p text:style-name="P79">Space, <text:span text:style-name="T58">which is defined by the enclosing &lt;segment&gt; element.</text:span></text:p>
        </text:list-item>
        <text:list-item>
          <text:p text:style-name="P79">Address, <text:span text:style-name="T58">which is defined as the </text:span><text:span text:style-name="T81">e</text:span><text:span text:style-name="T58">nd </text:span><text:span text:style-name="T81">a</text:span><text:span text:style-name="T58">ddress of the previous </text:span><text:span text:style-name="T81">d</text:span><text:span text:style-name="T58">ata </text:span><text:span text:style-name="T81">e</text:span><text:span text:style-name="T58">lement plus the value of the attribute `offset' on the </text:span><text:span text:style-name="T81">d</text:span><text:span text:style-name="T58">ata </text:span><text:span text:style-name="T81">e</text:span><text:span text:style-name="T58">lement.</text:span></text:p>
        </text:list-item>
        <text:list-item>
          <text:p text:style-name="P79">Size <text:span text:style-name="T27">(in bytes)</text:span></text:p>
        </text:list-item>
        <text:list-item>
          <text:p text:style-name="P79">End <text:span text:style-name="T81">a</text:span>ddress, which <text:span text:style-name="T58">is defined as</text:span> <text:span text:style-name="T81">a</text:span>ddress + <text:span text:style-name="T81">s</text:span>ize, <text:span text:style-name="T59">unless otherwise specified.</text:span></text:p>
        </text:list-item>
      </text:list>
      <text:p text:style-name="P25">The <text:span text:style-name="T79">data </text:span>element’s &lt;name&gt; <text:span text:style-name="T78">and </text:span>&lt;description&gt; <text:span text:style-name="T78">elements </text:span>and <text:span text:style-name="T78">the &lt;group&gt; element’s</text:span> &lt;repname&gt; <text:span text:style-name="T75">element</text:span> are intended as hints for optional <text:span text:style-name="T74">UI </text:span>display by configuration tools. <text:s/></text:p>
      <text:h text:style-name="Heading_20_4" text:outline-level="4"><text:bookmark-start text:name="__RefHeading___Toc1613_765285946"/>&lt;group&gt; Element<text:bookmark-end text:name="__RefHeading___Toc1613_765285946"/></text:h>
      <text:p text:style-name="P40">The &lt;group&gt; <text:span text:style-name="T4">element</text:span> allows logical grouping of <text:span text:style-name="T81">v</text:span><text:span text:style-name="T39">ariables</text:span>, providing common documentation for them, and making multiple copies of the contained <text:span text:style-name="T81">v</text:span>ariables. <text:span text:style-name="T26">CDI implementors may, but are not required to, use this feature to express configuration of repeated hardware or software components (such as multiple input ports, output ports etc).</text:span></text:p>
      <text:p text:style-name="P65"><text:soft-page-break/><text:span text:style-name="T6">A &lt;group&gt; element shall contain an optional user-readable name, </text:span><text:span text:style-name="T10">optional </text:span><text:span text:style-name="T6">description</text:span><text:change-start text:change-id="ct105553175287184"/><text:span text:style-name="T6">, </text:span><text:span text:style-name="T21">optional link information, </text:span><text:span text:style-name="T22">optional display hints, </text:span><text:span text:style-name="T23">optional rep</text:span><text:change-end text:change-id="ct105553175287184"/><text:change-start text:change-id="ct105553175289344"/><text:span text:style-name="T23">lication-name information,</text:span><text:change-end text:change-id="ct105553175289344"/><text:span text:style-name="T6"> and a sequence of zero or more </text:span><text:span text:style-name="T15">d</text:span><text:span text:style-name="T6">ata </text:span><text:span text:style-name="T15">e</text:span><text:span text:style-name="T6">lements. This sequence is considered to contain a </text:span><text:span text:style-name="T15">d</text:span><text:span text:style-name="T6">ata </text:span><text:span text:style-name="T15">e</text:span><text:span text:style-name="T6">lement of size 0 (zero) before the specified </text:span><text:span text:style-name="T15">d</text:span><text:span text:style-name="T6">ata </text:span><text:span text:style-name="T15">e</text:span><text:span text:style-name="T6">lements</text:span><text:span text:style-name="Footnote_20_anchor"><text:span text:style-name="T6"><text:note-ref text:note-class="footnote" text:reference-format="text" text:ref-name="ftn3">3</text:note-ref></text:span></text:span><text:span text:style-name="T6">.</text:span></text:p>
      <text:p text:style-name="P17">If the `replication' attribute is present with the value of N, then the group shall be considered as if the entire sequence of <text:span text:style-name="T81">d</text:span>ata <text:span text:style-name="T81">e</text:span>lements were repeated N times.<text:change-start text:change-id="ct105553175292704"/></text:p>
      <text:p text:style-name="P64"><text:span text:style-name="T98">The </text:span><text:span text:style-name="T96">optional &lt;link&gt; </text:span><text:span text:style-name="T98">sub-</text:span><text:span text:style-name="T96">element can provide an optional <text:s/>hyperlink to additional information.</text:span></text:p>
      <text:p text:style-name="P31"><text:change-end text:change-id="ct105553175292704"/><text:change-start text:change-id="ct105553175289824"/>The optional &lt;hints&gt; sub-element provides hints to a <text:span text:style-name="T94">configuration tool</text:span> on how it might best display the integer variable. <text:s/>No specific behavior is required by the presence of this element. Available sub-elements for the &lt;hints&gt; element are &lt;<text:span text:style-name="T101">visibility</text:span>&gt; <text:span text:style-name="T47">and &lt;</text:span><text:span text:style-name="T54">readOnly</text:span><text:span text:style-name="T47">&gt;.</text:span></text:p>
      <text:list text:style-name="L7">
        <text:list-item>
          <text:p text:style-name="P88">&lt;visibility&gt; has attributes <text:span text:style-name="T47">“hideable” and “hidden” that </text:span><text:change-end text:change-id="ct105553175289824"/><text:change-start text:change-id="ct105553175290064"/><text:span text:style-name="T47">recommend whether the group be displayed in a form that the user can hide, and recommend whether </text:span><text:span text:style-name="T55">a hideable</text:span><text:span text:style-name="T47"> group is initially displayed as hidden.</text:span></text:p>
        </text:list-item>
        <text:list-item>
          <text:p text:style-name="P88">&lt;readOnly&gt;, if present, recommends that the contents of the group be considered to be read-o<text:change-end text:change-id="ct105553175290064"/><text:change-start text:change-id="ct105553175290304"/>nly values which cannot be written.<text:change-end text:change-id="ct105553175290304"/></text:p>
        </text:list-item>
      </text:list>
      <text:p text:style-name="P19">The <text:span text:style-name="T81">e</text:span>nd <text:span text:style-name="T81">a</text:span>ddress of a &lt;group&gt; element is <text:span text:style-name="T28">defined as the </text:span><text:span text:style-name="T81">e</text:span><text:span text:style-name="T28">nd </text:span><text:span text:style-name="T81">a</text:span><text:span text:style-name="T28">ddress of the last </text:span><text:span text:style-name="T81">d</text:span><text:span text:style-name="T28">ata </text:span><text:span text:style-name="T81">e</text:span><text:span text:style-name="T28">lement in the contained sequence (after replication). The </text:span><text:span text:style-name="T81">s</text:span><text:span text:style-name="T28">ize of a &lt;group&gt; element is defined as the </text:span><text:span text:style-name="T81">e</text:span><text:span text:style-name="T28">nd </text:span><text:span text:style-name="T81">a</text:span><text:span text:style-name="T28">ddress minus the </text:span><text:span text:style-name="T81">a</text:span><text:span text:style-name="T28">ddress of the &lt;group&gt; element.</text:span></text:p>
      <text:p text:style-name="P24">Configuration Tools shall not render a <text:span text:style-name="T61">&lt;</text:span>group<text:span text:style-name="T61">&gt; element</text:span> with no child elements<text:note text:id="ftn4" text:note-class="footnote"><text:note-citation>4</text:note-citation><text:note-body><text:p text:style-name="P53">No name, <text:span text:style-name="T61">no </text:span>description<text:change-start text:change-id="ct105553175290544"/>, <text:span text:style-name="T97">no link</text:span><text:change-end text:change-id="ct105553175290544"/> and no Data Elements contained.</text:p></text:note-body></text:note> on their UI.</text:p>
      <text:h text:style-name="P68" text:outline-level="4"><text:bookmark-start text:name="__RefHeading___Toc1615_765285946"/>&lt;<text:span text:style-name="T41">int</text:span>&gt; Element<text:bookmark-end text:name="__RefHeading___Toc1615_765285946"/></text:h>
      <text:p text:style-name="P9">The &lt;int&gt; <text:span text:style-name="T47">element</text:span> defines a <text:span text:style-name="T81">v</text:span>ariable of <text:span text:style-name="T60">integer</text:span> value.</text:p>
      <text:p text:style-name="P9">The <text:span text:style-name="T81">s</text:span>ize of the &lt;int&gt; <text:span text:style-name="T47">element</text:span> is defined as the value of the `size' attribute in byte<text:span text:style-name="T42">s. </text:span><text:span text:style-name="T84">Valid values are 1, 2, 4 and 8 bytes.</text:span></text:p>
      <text:p text:style-name="P14"><text:span text:style-name="T85">The integer value shall be stored as an unsigned integer unless a &lt;min&gt; sub-element with a value less that zero is present, in which case the integer value shall be stored as a signed integer. </text:span>The integer value shall be written to the bytes pointed to in big-endian byte order. All bytes shall be written. </text:p>
      <text:p text:style-name="P14">Values <text:span text:style-name="T61">smaller than </text:span>defined by the &lt;min&gt; <text:span text:style-name="T61">or larger than defined by the </text:span>&lt;max&gt; sub-element, if present, are invalid and shall not be written. <text:span text:style-name="T85">The default value of the &lt;min&gt; sub-element is zero, and </text:span><text:span text:style-name="T50">the</text:span><text:span text:style-name="T85"> default value of the &lt;max&gt; sub-element </text:span><text:span text:style-name="T50">is the largest possible value for the given size.</text:span></text:p>
      <text:p text:style-name="P14">If the &lt;map&gt; enumeration <text:change-start text:change-id="ct105553175289584"/><text:span text:style-name="T92">sub-element </text:span><text:change-end text:change-id="ct105553175289584"/>is present, then values not present in the list of &lt;property&gt; entries of <text:span text:style-name="T43">the </text:span>enumeration are invalid and shall not be written.<text:change-start text:change-id="ct105553175291264"/></text:p>
      <text:p text:style-name="P30"><text:change-end text:change-id="ct105553175291264"/><text:change-start text:change-id="ct105553175291024"/>The optional &lt;hints&gt; sub-element provides hints to a <text:span text:style-name="T94">configuration tool</text:span> on how it might best display the integer variable. <text:s/><text:change-end text:change-id="ct105553175291024"/><text:change-start text:change-id="ct105553175290784"/>No specific behavior is required by the presence of this element. <text:change-end text:change-id="ct105553175290784"/><text:change-start text:change-id="ct105553175291984"/>Available sub-elements for the &lt;hints&gt; element are &lt;slider&gt;, <text:span text:style-name="T47">&lt;radiobutton&gt; and &lt;checkbox&gt;.</text:span></text:p>
      <text:list text:style-name="L8">
        <text:list-item>
          <text:p text:style-name="P89"><text:soft-page-break/>&lt;slider&gt; hints that the <text:span text:style-name="T94">configuration tool</text:span> <text:change-end text:change-id="ct105553175291984"/><text:change-start text:change-id="ct105553175292224"/>should present the variable value as a slider between the min and max values. <text:s/></text:p>
          <text:list>
            <text:list-item>
              <text:p text:style-name="P89">The optional <text:span text:style-name="T47">“</text:span><text:span text:style-name="T52">tickSpacing</text:span><text:span text:style-name="T47">” attribute recommends </text:span><text:change-end text:change-id="ct105553175292224"/><text:change-start text:change-id="ct105553175292464"/><text:span text:style-name="T47">a value for the spacing between tick marks on the slider. <text:s/></text:span><text:change-end text:change-id="ct105553175292464"/><text:change-start text:change-id="ct105553175293664"/><text:span text:style-name="T56">A value of 0 (the default) recommends that no ticks be shown.</text:span><text:change-end text:change-id="ct105553175293664"/><text:change-start text:change-id="ct105553175293424"/></text:p>
            </text:list-item>
            <text:list-item>
              <text:p text:style-name="P89"><text:change-end text:change-id="ct105553175293424"/><text:change-start text:change-id="ct105553175293904"/><text:span text:style-name="T51">The option</text:span><text:span text:style-name="T52">al</text:span><text:span text:style-name="T51"> “immediate” attribute recommends that the slider value be written to the node’s configuration memory immediately when the slider value is changed, without waiting for a “Write” button to be pressed.</text:span><text:change-end text:change-id="ct105553175293904"/><text:change-start text:change-id="ct105553175294144"/><text:span text:style-name="T51"> </text:span></text:p>
            </text:list-item>
            <text:list-item>
              <text:p text:style-name="P91">The optional “showValue” attribute recommends that the Configuration Tool show the decimal slider value somewhere near the slider on the display.<text:change-end text:change-id="ct105553175294144"/><text:change-start text:change-id="ct105553175291744"/></text:p>
            </text:list-item>
          </text:list>
        </text:list-item>
        <text:list-item>
          <text:p text:style-name="P90">&lt;radiobutton&gt; hints that <text:span text:style-name="T47">the</text:span> <text:span text:style-name="T94">configuration tool</text:span> should present the variable value as a set of radio buttons corresponding to the <text:change-end text:change-id="ct105553175291744"/><text:change-start text:change-id="ct105553175294384"/>&lt;property&gt; elements in <text:span text:style-name="T47">the</text:span> associated &lt;map&gt; element. The &lt;map&gt; element must be present.</text:p>
        </text:list-item>
        <text:list-item>
          <text:p text:style-name="P90">&lt;checkbox&gt; hints that the <text:span text:style-name="T94">configuration tool</text:span> should present the variable value as a checkbox. The unchecked value corresponds to the first &lt;property&gt; element in the <text:change-end text:change-id="ct105553175294384"/><text:change-start text:change-id="ct105553175294624"/>associated &lt;map&gt; element. <text:s/>The checked value corresponds to the second &lt;property&gt; element in the associated &lt;map&gt; element. The &lt;map&gt; element must be pr<text:change-end text:change-id="ct105553175294624"/><text:change-start text:change-id="ct105553175294864"/>esent.<text:change-end text:change-id="ct105553175294864"/><text:change-start text:change-id="ct105553175295104"/> <text:span text:style-name="T53">I</text:span><text:span text:style-name="T100">t is an error if there are not exactly two map entries present.</text:span><text:change-end text:change-id="ct105553175295104"/></text:p>
        </text:list-item>
      </text:list>
      <text:h text:style-name="P69" text:outline-level="4"><text:bookmark-start text:name="__RefHeading___Toc1617_765285946"/>&lt;string&gt; Element<text:bookmark-end text:name="__RefHeading___Toc1617_765285946"/></text:h>
      <text:p text:style-name="P20">The &lt;string&gt; <text:span text:style-name="T47">element</text:span> defines a variable holding a UTF-8 string that is user-readable.</text:p>
      <text:p text:style-name="P10">The <text:span text:style-name="T81">s</text:span>ize of the &lt;<text:span text:style-name="T29">string</text:span>&gt; <text:span text:style-name="T47">element</text:span> is defined as the value of the `size' attribute in byt<text:span text:style-name="T29">es.</text:span></text:p>
      <text:p text:style-name="P22">The string value shall be written to the bytes pointed to, starting at the <text:span text:style-name="T81">a</text:span>ddress of the &lt;string&gt; <text:span text:style-name="T47">element, </text:span><text:span text:style-name="T48">with at least one trailing 0 (null) byte</text:span>. </text:p>
      <text:p text:style-name="P12">If the &lt;map&gt; enumeration is present, then values not present in the list of &lt;property&gt; entries of <text:span text:style-name="T43">the </text:span>enumeration are invalid and shall not be written.</text:p>
      <text:h text:style-name="P70" text:outline-level="4"><text:bookmark-start text:name="__RefHeading___Toc1619_765285946"/>&lt;eventid&gt; Element<text:bookmark-end text:name="__RefHeading___Toc1619_765285946"/></text:h>
      <text:p text:style-name="P21">The &lt;<text:span text:style-name="T30">eventid</text:span>&gt; <text:span text:style-name="T47">element</text:span> defines a variable holding a<text:span text:style-name="T30">n 8-byte value</text:span> <text:span text:style-name="T30">representing an </text:span><text:span text:style-name="T81">e</text:span><text:span text:style-name="T30">vent ID</text:span>.</text:p>
      <text:p text:style-name="P11">The <text:span text:style-name="T81">s</text:span>ize of the &lt;<text:span text:style-name="T30">eventid</text:span>&gt; <text:span text:style-name="T47">element</text:span> is defined as <text:span text:style-name="T30">8 bytes.</text:span></text:p>
      <text:p text:style-name="P23">The <text:span text:style-name="T81">e</text:span>vent ID shall be written to the bytes pointed to in big-endian byte order (most significant byte first).</text:p>
      <text:p text:style-name="P11">If the &lt;map&gt; enumeration is present, then values not present in the list of &lt;property&gt; entries of <text:span text:style-name="T43">the </text:span>enumeration are invalid and shall not be written.</text:p>
      <text:h text:style-name="Heading_20_4" text:outline-level="4">&lt;<text:span text:style-name="T70">float&gt; Element</text:span></text:h>
      <text:p text:style-name="P13">The &lt;<text:span text:style-name="T70">float</text:span>&gt; <text:span text:style-name="T47">element</text:span> defines a <text:span text:style-name="T81">v</text:span>ariable of <text:span text:style-name="T70">floating point</text:span> value.</text:p>
      <text:p text:style-name="P13"><text:soft-page-break/>The <text:span text:style-name="T81">s</text:span>ize of the &lt;<text:span text:style-name="T70">float</text:span>&gt; <text:span text:style-name="T47">element</text:span> is defined as the value of the `size' attribute in byte<text:span text:style-name="T42">s. </text:span><text:span text:style-name="T71">Valid values are 2, 4, and 8 bytes. </text:span><text:span text:style-name="T70">T</text:span><text:span text:style-name="T49">h</text:span><text:span text:style-name="T70">e format of the bits within the element shall follow the IEEE format of the corresponding size.</text:span></text:p>
      <text:p text:style-name="P16">The <text:span text:style-name="T70">floating point</text:span> value shall be written to the bytes pointed to in big-endian byte order. All bytes shall be written. <text:change-start text:change-id="ct105553175295344"/></text:p>
      <text:p text:style-name="P16"><text:change-end text:change-id="ct105553175295344"/>Values <text:span text:style-name="T61">smaller than </text:span>defined by the &lt;min&gt; <text:span text:style-name="T61">or larger than defined by the </text:span>&lt;max&gt; sub-element, if present, are invalid and shall not be written. <text:change-start text:change-id="ct105553175295584"/><text:span text:style-name="T85">The default value of the &lt;min&gt; sub-element is zero, and </text:span><text:span text:style-name="T50">the</text:span><text:span text:style-name="T85"> default value of the &lt;max&gt; sub-element </text:span><text:span text:style-name="T50">is the largest possible value for the given size.</text:span></text:p>
      <text:p text:style-name="P16"><text:change-end text:change-id="ct105553175295584"/>If the &lt;map&gt; enumeration is present, then values not present in the list of &lt;property&gt; entries of <text:span text:style-name="T43">the </text:span>enumeration are invalid and shall not be written.</text:p>
      <text:p text:style-name="P26">The optional <text:span text:style-name="T47">“floatFormat” attribute defines a preferred, but not mandatory, printf-style format for displaying the data to the user.</text:span><text:change-start text:change-id="ct105553175295824"/></text:p>
      <text:h text:style-name="Heading_20_4" text:outline-level="4">&lt;<text:span text:style-name="T86">action&gt; Element</text:span></text:h>
      <text:p text:style-name="P60">The &lt;action&gt; element defines a write-only variable that <text:span text:style-name="T90">causes the target node to perform some specific action. It may </text:span><text:span text:style-name="T4">be linked to e.g. a button in the GUI.</text:span></text:p>
      <text:p text:style-name="P15">The <text:span text:style-name="T81">s</text:span>ize of the &lt;<text:span text:style-name="T87">action</text:span>&gt; <text:span text:style-name="T47">element</text:span> is defined as the value of the `size' attribute in byte<text:span text:style-name="T42">s. </text:span><text:span text:style-name="T71">Valid values are </text:span><text:span text:style-name="T87">1, </text:span><text:span text:style-name="T71">2, 4, and 8 bytes.</text:span></text:p>
      <text:p text:style-name="P62">The optional &lt;buttonText&gt; sub-element, when present, is a hint to the rendering code about what should appear in the user interface e.g, as the text on the button that triggers the action<text:span text:style-name="T4">’s write operation. Note that no specific behavior is required.</text:span></text:p>
      <text:p text:style-name="P62"><text:span text:style-name="T4">The optional &lt;dialogText&gt; sub-element, when non-blank, suggests to the GUI that it would be good to provide an additional warning to the user before triggering the action’s write operation. <text:s/>This could be done by e.g. presenting an OK/Confirm dialog with the dialogText value. </text:span><text:span text:style-name="T18">A blank or not-present value for the element is a hint that no additional warning is requested. </text:span><text:span text:style-name="T4">Note that no specific behavior is required.</text:span></text:p>
      <text:p text:style-name="P28">The required &lt;value&gt; sub-element is the specific <text:span text:style-name="T91">decimal </text:span>value to be written when the action is triggered.</text:p>
      <text:p text:style-name="P29">The write-only variable defined by the &lt;action&gt; element must not be written other than when the action is to be triggered.</text:p>
      <text:h text:style-name="Heading_20_4" text:outline-level="4">&lt;<text:change-end text:change-id="ct105553175295824"/><text:change-start text:change-id="ct105553175296064"/><text:span text:style-name="T86">blob&gt; Element</text:span></text:h>
      <text:p text:style-name="P60">The &lt;blob&gt; element defines a region of memory that a GUI can transfer to an external file (<text:span text:style-name="T4">“read”), transfer from an external file (“write”) or both (“readwrite”).</text:span></text:p>
      <text:p text:style-name="P61"><text:span text:style-name="T4">The required size and optional offset attributes define a </text:span><text:span text:style-name="T16">ten</text:span><text:span text:style-name="T4">-byte section of memory containing:</text:span></text:p>
      <text:list text:style-name="L9">
        <text:list-item>
          <text:p text:style-name="P71">1 byte operation flag;</text:p>
        </text:list-item>
        <text:list-item>
          <text:p text:style-name="P71">5 bytes of <text:span text:style-name="T88">a </text:span>memory space <text:span text:style-name="T88">followed by a four-byte</text:span> address of the memory blob;</text:p>
        </text:list-item>
        <text:list-item>
          <text:p text:style-name="P71"><text:soft-page-break/>4 bytes of length of the memory blob.</text:p>
        </text:list-item>
      </text:list>
      <text:p text:style-name="P27">To read the blob data:</text:p>
      <text:list text:style-name="L10">
        <text:list-item>
          <text:p text:style-name="P72">Write a value of 1 to the operation flag location.</text:p>
        </text:list-item>
        <text:list-item>
          <text:p text:style-name="P72">Read the memory space and address of the memory blob.</text:p>
        </text:list-item>
        <text:list-item>
          <text:p text:style-name="P72">Read the length <text:span text:style-name="T89">of the memory blob.</text:span></text:p>
        </text:list-item>
        <text:list-item>
          <text:p text:style-name="P72">Use the Memory Configuration Protocol to read the data.</text:p>
        </text:list-item>
      </text:list>
      <text:p text:style-name="P27">To write the blob data:</text:p>
      <text:list text:style-name="L11">
        <text:list-item>
          <text:p text:style-name="P73">Write a value of 1 to the operation flag location.</text:p>
        </text:list-item>
        <text:list-item>
          <text:p text:style-name="P73">Read the memory space and address of the memory blob.</text:p>
        </text:list-item>
        <text:list-item>
          <text:p text:style-name="P80"><text:span text:style-name="T17">Write</text:span><text:span text:style-name="T4"> the length </text:span><text:span text:style-name="T19">of the data to be written. <text:s/>The node being configured will positively acknowledge this write if the data can be accepted, and negatively acknowledge it if the data can’t be accepted.</text:span></text:p>
        </text:list-item>
        <text:list-item>
          <text:p text:style-name="P80"><text:span text:style-name="T4">Use the Memory Configuration protocol to write the data</text:span><text:change-end text:change-id="ct105553175296064"/><text:change-start text:change-id="ct105553175296544"/><text:span text:style-name="T4">.</text:span><text:change-end text:change-id="ct105553175296544"/></text:p>
        </text:list-item>
      </text:list>
      <text:h text:style-name="Heading_20_1" text:outline-level="1"><text:bookmark-start text:name="__RefHeading___Toc1621_765285946"/>Future Extension <text:span text:style-name="T44">(Normative)</text:span><text:bookmark-end text:name="__RefHeading___Toc1621_765285946"/></text:h>
      <text:p text:style-name="P48">Configuration <text:span text:style-name="T81">t</text:span>ools implementing a future version of this Standard must be able to process CDI content defined according to an<text:span text:style-name="T31">y</text:span> earlier version of the Standard, <text:span text:style-name="T31">including this version</text:span>.</text:p>
      <text:p text:style-name="P49">Configuration <text:span text:style-name="T81">t</text:span>ools implementing major version 1 of this Standard may assume the following about future minor versions of this Standard:</text:p>
      <text:list text:style-name="L12">
        <text:list-item>
          <text:p text:style-name="P81">No existing tags will change the interpretation or default value of the <text:span text:style-name="T44">`offset' and `size'</text:span> attribute, <text:span text:style-name="T44">and accordingly the </text:span><text:span text:style-name="T81">a</text:span><text:span text:style-name="T44">ddress and </text:span><text:span text:style-name="T81">s</text:span><text:span text:style-name="T44">ize value, the data type and encoding of the value in the memory space. The &lt;group&gt; tag will not change the interpretation of the `offset' attribute and `replication' attribute.</text:span></text:p>
        </text:list-item>
        <text:list-item>
          <text:p text:style-name="P81">All unknown tags that occur within the <text:span text:style-name="T4">element</text:span> &lt;segment&gt; or &lt;group&gt; and have an attribute `size' shall be considered to be <text:span text:style-name="T81">d</text:span>ata <text:span text:style-name="T81">e</text:span>lements with <text:span text:style-name="T81">a</text:span>ddress <text:span text:style-name="T6">defined as the </text:span><text:span text:style-name="T15">e</text:span><text:span text:style-name="T6">nd </text:span><text:span text:style-name="T15">e</text:span><text:span text:style-name="T6">ddress of the previous </text:span><text:span text:style-name="T15">d</text:span><text:span text:style-name="T6">ata </text:span><text:span text:style-name="T15">e</text:span><text:span text:style-name="T6">lement plus the value of the `offset' attribute, </text:span><text:span text:style-name="T4">and </text:span><text:span text:style-name="T15">s</text:span><text:span text:style-name="T4">ize defined as the value of the `size' attribute in bytes. The `size' attribute of all future </text:span><text:span text:style-name="T15">d</text:span><text:span text:style-name="T4">ata </text:span><text:span text:style-name="T15">e</text:span><text:span text:style-name="T4">lements shall be required.</text:span></text:p>
        </text:list-item>
      </text:list>
      <text:p text:style-name="P18">No assumptions may be made about major version 2 and up of this Standard.</text:p>
      <text:list text:style-name="Numbering_20_2">
        <text:list-item>
          <text:h text:style-name="P67" text:outline-level="1"><text:bookmark-start text:name="__RefHeading___Toc1623_765285946"/>Appendix: Schema<text:bookmark-end text:name="__RefHeading___Toc1623_765285946"/></text:h>
        </text:list-item>
      </text:list>
      <text:p text:style-name="P54"><text:change text:change-id="ct105553175296304"/><text:change-start text:change-id="ct105553242148368"/><text:soft-page-break/>&lt;?xml version="1.0" encoding="utf-8"?&gt;</text:p>
      <text:p text:style-name="P54">&lt;?xml-stylesheet href="schema2xhtml.xsl" type="text/xsl"?&gt;</text:p>
      <text:p text:style-name="P54">&lt;!-- XML Schema for OpenLCB Configuration Description Information (CDI) <text:s text:c="4"/>--&gt;</text:p>
      <text:p text:style-name="P54">&lt;xs:schema version="CDI 1.4" xmlns:xs="http://www.w3.org/2001/XMLSchema" xmlns:xsi="http://www.w3.org/2001/XMLSchema-instance"&gt;</text:p>
      <text:p text:style-name="P54"/>
      <text:p text:style-name="P54"><text:s text:c="2"/>&lt;xs:complexType name="mapType"&gt;</text:p>
      <text:p text:style-name="P54"><text:s text:c="4"/>&lt;xs:annotation&gt;</text:p>
      <text:p text:style-name="P54"><text:s text:c="6"/>&lt;xs:documentation&gt;</text:p>
      <text:p text:style-name="P54"><text:s text:c="8"/>A map relates one or more property elements (keys)</text:p>
      <text:p text:style-name="P54"><text:s text:c="8"/>to specific values.</text:p>
      <text:p text:style-name="P54"><text:s text:c="6"/>&lt;/xs:documentation&gt;</text:p>
      <text:p text:style-name="P54"><text:s text:c="4"/>&lt;/xs:annotation&gt;</text:p>
      <text:p text:style-name="P54"><text:s text:c="4"/>&lt;xs:sequence&gt;</text:p>
      <text:p text:style-name="P54"><text:s text:c="6"/>&lt;xs:element name="name" minOccurs="0" maxOccurs="1" /&gt;</text:p>
      <text:p text:style-name="P54"><text:s text:c="6"/>&lt;xs:element name="description" minOccurs="0" maxOccurs="1" /&gt;</text:p>
      <text:p text:style-name="P54"><text:s text:c="6"/>&lt;xs:element name="relation" minOccurs="0" maxOccurs="unbounded"&gt;</text:p>
      <text:p text:style-name="P54"><text:s text:c="8"/>&lt;xs:complexType&gt;</text:p>
      <text:p text:style-name="P54"><text:s text:c="10"/>&lt;xs:sequence&gt;</text:p>
      <text:p text:style-name="P54"><text:s text:c="12"/>&lt;xs:element name="property" minOccurs="1" maxOccurs="1" /&gt;</text:p>
      <text:p text:style-name="P54"><text:s text:c="12"/>&lt;xs:element name="value" minOccurs="1" maxOccurs="1" /&gt;</text:p>
      <text:p text:style-name="P54"><text:s text:c="10"/>&lt;/xs:sequence&gt;</text:p>
      <text:p text:style-name="P54"><text:s text:c="8"/>&lt;/xs:complexType&gt;</text:p>
      <text:p text:style-name="P54"><text:s text:c="6"/>&lt;/xs:element&gt;</text:p>
      <text:p text:style-name="P54"><text:s text:c="4"/>&lt;/xs:sequence&gt;</text:p>
      <text:p text:style-name="P54"><text:s text:c="2"/>&lt;/xs:complexType&gt;</text:p>
      <text:p text:style-name="P54"/>
      <text:p text:style-name="P54"><text:s text:c="2"/>&lt;xs:simpleType name="booleanType"&gt;</text:p>
      <text:p text:style-name="P54"><text:s text:c="4"/>&lt;xs:annotation&gt;</text:p>
      <text:p text:style-name="P54"><text:s text:c="8"/>&lt;xs:documentation&gt;</text:p>
      <text:p text:style-name="P54"><text:s text:c="10"/>General definition for a string that represents a boolean</text:p>
      <text:p text:style-name="P54"><text:s text:c="10"/>via yes/true/1 and no/false/0 values</text:p>
      <text:p text:style-name="P54"><text:s text:c="8"/>&lt;/xs:documentation&gt;</text:p>
      <text:p text:style-name="P54"><text:s text:c="4"/>&lt;/xs:annotation&gt;</text:p>
      <text:p text:style-name="P54"><text:s text:c="4"/>&lt;xs:restriction base="xs:token"&gt;</text:p>
      <text:p text:style-name="P54"><text:s text:c="6"/>&lt;xs:enumeration value="yes"/&gt;</text:p>
      <text:p text:style-name="P54"><text:s text:c="6"/>&lt;xs:enumeration value="no"/&gt;</text:p>
      <text:p text:style-name="P54"><text:s text:c="6"/>&lt;xs:enumeration value="true"/&gt;</text:p>
      <text:p text:style-name="P54"><text:s text:c="6"/>&lt;xs:enumeration value="false"/&gt;</text:p>
      <text:p text:style-name="P54"><text:s text:c="6"/>&lt;xs:enumeration value="1"/&gt;</text:p>
      <text:p text:style-name="P54"><text:s text:c="6"/>&lt;xs:enumeration value="0"/&gt;</text:p>
      <text:p text:style-name="P54"><text:s text:c="4"/>&lt;/xs:restriction&gt;</text:p>
      <text:p text:style-name="P54"><text:s text:c="2"/>&lt;/xs:simpleType&gt;</text:p>
      <text:p text:style-name="P54"/>
      <text:p text:style-name="P54"><text:soft-page-break/><text:s text:c="2"/>&lt;xs:complexType name="groupHintsType"&gt;</text:p>
      <text:p text:style-name="P54"><text:s text:c="4"/>&lt;xs:annotation&gt;</text:p>
      <text:p text:style-name="P54"><text:s text:c="6"/>&lt;xs:documentation&gt;</text:p>
      <text:p text:style-name="P54"><text:s text:c="8"/>Presents optional hints to a GUI program</text:p>
      <text:p text:style-name="P54"><text:s text:c="8"/>for how to render the contents of this group.</text:p>
      <text:p text:style-name="P54"><text:s text:c="6"/>&lt;/xs:documentation&gt;</text:p>
      <text:p text:style-name="P54"><text:s text:c="4"/>&lt;/xs:annotation&gt;</text:p>
      <text:p text:style-name="P54"><text:s text:c="4"/>&lt;xs:sequence&gt;</text:p>
      <text:p text:style-name="P54"><text:s text:c="6"/>&lt;xs:element name="visibility" minOccurs="0" maxOccurs="1" &gt;</text:p>
      <text:p text:style-name="P54"><text:s text:c="8"/>&lt;xs:complexType&gt;</text:p>
      <text:p text:style-name="P54"><text:s text:c="10"/>&lt;xs:attribute name="hideable" type="booleanType" default="no"&gt;</text:p>
      <text:p text:style-name="P54"><text:s text:c="12"/>&lt;xs:annotation&gt;</text:p>
      <text:p text:style-name="P54"><text:s text:c="14"/>&lt;xs:documentation&gt;</text:p>
      <text:p text:style-name="P54"><text:s text:c="16"/>Recommends that the group be </text:p>
      <text:p text:style-name="P54"><text:s text:c="16"/>presented in a form that can be made visible</text:p>
      <text:p text:style-name="P54"><text:s text:c="16"/>or hidden at the user's request.</text:p>
      <text:p text:style-name="P54"><text:s text:c="14"/>&lt;/xs:documentation&gt;</text:p>
      <text:p text:style-name="P54"><text:s text:c="12"/>&lt;/xs:annotation&gt;</text:p>
      <text:p text:style-name="P54"><text:s text:c="10"/>&lt;/xs:attribute&gt;</text:p>
      <text:p text:style-name="P54"><text:s text:c="10"/>&lt;xs:attribute name="hidden" type="booleanType" default="no"&gt;</text:p>
      <text:p text:style-name="P54"><text:s text:c="12"/>&lt;xs:annotation&gt;</text:p>
      <text:p text:style-name="P54"><text:s text:c="14"/>&lt;xs:documentation&gt;</text:p>
      <text:p text:style-name="P54"><text:s text:c="16"/>If yes, recommends a hideable=true group </text:p>
      <text:p text:style-name="P54"><text:s text:c="16"/>be hidden when first displayed</text:p>
      <text:p text:style-name="P54"><text:s text:c="14"/>&lt;/xs:documentation&gt;</text:p>
      <text:p text:style-name="P54"><text:s text:c="12"/>&lt;/xs:annotation&gt;</text:p>
      <text:p text:style-name="P54"><text:s text:c="10"/>&lt;/xs:attribute&gt;</text:p>
      <text:p text:style-name="P54"><text:s text:c="7"/>&lt;/xs:complexType&gt;</text:p>
      <text:p text:style-name="P54"><text:s text:c="6"/>&lt;/xs:element&gt; </text:p>
      <text:p text:style-name="P54"><text:s text:c="6"/>&lt;xs:element name="readOnly" minOccurs="0" maxOccurs="1" /&gt;</text:p>
      <text:p text:style-name="P54"><text:s text:c="4"/>&lt;/xs:sequence&gt;</text:p>
      <text:p text:style-name="P54"><text:s text:c="2"/>&lt;/xs:complexType&gt;</text:p>
      <text:p text:style-name="P54"/>
      <text:p text:style-name="P54"><text:s text:c="2"/>&lt;xs:complexType name="groupType"&gt;</text:p>
      <text:p text:style-name="P54"><text:s text:c="4"/>&lt;xs:sequence&gt;</text:p>
      <text:p text:style-name="P54"><text:s text:c="6"/>&lt;xs:element name="name" minOccurs="0" maxOccurs="1" /&gt;</text:p>
      <text:p text:style-name="P54"><text:s text:c="6"/>&lt;xs:element name="description" minOccurs="0" maxOccurs="1" /&gt;</text:p>
      <text:p text:style-name="P54"><text:s text:c="6"/>&lt;xs:element name="link" type="linkType" minOccurs="0" maxOccurs="1" /&gt;</text:p>
      <text:p text:style-name="P54"><text:s text:c="6"/>&lt;xs:element name="repname" minOccurs="0" maxOccurs="unbounded" /&gt;</text:p>
      <text:p text:style-name="P54"><text:s text:c="6"/>&lt;xs:element name="hints" type="groupHintsType" minOccurs="0" maxOccurs="1" /&gt; <text:s text:c="4"/></text:p>
      <text:p text:style-name="P54"><text:s text:c="6"/>&lt;xs:choice minOccurs="0" maxOccurs="unbounded"&gt;</text:p>
      <text:p text:style-name="P54"><text:s text:c="8"/>&lt;xs:annotation&gt;</text:p>
      <text:p text:style-name="P54"><text:s text:c="10"/>&lt;xs:documentation&gt;</text:p>
      <text:p text:style-name="P54"><text:s text:c="12"/>Allows any sequence of the contained element types</text:p>
      <text:p text:style-name="P54"><text:s text:c="10"/>&lt;/xs:documentation&gt;</text:p>
      <text:p text:style-name="P54"><text:s text:c="8"/>&lt;/xs:annotation&gt;</text:p>
      <text:p text:style-name="P54"><text:soft-page-break/><text:s text:c="8"/>&lt;xs:element name="group" type="groupType" minOccurs="0" maxOccurs="1" /&gt;</text:p>
      <text:p text:style-name="P54"><text:s text:c="8"/>&lt;xs:element name="string" type="stringType" minOccurs="0" maxOccurs="1" /&gt;</text:p>
      <text:p text:style-name="P54"><text:s text:c="8"/>&lt;xs:element name="int" type="intType" minOccurs="0" maxOccurs="1" /&gt;</text:p>
      <text:p text:style-name="P54"><text:s text:c="8"/>&lt;xs:element name="eventid" type="eventidType" minOccurs="0" maxOccurs="1" /&gt;</text:p>
      <text:p text:style-name="P54"><text:s text:c="8"/>&lt;xs:element name="float" type="floatType" minOccurs="0" maxOccurs="1" /&gt;</text:p>
      <text:p text:style-name="P54"><text:s text:c="8"/>&lt;xs:element name="action" type="actionButtonType" minOccurs="0" maxOccurs="1" /&gt;</text:p>
      <text:p text:style-name="P54"><text:s text:c="8"/>&lt;xs:element name="blob" type="blobType" minOccurs="0" maxOccurs="1" /&gt;</text:p>
      <text:p text:style-name="P54"><text:s text:c="6"/>&lt;/xs:choice&gt;</text:p>
      <text:p text:style-name="P54"><text:s text:c="4"/>&lt;/xs:sequenc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 address of</text:p>
      <text:p text:style-name="P54"><text:s text:c="10"/>the end of previous element and the start of</text:p>
      <text:p text:style-name="P54"><text:s text:c="10"/>this group'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s text:c="4"/>&lt;xs:attribute name="replication" type="xs:int" default="1" /&gt;</text:p>
      <text:p text:style-name="P54"><text:s text:c="2"/>&lt;/xs:complexType&gt;</text:p>
      <text:p text:style-name="P54"/>
      <text:p text:style-name="P54"><text:s text:c="2"/>&lt;xs:complexType name="eventidType"&gt;</text:p>
      <text:p text:style-name="P54"><text:s text:c="4"/>&lt;xs:sequence&gt;</text:p>
      <text:p text:style-name="P54"><text:s text:c="6"/>&lt;xs:element name="name" minOccurs="0" maxOccurs="1" /&gt;</text:p>
      <text:p text:style-name="P54"><text:s text:c="6"/>&lt;xs:element name="description" minOccurs="0" maxOccurs="1" /&gt;</text:p>
      <text:p text:style-name="P54"><text:s text:c="6"/>&lt;xs:element name="map" type="mapType" minOccurs="0" maxOccurs="1" /&gt;</text:p>
      <text:p text:style-name="P54"><text:s text:c="4"/>&lt;/xs:sequenc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 address of</text:p>
      <text:p text:style-name="P54"><text:s text:c="10"/>the end of previous element and the start of</text:p>
      <text:p text:style-name="P54"><text:s text:c="10"/>this elements'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s text:c="2"/>&lt;/xs:complexType&gt;</text:p>
      <text:p text:style-name="P54"/>
      <text:p text:style-name="P54"><text:s text:c="2"/>&lt;xs:complexType name="integerHintsType"&gt;</text:p>
      <text:p text:style-name="P54"><text:s text:c="4"/>&lt;xs:annotation&gt;</text:p>
      <text:p text:style-name="P54"><text:s text:c="6"/>&lt;xs:documentation&gt;</text:p>
      <text:p text:style-name="P54"><text:s text:c="8"/>Presents optional hints to a GUI program</text:p>
      <text:p text:style-name="P54"><text:soft-page-break/><text:s text:c="8"/>for how to render this integer variable.</text:p>
      <text:p text:style-name="P54"><text:s text:c="6"/>&lt;/xs:documentation&gt;</text:p>
      <text:p text:style-name="P54"><text:s text:c="4"/>&lt;/xs:annotation&gt;</text:p>
      <text:p text:style-name="P54"><text:s text:c="4"/>&lt;xs:sequence&gt;</text:p>
      <text:p text:style-name="P54"><text:s text:c="6"/>&lt;xs:element name="slider" minOccurs="0" maxOccurs="1" &gt;</text:p>
      <text:p text:style-name="P54"><text:s text:c="8"/>&lt;xs:complexType&gt;</text:p>
      <text:p text:style-name="P54"><text:s text:c="10"/>&lt;xs:attribute name="tickSpacing" type="xs:integer" default="0"&gt;</text:p>
      <text:p text:style-name="P54"><text:s text:c="12"/>&lt;xs:annotation&gt;</text:p>
      <text:p text:style-name="P54"><text:s text:c="14"/>&lt;xs:documentation&gt;</text:p>
      <text:p text:style-name="P54"><text:s text:c="16"/>Recommends a value for the spacing between </text:p>
      <text:p text:style-name="P54"><text:s text:c="16"/>tick marks on the slider. <text:s/>For example, "10" with a </text:p>
      <text:p text:style-name="P54"><text:s text:c="16"/>minimum value of 0 would recommend ticks at 0, 10, 20 etc</text:p>
      <text:p text:style-name="P54"><text:s text:c="16"/>along the slider axis. Values of zero or less</text:p>
      <text:p text:style-name="P54"><text:s text:c="16"/>recommend that no tick marks be displayed.</text:p>
      <text:p text:style-name="P54"><text:s text:c="14"/>&lt;/xs:documentation&gt;</text:p>
      <text:p text:style-name="P54"><text:s text:c="12"/>&lt;/xs:annotation&gt;</text:p>
      <text:p text:style-name="P54"><text:s text:c="10"/>&lt;/xs:attribute&gt;</text:p>
      <text:p text:style-name="P54"><text:s text:c="10"/>&lt;xs:attribute name="immediate" type="booleanType" default="no"&gt;</text:p>
      <text:p text:style-name="P54"><text:s text:c="12"/>&lt;xs:annotation&gt;</text:p>
      <text:p text:style-name="P54"><text:s text:c="14"/>&lt;xs:documentation&gt;</text:p>
      <text:p text:style-name="P54"><text:s text:c="16"/>If yes, recommends that the slider should write to the </text:p>
      <text:p text:style-name="P54"><text:s text:c="16"/>configuration memory immediately when changed</text:p>
      <text:p text:style-name="P54"><text:s text:c="14"/>&lt;/xs:documentation&gt;</text:p>
      <text:p text:style-name="P54"><text:s text:c="12"/>&lt;/xs:annotation&gt;</text:p>
      <text:p text:style-name="P54"><text:s text:c="10"/>&lt;/xs:attribute&gt;</text:p>
      <text:p text:style-name="P54"><text:s text:c="10"/>&lt;xs:attribute name="showValue" type="booleanType" default="no"&gt;</text:p>
      <text:p text:style-name="P54"><text:s text:c="12"/>&lt;xs:annotation&gt;</text:p>
      <text:p text:style-name="P54"><text:s text:c="14"/>&lt;xs:documentation&gt;</text:p>
      <text:p text:style-name="P54"><text:s text:c="16"/>If yes, recommends that a slider should also </text:p>
      <text:p text:style-name="P54"><text:s text:c="16"/>show the exact value, perhaps in a near-by numeric field</text:p>
      <text:p text:style-name="P54"><text:s text:c="14"/>&lt;/xs:documentation&gt;</text:p>
      <text:p text:style-name="P54"><text:s text:c="12"/>&lt;/xs:annotation&gt;</text:p>
      <text:p text:style-name="P54"><text:s text:c="10"/>&lt;/xs:attribute&gt;</text:p>
      <text:p text:style-name="P54"><text:s text:c="8"/>&lt;/xs:complexType&gt;</text:p>
      <text:p text:style-name="P54"><text:s text:c="6"/>&lt;/xs:element&gt; </text:p>
      <text:p text:style-name="P54"><text:s text:c="6"/>&lt;xs:element name="radiobutton" minOccurs="0" maxOccurs="1" /&gt;</text:p>
      <text:p text:style-name="P54"><text:s text:c="6"/>&lt;xs:element name="checkbox" minOccurs="0" maxOccurs="1" /&gt;</text:p>
      <text:p text:style-name="P54"><text:s text:c="4"/>&lt;/xs:sequence&gt;</text:p>
      <text:p text:style-name="P54"><text:s text:c="2"/>&lt;/xs:complexType&gt;</text:p>
      <text:p text:style-name="P54"><text:s text:c="2"/></text:p>
      <text:p text:style-name="P54"><text:s text:c="2"/>&lt;xs:complexType name="intType"&gt;</text:p>
      <text:p text:style-name="P54"><text:s text:c="4"/>&lt;xs:sequence&gt;</text:p>
      <text:p text:style-name="P54"><text:s text:c="6"/>&lt;xs:element name="name" minOccurs="0" maxOccurs="1" /&gt;</text:p>
      <text:p text:style-name="P54"><text:s text:c="6"/>&lt;xs:element name="description" minOccurs="0" maxOccurs="1" /&gt;</text:p>
      <text:p text:style-name="P54"><text:s text:c="6"/>&lt;xs:element name="min" minOccurs="0" maxOccurs="1" /&gt;</text:p>
      <text:p text:style-name="P54"><text:s text:c="6"/>&lt;xs:element name="max" minOccurs="0" maxOccurs="1" /&gt;</text:p>
      <text:p text:style-name="P54"><text:soft-page-break/><text:s text:c="6"/>&lt;xs:element name="default" minOccurs="0" maxOccurs="1" /&gt;</text:p>
      <text:p text:style-name="P54"><text:s text:c="6"/>&lt;xs:element name="map" type="mapType" minOccurs="0" maxOccurs="1"&gt;</text:p>
      <text:p text:style-name="P54"><text:s text:c="8"/>&lt;xs:annotation&gt;</text:p>
      <text:p text:style-name="P54"><text:s text:c="10"/>&lt;xs:documentation&gt;</text:p>
      <text:p text:style-name="P54"><text:s text:c="12"/>The 'value' of each entry is displayed, and</text:p>
      <text:p text:style-name="P54"><text:s text:c="12"/>the 'property' content (number) is sent</text:p>
      <text:p text:style-name="P54"><text:s text:c="12"/>to/from the node</text:p>
      <text:p text:style-name="P54"><text:s text:c="10"/>&lt;/xs:documentation&gt;</text:p>
      <text:p text:style-name="P54"><text:s text:c="8"/>&lt;/xs:annotation&gt;</text:p>
      <text:p text:style-name="P54"><text:s text:c="6"/>&lt;/xs:element&gt;</text:p>
      <text:p text:style-name="P54"><text:s text:c="6"/>&lt;xs:element name="hints" type="integerHintsType" minOccurs="0" maxOccurs="1" /&gt; <text:s text:c="4"/></text:p>
      <text:p text:style-name="P54"><text:s text:c="4"/>&lt;/xs:sequence&gt;</text:p>
      <text:p text:style-name="P54"><text:s text:c="4"/>&lt;xs:attribute name="size" default="1"&gt;</text:p>
      <text:p text:style-name="P54"><text:s text:c="6"/>&lt;xs:annotation&gt;</text:p>
      <text:p text:style-name="P54"><text:s text:c="8"/>&lt;xs:documentation&gt;</text:p>
      <text:p text:style-name="P54"><text:s text:c="10"/>Storage size of this variable in bytes.</text:p>
      <text:p text:style-name="P54"><text:s text:c="8"/>&lt;/xs:documentation&gt;</text:p>
      <text:p text:style-name="P54"><text:s text:c="6"/>&lt;/xs:annotation&gt;</text:p>
      <text:p text:style-name="P54"><text:s text:c="6"/>&lt;xs:simpleType&gt;</text:p>
      <text:p text:style-name="P54"><text:s text:c="8"/>&lt;xs:restriction base="xs:token"&gt;</text:p>
      <text:p text:style-name="P54"><text:s text:c="10"/>&lt;xs:enumeration value="1"/&gt;</text:p>
      <text:p text:style-name="P54"><text:s text:c="10"/>&lt;xs:enumeration value="2"/&gt;</text:p>
      <text:p text:style-name="P54"><text:s text:c="10"/>&lt;xs:enumeration value="4"/&gt;</text:p>
      <text:p text:style-name="P54"><text:s text:c="10"/>&lt;xs:enumeration value="8"/&gt;</text:p>
      <text:p text:style-name="P54"><text:s text:c="8"/>&lt;/xs:restriction&gt;</text:p>
      <text:p text:style-name="P54"><text:s text:c="6"/>&lt;/xs:simpleType&gt;</text:p>
      <text:p text:style-name="P54"><text:s text:c="4"/>&lt;/xs:attribut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text:p>
      <text:p text:style-name="P54"><text:s text:c="10"/>address of the end of previous element and the</text:p>
      <text:p text:style-name="P54"><text:s text:c="10"/>start of this elements'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s text:c="2"/>&lt;/xs:complexType&gt;</text:p>
      <text:p text:style-name="P54"/>
      <text:p text:style-name="P54"><text:s text:c="2"/>&lt;xs:simpleType name="floatFormat"&gt;</text:p>
      <text:p text:style-name="P54"><text:s text:c="2"/>&lt;xs:restriction base="xs:string"&gt;</text:p>
      <text:p text:style-name="P54"><text:s text:c="4"/>&lt;!-- This is a somewhat limiting regex, as it does not allow all possible --&gt;</text:p>
      <text:p text:style-name="P54"><text:s text:c="4"/>&lt;!-- printf formats. <text:s text:c="2"/>It will allow the most common formats that I have --&gt;</text:p>
      <text:p text:style-name="P54"><text:s text:c="4"/>&lt;!-- seen and used before, howerver --&gt;</text:p>
      <text:p text:style-name="P54"><text:s text:c="4"/>&lt;xs:pattern value="%[0-9]*(\.([0-9]*))?f"/&gt;</text:p>
      <text:p text:style-name="P54"><text:soft-page-break/><text:s text:c="2"/>&lt;/xs:restriction&gt;</text:p>
      <text:p text:style-name="P54"><text:s text:c="2"/>&lt;/xs:simpleType&gt;</text:p>
      <text:p text:style-name="P54"/>
      <text:p text:style-name="P54"><text:s text:c="2"/>&lt;xs:complexType name="floatType"&gt;</text:p>
      <text:p text:style-name="P54"><text:s text:c="3"/>&lt;xs:sequence&gt;</text:p>
      <text:p text:style-name="P54"><text:s text:c="6"/>&lt;xs:element name="name" minOccurs="0" maxOccurs="1" /&gt;</text:p>
      <text:p text:style-name="P54"><text:s text:c="6"/>&lt;xs:element name="description" minOccurs="0" maxOccurs="1" /&gt;</text:p>
      <text:p text:style-name="P54"><text:s text:c="6"/>&lt;xs:element name="min" minOccurs="0" maxOccurs="1" /&gt;</text:p>
      <text:p text:style-name="P54"><text:s text:c="6"/>&lt;xs:element name="max" minOccurs="0" maxOccurs="1" /&gt;</text:p>
      <text:p text:style-name="P54"><text:s text:c="6"/>&lt;xs:element name="default" minOccurs="0" maxOccurs="1" /&gt;</text:p>
      <text:p text:style-name="P54"><text:s text:c="6"/>&lt;xs:element name="map" type="mapType" minOccurs="0" maxOccurs="1"&gt;</text:p>
      <text:p text:style-name="P54"><text:s text:c="8"/>&lt;xs:annotation&gt;</text:p>
      <text:p text:style-name="P54"><text:s text:c="10"/>&lt;xs:documentation&gt;</text:p>
      <text:p text:style-name="P54"><text:s text:c="12"/>The 'value' of each entry is displayed, and</text:p>
      <text:p text:style-name="P54"><text:s text:c="12"/>the 'property' content (number) is sent</text:p>
      <text:p text:style-name="P54"><text:s text:c="12"/>to/from the node</text:p>
      <text:p text:style-name="P54"><text:s text:c="10"/>&lt;/xs:documentation&gt;</text:p>
      <text:p text:style-name="P54"><text:s text:c="8"/>&lt;/xs:annotation&gt;</text:p>
      <text:p text:style-name="P54"><text:s text:c="6"/>&lt;/xs:element&gt;</text:p>
      <text:p text:style-name="P54"><text:s text:c="4"/>&lt;/xs:sequence&gt;</text:p>
      <text:p text:style-name="P54"><text:s text:c="4"/>&lt;xs:attribute name="size" use="required"&gt;</text:p>
      <text:p text:style-name="P54"><text:s text:c="6"/>&lt;xs:annotation&gt;</text:p>
      <text:p text:style-name="P54"><text:s text:c="8"/>&lt;xs:documentation&gt;</text:p>
      <text:p text:style-name="P54"><text:s text:c="10"/>Storage size of this variable in bytes. 2, 4 and 8 are valid.</text:p>
      <text:p text:style-name="P54"><text:s text:c="8"/>&lt;/xs:documentation&gt;</text:p>
      <text:p text:style-name="P54"><text:s text:c="6"/>&lt;/xs:annotation&gt;</text:p>
      <text:p text:style-name="P54"><text:s text:c="6"/>&lt;xs:simpleType&gt;</text:p>
      <text:p text:style-name="P54"><text:s text:c="8"/>&lt;xs:restriction base="xs:token"&gt;</text:p>
      <text:p text:style-name="P54"><text:s text:c="10"/>&lt;xs:enumeration value="2"/&gt;</text:p>
      <text:p text:style-name="P54"><text:s text:c="10"/>&lt;xs:enumeration value="4"/&gt;</text:p>
      <text:p text:style-name="P54"><text:s text:c="10"/>&lt;xs:enumeration value="8"/&gt;</text:p>
      <text:p text:style-name="P54"><text:s text:c="8"/>&lt;/xs:restriction&gt;</text:p>
      <text:p text:style-name="P54"><text:s text:c="6"/>&lt;/xs:simpleType&gt;</text:p>
      <text:p text:style-name="P54"><text:s text:c="4"/>&lt;/xs:attribut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text:p>
      <text:p text:style-name="P54"><text:s text:c="10"/>address of the end of previous element and the</text:p>
      <text:p text:style-name="P54"><text:s text:c="10"/>start of this elements'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s text:c="2"/>&lt;xs:attribute name="formatting" type="floatFormat" &gt;</text:p>
      <text:p text:style-name="P54"><text:soft-page-break/><text:s text:c="8"/>&lt;xs:annotation&gt;</text:p>
      <text:p text:style-name="P54"><text:s text:c="8"/>&lt;xs:documentation&gt;</text:p>
      <text:p text:style-name="P54"><text:s text:c="10"/>printf-style format string for displaying data to the user, like %3.1f</text:p>
      <text:p text:style-name="P54"><text:s text:c="8"/>&lt;/xs:documentation&gt;</text:p>
      <text:p text:style-name="P54"><text:s text:c="6"/>&lt;/xs:annotation&gt;</text:p>
      <text:p text:style-name="P54"><text:s text:c="2"/>&lt;/xs:attribute&gt;</text:p>
      <text:p text:style-name="P54"><text:s text:c="2"/>&lt;/xs:complexType&gt;</text:p>
      <text:p text:style-name="P54"/>
      <text:p text:style-name="P54"><text:s text:c="2"/>&lt;xs:complexType name="stringType"&gt;</text:p>
      <text:p text:style-name="P54"><text:s text:c="4"/>&lt;xs:sequence&gt;</text:p>
      <text:p text:style-name="P54"><text:s text:c="6"/>&lt;xs:element name="name" minOccurs="0" maxOccurs="1" /&gt;</text:p>
      <text:p text:style-name="P54"><text:s text:c="6"/>&lt;xs:element name="description" minOccurs="0" maxOccurs="1" /&gt;</text:p>
      <text:p text:style-name="P54"><text:s text:c="6"/>&lt;xs:element name="map" type="mapType" minOccurs="0" maxOccurs="1" /&gt;</text:p>
      <text:p text:style-name="P54"><text:s text:c="4"/>&lt;/xs:sequence&gt;</text:p>
      <text:p text:style-name="P54"><text:s text:c="4"/>&lt;xs:attribute name="size" type="xs:int" use="required"&gt;</text:p>
      <text:p text:style-name="P54"><text:s text:c="6"/>&lt;xs:annotation&gt;</text:p>
      <text:p text:style-name="P54"><text:s text:c="8"/>&lt;xs:documentation&gt;</text:p>
      <text:p text:style-name="P54"><text:s text:c="10"/>Storage size of this variable in bytes.</text:p>
      <text:p text:style-name="P54"><text:s text:c="10"/>This includes the trailing null byte that</text:p>
      <text:p text:style-name="P54"><text:s text:c="10"/>terminates the string content.</text:p>
      <text:p text:style-name="P54"><text:s text:c="8"/>&lt;/xs:documentation&gt;</text:p>
      <text:p text:style-name="P54"><text:s text:c="6"/>&lt;/xs:annotation&gt;</text:p>
      <text:p text:style-name="P54"><text:s text:c="4"/>&lt;/xs:attribut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text:p>
      <text:p text:style-name="P54"><text:s text:c="10"/>address of the end of previous element and the</text:p>
      <text:p text:style-name="P54"><text:s text:c="10"/>start of this elements'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s text:c="2"/>&lt;/xs:complexType&gt;</text:p>
      <text:p text:style-name="P54"/>
      <text:p text:style-name="P54"><text:s text:c="2"/>&lt;xs:complexType name="actionButtonType"&gt;</text:p>
      <text:p text:style-name="P54"><text:s text:c="4"/>&lt;xs:sequence&gt;</text:p>
      <text:p text:style-name="P54"><text:s text:c="6"/>&lt;xs:element name="name" minOccurs="0" maxOccurs="1" /&gt;</text:p>
      <text:p text:style-name="P54"><text:s text:c="6"/>&lt;xs:element name="description" minOccurs="0" maxOccurs="1" /&gt;</text:p>
      <text:p text:style-name="P54"><text:s text:c="6"/>&lt;xs:element name="buttonText" minOccurs="0" maxOccurs="1"&gt;</text:p>
      <text:p text:style-name="P54"><text:s text:c="8"/>&lt;xs:annotation&gt;</text:p>
      <text:p text:style-name="P54"><text:s text:c="10"/>&lt;xs:documentation&gt;</text:p>
      <text:p text:style-name="P54"><text:s text:c="12"/>Text to be displayed on the button. </text:p>
      <text:p text:style-name="P54"><text:s text:c="12"/>This is required.</text:p>
      <text:p text:style-name="P54"><text:s text:c="10"/>&lt;/xs:documentation&gt;</text:p>
      <text:p text:style-name="P54"><text:soft-page-break/><text:s text:c="8"/>&lt;/xs:annotation&gt;</text:p>
      <text:p text:style-name="P54"><text:s text:c="6"/>&lt;/xs:element&gt;</text:p>
      <text:p text:style-name="P54"><text:s text:c="6"/>&lt;xs:element name="dialogText" minOccurs="0" maxOccurs="1"&gt;</text:p>
      <text:p text:style-name="P54"><text:s text:c="8"/>&lt;xs:annotation&gt;</text:p>
      <text:p text:style-name="P54"><text:s text:c="10"/>&lt;xs:documentation&gt;</text:p>
      <text:p text:style-name="P54"><text:s text:c="12"/>Text to be displayed on the confirmation dialog. </text:p>
      <text:p text:style-name="P54"><text:s text:c="12"/>If empty or not present, no confirmation dialog is displayed.</text:p>
      <text:p text:style-name="P54"><text:s text:c="10"/>&lt;/xs:documentation&gt;</text:p>
      <text:p text:style-name="P54"><text:s text:c="8"/>&lt;/xs:annotation&gt;</text:p>
      <text:p text:style-name="P54"><text:s text:c="6"/>&lt;/xs:element&gt;</text:p>
      <text:p text:style-name="P54"><text:s text:c="6"/>&lt;xs:element name="value" minOccurs="1" maxOccurs="1"&gt;</text:p>
      <text:p text:style-name="P54"><text:s text:c="8"/>&lt;xs:annotation&gt;</text:p>
      <text:p text:style-name="P54"><text:s text:c="10"/>&lt;xs:documentation&gt;</text:p>
      <text:p text:style-name="P54"><text:s text:c="12"/>Value to be written when the button is triggered. </text:p>
      <text:p text:style-name="P54"><text:s text:c="12"/>This is required.</text:p>
      <text:p text:style-name="P54"><text:s text:c="10"/>&lt;/xs:documentation&gt;</text:p>
      <text:p text:style-name="P54"><text:s text:c="8"/>&lt;/xs:annotation&gt;</text:p>
      <text:p text:style-name="P54"><text:s text:c="6"/>&lt;/xs:element&gt;</text:p>
      <text:p text:style-name="P54"><text:s text:c="4"/>&lt;/xs:sequence&gt;</text:p>
      <text:p text:style-name="P54"><text:s text:c="4"/>&lt;xs:attribute name="size" use="required"&gt;</text:p>
      <text:p text:style-name="P54"><text:s text:c="6"/>&lt;xs:annotation&gt;</text:p>
      <text:p text:style-name="P54"><text:s text:c="8"/>&lt;xs:documentation&gt;</text:p>
      <text:p text:style-name="P54"><text:s text:c="10"/>Storage size of this variable in bytes. </text:p>
      <text:p text:style-name="P54"><text:s text:c="10"/>This is required for backwards compatibility.</text:p>
      <text:p text:style-name="P54"><text:s text:c="8"/>&lt;/xs:documentation&gt;</text:p>
      <text:p text:style-name="P54"><text:s text:c="6"/>&lt;/xs:annotation&gt;</text:p>
      <text:p text:style-name="P54"><text:s text:c="6"/>&lt;xs:simpleType&gt;</text:p>
      <text:p text:style-name="P54"><text:s text:c="8"/>&lt;xs:restriction base="xs:token"&gt;</text:p>
      <text:p text:style-name="P54"><text:s text:c="10"/>&lt;xs:enumeration value="1"/&gt;</text:p>
      <text:p text:style-name="P54"><text:s text:c="10"/>&lt;xs:enumeration value="2"/&gt;</text:p>
      <text:p text:style-name="P54"><text:s text:c="10"/>&lt;xs:enumeration value="4"/&gt;</text:p>
      <text:p text:style-name="P54"><text:s text:c="10"/>&lt;xs:enumeration value="8"/&gt;</text:p>
      <text:p text:style-name="P54"><text:s text:c="8"/>&lt;/xs:restriction&gt;</text:p>
      <text:p text:style-name="P54"><text:s text:c="6"/>&lt;/xs:simpleType&gt;</text:p>
      <text:p text:style-name="P54"><text:s text:c="4"/>&lt;/xs:attribut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 address of</text:p>
      <text:p text:style-name="P54"><text:s text:c="10"/>the end of previous element and the start of</text:p>
      <text:p text:style-name="P54"><text:s text:c="10"/>this elements'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soft-page-break/><text:s text:c="2"/>&lt;/xs:complexType&gt;</text:p>
      <text:p text:style-name="P54"/>
      <text:p text:style-name="P54"><text:s text:c="2"/>&lt;xs:complexType name="blobType"&gt;</text:p>
      <text:p text:style-name="P54"><text:s text:c="4"/>&lt;xs:sequence&gt;</text:p>
      <text:p text:style-name="P54"><text:s text:c="6"/>&lt;xs:element name="name" minOccurs="0" maxOccurs="1" /&gt;</text:p>
      <text:p text:style-name="P54"><text:s text:c="6"/>&lt;xs:element name="description" minOccurs="0" maxOccurs="1" /&gt;</text:p>
      <text:p text:style-name="P54"><text:s text:c="4"/>&lt;/xs:sequence&gt;</text:p>
      <text:p text:style-name="P54"><text:s text:c="4"/>&lt;xs:attribute name="size" use="required"&gt;</text:p>
      <text:p text:style-name="P54"><text:s text:c="6"/>&lt;xs:annotation&gt;</text:p>
      <text:p text:style-name="P54"><text:s text:c="8"/>&lt;xs:documentation&gt;</text:p>
      <text:p text:style-name="P54"><text:s text:c="10"/>Storage size of this variable in bytes.</text:p>
      <text:p text:style-name="P54"><text:s text:c="10"/>This is fixed at 10 bytes.</text:p>
      <text:p text:style-name="P54"><text:s text:c="10"/>An explicit value is required for backwards compatibility.</text:p>
      <text:p text:style-name="P54"><text:s text:c="8"/>&lt;/xs:documentation&gt;</text:p>
      <text:p text:style-name="P54"><text:s text:c="6"/>&lt;/xs:annotation&gt;</text:p>
      <text:p text:style-name="P54"><text:s text:c="6"/>&lt;xs:simpleType&gt;</text:p>
      <text:p text:style-name="P54"><text:s text:c="8"/>&lt;xs:restriction base="xs:token"&gt;</text:p>
      <text:p text:style-name="P54"><text:s text:c="10"/>&lt;xs:enumeration value="10"/&gt;</text:p>
      <text:p text:style-name="P54"><text:s text:c="8"/>&lt;/xs:restriction&gt;</text:p>
      <text:p text:style-name="P54"><text:s text:c="6"/>&lt;/xs:simpleType&gt;</text:p>
      <text:p text:style-name="P54"><text:s text:c="4"/>&lt;/xs:attribut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 address of</text:p>
      <text:p text:style-name="P54"><text:s text:c="10"/>the end of previous element and the start of</text:p>
      <text:p text:style-name="P54"><text:s text:c="10"/>this elements'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s text:c="4"/>&lt;xs:attribute name="mode" use="required"&gt;</text:p>
      <text:p text:style-name="P54"><text:s text:c="6"/>&lt;xs:annotation&gt;</text:p>
      <text:p text:style-name="P54"><text:s text:c="8"/>&lt;xs:documentation&gt;</text:p>
      <text:p text:style-name="P54"><text:s text:c="10"/>Whether the underlying blob can be read ("read"), can be written ("write"),</text:p>
      <text:p text:style-name="P54"><text:s text:c="10"/>or both ("readwrite").</text:p>
      <text:p text:style-name="P54"><text:s text:c="8"/>&lt;/xs:documentation&gt;</text:p>
      <text:p text:style-name="P54"><text:s text:c="6"/>&lt;/xs:annotation&gt;</text:p>
      <text:p text:style-name="P54"><text:s text:c="6"/>&lt;xs:simpleType&gt;</text:p>
      <text:p text:style-name="P54"><text:s text:c="8"/>&lt;xs:restriction base="xs:token"&gt;</text:p>
      <text:p text:style-name="P54"><text:s text:c="10"/>&lt;xs:enumeration value="read"/&gt;</text:p>
      <text:p text:style-name="P54"><text:s text:c="10"/>&lt;xs:enumeration value="write"/&gt;</text:p>
      <text:p text:style-name="P54"><text:s text:c="10"/>&lt;xs:enumeration value="readwrite"/&gt;</text:p>
      <text:p text:style-name="P54"><text:s text:c="8"/>&lt;/xs:restriction&gt;</text:p>
      <text:p text:style-name="P54"><text:s text:c="6"/>&lt;/xs:simpleType&gt;</text:p>
      <text:p text:style-name="P54"><text:soft-page-break/><text:s text:c="4"/>&lt;/xs:attribute&gt;</text:p>
      <text:p text:style-name="P54"><text:s text:c="2"/>&lt;/xs:complexType&gt;</text:p>
      <text:p text:style-name="P54"/>
      <text:p text:style-name="P54"><text:s text:c="2"/>&lt;xs:complexType name="linkType"&gt;</text:p>
      <text:p text:style-name="P54"><text:s text:c="8"/>&lt;xs:simpleContent&gt;</text:p>
      <text:p text:style-name="P54"><text:s text:c="12"/>&lt;xs:extension base="xs:string"&gt;</text:p>
      <text:p text:style-name="P54"><text:s text:c="16"/>&lt;xs:attribute name="ref" type="xs:string" use="required"&gt;</text:p>
      <text:p text:style-name="P54"><text:s text:c="18"/>&lt;xs:annotation&gt;</text:p>
      <text:p text:style-name="P54"><text:s text:c="20"/>&lt;xs:documentation&gt;</text:p>
      <text:p text:style-name="P54"><text:s text:c="22"/>URL for this link. <text:s/>When the link is triggered</text:p>
      <text:p text:style-name="P54"><text:s text:c="22"/>in a configuration tool, it's recommended that this</text:p>
      <text:p text:style-name="P54"><text:s text:c="22"/>link be retrieved and displayed.</text:p>
      <text:p text:style-name="P54"><text:s text:c="20"/>&lt;/xs:documentation&gt;</text:p>
      <text:p text:style-name="P54"><text:s text:c="18"/>&lt;/xs:annotation&gt;</text:p>
      <text:p text:style-name="P54"><text:s text:c="16"/>&lt;/xs:attribute&gt;</text:p>
      <text:p text:style-name="P54"><text:s text:c="12"/>&lt;/xs:extension&gt;</text:p>
      <text:p text:style-name="P54"><text:s text:c="8"/>&lt;/xs:simpleContent&gt;</text:p>
      <text:p text:style-name="P54"><text:s text:c="2"/>&lt;/xs:complexType&gt;</text:p>
      <text:p text:style-name="P54"/>
      <text:p text:style-name="P54"><text:s text:c="2"/>&lt;!-- Definition of the primary "cdi" element --&gt;</text:p>
      <text:p text:style-name="P54"><text:s text:c="2"/>&lt;xs:element name="cdi"&gt;</text:p>
      <text:p text:style-name="P54"><text:s text:c="4"/>&lt;xs:annotation&gt;</text:p>
      <text:p text:style-name="P54"><text:s text:c="6"/>&lt;xs:documentation&gt;</text:p>
      <text:p text:style-name="P54"><text:s text:c="8"/>This is the schema for Configuration</text:p>
      <text:p text:style-name="P54"><text:s text:c="8"/>Description Information (cdi)</text:p>
      <text:p text:style-name="P54"><text:s text:c="6"/>&lt;/xs:documentation&gt;</text:p>
      <text:p text:style-name="P54"><text:s text:c="4"/>&lt;/xs:annotation&gt;</text:p>
      <text:p text:style-name="P54"><text:s text:c="4"/>&lt;xs:complexType&gt;</text:p>
      <text:p text:style-name="P54"><text:s text:c="6"/>&lt;xs:sequence&gt;</text:p>
      <text:p text:style-name="P54"><text:s text:c="8"/>&lt;xs:element name="identification" minOccurs="0" maxOccurs="1"&gt;</text:p>
      <text:p text:style-name="P54"><text:s text:c="10"/>&lt;xs:annotation&gt;</text:p>
      <text:p text:style-name="P54"><text:s text:c="12"/>&lt;xs:documentation&gt;</text:p>
      <text:p text:style-name="P54"><text:s text:c="14"/>Common first element to identify the decoder</text:p>
      <text:p text:style-name="P54"><text:s text:c="12"/>&lt;/xs:documentation&gt;</text:p>
      <text:p text:style-name="P54"><text:s text:c="10"/>&lt;/xs:annotation&gt;</text:p>
      <text:p text:style-name="P54"><text:s text:c="10"/>&lt;xs:complexType&gt;</text:p>
      <text:p text:style-name="P54"><text:s text:c="12"/>&lt;xs:sequence&gt;</text:p>
      <text:p text:style-name="P54"><text:s text:c="14"/>&lt;xs:element name="manufacturer" minOccurs="0" maxOccurs="1" /&gt;</text:p>
      <text:p text:style-name="P54"><text:s text:c="14"/>&lt;xs:element name="model" minOccurs="0" maxOccurs="1" /&gt;</text:p>
      <text:p text:style-name="P54"><text:s text:c="14"/>&lt;xs:element name="hardwareVersion" minOccurs="0" maxOccurs="1" /&gt;</text:p>
      <text:p text:style-name="P54"><text:s text:c="14"/>&lt;xs:element name="softwareVersion" minOccurs="0" maxOccurs="1" /&gt;</text:p>
      <text:p text:style-name="P54"><text:s text:c="14"/>&lt;xs:element name="link" type="linkType" minOccurs="0" maxOccurs="1" /&gt;</text:p>
      <text:p text:style-name="P54"><text:s text:c="14"/>&lt;xs:element name="map" type="mapType" minOccurs="0" maxOccurs="1"&gt;</text:p>
      <text:p text:style-name="P54"><text:s text:c="16"/>&lt;xs:annotation&gt;</text:p>
      <text:p text:style-name="P54"><text:s text:c="18"/>&lt;xs:documentation&gt;</text:p>
      <text:p text:style-name="P54"><text:s text:c="20"/>This map can be used to add arbitrary key/value</text:p>
      <text:p text:style-name="P54"><text:soft-page-break/><text:s text:c="20"/>descriptions of the node.</text:p>
      <text:p text:style-name="P54"><text:s text:c="18"/>&lt;/xs:documentation&gt;</text:p>
      <text:p text:style-name="P54"><text:s text:c="16"/>&lt;/xs:annotation&gt;</text:p>
      <text:p text:style-name="P54"><text:s text:c="14"/>&lt;/xs:element&gt;</text:p>
      <text:p text:style-name="P54"><text:s text:c="12"/>&lt;/xs:sequence&gt;</text:p>
      <text:p text:style-name="P54"><text:s text:c="10"/>&lt;/xs:complexType&gt;</text:p>
      <text:p text:style-name="P54"><text:s text:c="8"/>&lt;/xs:element&gt;</text:p>
      <text:p text:style-name="P54"><text:s text:c="8"/>&lt;xs:element name="acdi" minOccurs="0" maxOccurs="1"&gt;</text:p>
      <text:p text:style-name="P54"><text:s text:c="10"/>&lt;xs:annotation&gt;</text:p>
      <text:p text:style-name="P54"><text:s text:c="12"/>&lt;xs:documentation&gt;</text:p>
      <text:p text:style-name="P54"><text:s text:c="14"/>Element that identifies that memory information is available</text:p>
      <text:p text:style-name="P54"><text:s text:c="14"/>as defined by the Abbreviated Common Description Information</text:p>
      <text:p text:style-name="P54"><text:s text:c="14"/>(ACDI) standard.</text:p>
      <text:p text:style-name="P54"><text:s text:c="12"/>&lt;/xs:documentation&gt;</text:p>
      <text:p text:style-name="P54"><text:s text:c="10"/>&lt;/xs:annotation&gt;</text:p>
      <text:p text:style-name="P54"><text:s text:c="10"/>&lt;xs:complexType&gt;</text:p>
      <text:p text:style-name="P54"><text:s text:c="12"/>&lt;xs:attribute name="fixed" type="xs:int" default="4"&gt;</text:p>
      <text:p text:style-name="P54"><text:s text:c="14"/>&lt;xs:annotation&gt;</text:p>
      <text:p text:style-name="P54"><text:s text:c="16"/>&lt;xs:documentation&gt;</text:p>
      <text:p text:style-name="P54"><text:s text:c="18"/>The decimal version number of the format for the fixed</text:p>
      <text:p text:style-name="P54"><text:s text:c="18"/>information block.</text:p>
      <text:p text:style-name="P54"><text:s text:c="16"/>&lt;/xs:documentation&gt;</text:p>
      <text:p text:style-name="P54"><text:s text:c="14"/>&lt;/xs:annotation&gt;</text:p>
      <text:p text:style-name="P54"><text:s text:c="12"/>&lt;/xs:attribute&gt;</text:p>
      <text:p text:style-name="P54"><text:s text:c="12"/>&lt;xs:attribute name="var" type="xs:int" default="2"&gt;</text:p>
      <text:p text:style-name="P54"><text:s text:c="14"/>&lt;xs:annotation&gt;</text:p>
      <text:p text:style-name="P54"><text:s text:c="16"/>&lt;xs:documentation&gt;</text:p>
      <text:p text:style-name="P54"><text:s text:c="18"/>The decimal version number of the format for</text:p>
      <text:p text:style-name="P54"><text:s text:c="18"/>the variable information block.</text:p>
      <text:p text:style-name="P54"><text:s text:c="16"/>&lt;/xs:documentation&gt;</text:p>
      <text:p text:style-name="P54"><text:s text:c="14"/>&lt;/xs:annotation&gt;</text:p>
      <text:p text:style-name="P54"><text:s text:c="12"/>&lt;/xs:attribute&gt;</text:p>
      <text:p text:style-name="P54"><text:s text:c="10"/>&lt;/xs:complexType&gt;</text:p>
      <text:p text:style-name="P54"><text:s text:c="8"/>&lt;/xs:element&gt;</text:p>
      <text:p text:style-name="P54"><text:s text:c="8"/>&lt;xs:element name="segment" minOccurs="0" maxOccurs="unbounded"&gt;</text:p>
      <text:p text:style-name="P54"><text:s text:c="10"/>&lt;xs:annotation&gt;</text:p>
      <text:p text:style-name="P54"><text:s text:c="12"/>&lt;xs:documentation&gt;</text:p>
      <text:p text:style-name="P54"><text:s text:c="14"/>Define the contents of a memory space</text:p>
      <text:p text:style-name="P54"><text:s text:c="12"/>&lt;/xs:documentation&gt;</text:p>
      <text:p text:style-name="P54"><text:s text:c="10"/>&lt;/xs:annotation&gt;</text:p>
      <text:p text:style-name="P54"><text:s text:c="10"/>&lt;xs:complexType&gt;</text:p>
      <text:p text:style-name="P54"><text:s text:c="12"/>&lt;xs:sequence&gt;</text:p>
      <text:p text:style-name="P54"><text:s text:c="14"/>&lt;xs:element name="name" minOccurs="0" maxOccurs="1" /&gt;</text:p>
      <text:p text:style-name="P54"><text:s text:c="14"/>&lt;xs:element name="description" minOccurs="0" maxOccurs="1" /&gt;</text:p>
      <text:p text:style-name="P54"><text:s text:c="14"/>&lt;xs:element name="link" type="linkType" minOccurs="0" maxOccurs="1" /&gt;</text:p>
      <text:p text:style-name="P54"><text:s text:c="14"/>&lt;xs:choice minOccurs="0" maxOccurs="unbounded"&gt;</text:p>
      <text:p text:style-name="P54"><text:soft-page-break/><text:s text:c="16"/>&lt;xs:annotation&gt;</text:p>
      <text:p text:style-name="P54"><text:s text:c="18"/>&lt;xs:documentation&gt;</text:p>
      <text:p text:style-name="P54"><text:s text:c="20"/>Allows any sequence of the contained element types</text:p>
      <text:p text:style-name="P54"><text:s text:c="18"/>&lt;/xs:documentation&gt;</text:p>
      <text:p text:style-name="P54"><text:s text:c="16"/>&lt;/xs:annotation&gt;</text:p>
      <text:p text:style-name="P54"><text:s text:c="16"/>&lt;xs:element name="group" type="groupType" minOccurs="0" maxOccurs="1"&gt;</text:p>
      <text:p text:style-name="P54"><text:s text:c="18"/>&lt;xs:annotation&gt;</text:p>
      <text:p text:style-name="P54"><text:s text:c="20"/>&lt;xs:documentation&gt;</text:p>
      <text:p text:style-name="P54"><text:s text:c="22"/>Allows grouping and replication of multiple locations.</text:p>
      <text:p text:style-name="P54"><text:s text:c="20"/>&lt;/xs:documentation&gt;</text:p>
      <text:p text:style-name="P54"><text:s text:c="18"/>&lt;/xs:annotation&gt;</text:p>
      <text:p text:style-name="P54"><text:s text:c="16"/>&lt;/xs:element&gt;</text:p>
      <text:p text:style-name="P54"><text:s text:c="16"/>&lt;xs:element name="string" type="stringType" minOccurs="0" maxOccurs="1"&gt;</text:p>
      <text:p text:style-name="P54"><text:s text:c="18"/>&lt;xs:annotation&gt;</text:p>
      <text:p text:style-name="P54"><text:s text:c="20"/>&lt;xs:documentation&gt;</text:p>
      <text:p text:style-name="P54"><text:s text:c="22"/>Describes a human-readable UTF-8 string in the data.</text:p>
      <text:p text:style-name="P54"><text:s text:c="20"/>&lt;/xs:documentation&gt;</text:p>
      <text:p text:style-name="P54"><text:s text:c="18"/>&lt;/xs:annotation&gt;</text:p>
      <text:p text:style-name="P54"><text:s text:c="16"/>&lt;/xs:element&gt;</text:p>
      <text:p text:style-name="P54"><text:s text:c="16"/>&lt;xs:element name="int" type="intType" minOccurs="0" maxOccurs="1"&gt;</text:p>
      <text:p text:style-name="P54"><text:s text:c="18"/>&lt;xs:annotation&gt;</text:p>
      <text:p text:style-name="P54"><text:s text:c="20"/>&lt;xs:documentation&gt;</text:p>
      <text:p text:style-name="P54"><text:s text:c="22"/>Describes an integer value in the data.</text:p>
      <text:p text:style-name="P54"><text:s text:c="22"/>The field can be considered either a number,</text:p>
      <text:p text:style-name="P54"><text:s text:c="22"/>or a set of specific coded values via a map.</text:p>
      <text:p text:style-name="P54"><text:s text:c="20"/>&lt;/xs:documentation&gt;</text:p>
      <text:p text:style-name="P54"><text:s text:c="18"/>&lt;/xs:annotation&gt;</text:p>
      <text:p text:style-name="P54"><text:s text:c="16"/>&lt;/xs:element&gt;</text:p>
      <text:p text:style-name="P54"><text:s text:c="16"/>&lt;xs:element name="eventid" type="eventidType" minOccurs="0" maxOccurs="1"&gt;</text:p>
      <text:p text:style-name="P54"><text:s text:c="18"/>&lt;xs:annotation&gt;</text:p>
      <text:p text:style-name="P54"><text:s text:c="20"/>&lt;xs:documentation&gt;</text:p>
      <text:p text:style-name="P54"><text:s text:c="22"/>Describes an 8-byte Event ID in the data.</text:p>
      <text:p text:style-name="P54"><text:s text:c="20"/>&lt;/xs:documentation&gt;</text:p>
      <text:p text:style-name="P54"><text:s text:c="18"/>&lt;/xs:annotation&gt;</text:p>
      <text:p text:style-name="P54"><text:s text:c="16"/>&lt;/xs:element&gt;</text:p>
      <text:p text:style-name="P54"><text:s text:c="8"/>&lt;xs:element name="float" type="floatType" minOccurs="0" maxOccurs="1"&gt;</text:p>
      <text:p text:style-name="P54"><text:s text:c="10"/>&lt;xs:annotation&gt;</text:p>
      <text:p text:style-name="P54"><text:s text:c="20"/>&lt;xs:documentation&gt;</text:p>
      <text:p text:style-name="P54"><text:s text:c="22"/>Describes a float type in the data</text:p>
      <text:p text:style-name="P54"><text:s text:c="20"/>&lt;/xs:documentation&gt;</text:p>
      <text:p text:style-name="P54"><text:s text:c="18"/>&lt;/xs:annotation&gt;</text:p>
      <text:p text:style-name="P54"><text:s text:c="8"/>&lt;/xs:element&gt;</text:p>
      <text:p text:style-name="P54"><text:s text:c="8"/>&lt;xs:element name="action" type="actionButtonType" minOccurs="0" maxOccurs="1"&gt;</text:p>
      <text:p text:style-name="P54"><text:s text:c="10"/>&lt;xs:annotation&gt;</text:p>
      <text:p text:style-name="P54"><text:s text:c="20"/>&lt;xs:documentation&gt;</text:p>
      <text:p text:style-name="P54"><text:s text:c="22"/>Describes how to create an action button to write into the data.</text:p>
      <text:p text:style-name="P54"><text:soft-page-break/><text:s text:c="20"/>&lt;/xs:documentation&gt;</text:p>
      <text:p text:style-name="P54"><text:s text:c="18"/>&lt;/xs:annotation&gt;</text:p>
      <text:p text:style-name="P54"><text:s text:c="8"/>&lt;/xs:element&gt;</text:p>
      <text:p text:style-name="P54"><text:s text:c="8"/>&lt;xs:element name="blob" type="blobType" minOccurs="0" maxOccurs="1"&gt;</text:p>
      <text:p text:style-name="P54"><text:s text:c="10"/>&lt;xs:annotation&gt;</text:p>
      <text:p text:style-name="P54"><text:s text:c="20"/>&lt;xs:documentation&gt;</text:p>
      <text:p text:style-name="P54"><text:s text:c="22"/>Describes a blob of data that can be read/written/both.</text:p>
      <text:p text:style-name="P54"><text:s text:c="20"/>&lt;/xs:documentation&gt;</text:p>
      <text:p text:style-name="P54"><text:s text:c="18"/>&lt;/xs:annotation&gt;</text:p>
      <text:p text:style-name="P54"><text:s text:c="8"/>&lt;/xs:element&gt;</text:p>
      <text:p text:style-name="P54"/>
      <text:p text:style-name="P54">&lt;!--</text:p>
      <text:p text:style-name="P54"><text:s text:c="16"/>XML Schema 1.1 construct expressing extensibility promise</text:p>
      <text:p text:style-name="P54"><text:s text:c="16"/>&lt;xs:any minOccurs="0" maxOccurs="1" processContents="lax"&gt;</text:p>
      <text:p text:style-name="P54"><text:s text:c="16"/>&lt;xs:assert test="every $x in * satisfies</text:p>
      <text:p text:style-name="P54"><text:s text:c="36"/>(exists($x/@size) and $x/@size castable to xs:integer)"/&gt;</text:p>
      <text:p text:style-name="P54"><text:s text:c="16"/>&lt;xs:assert test="every $x in * satisfies</text:p>
      <text:p text:style-name="P54"><text:s text:c="36"/>(exists($x/@offset) and $x/@offset castable to xs:integer)"/&gt;</text:p>
      <text:p text:style-name="P54"><text:s text:c="18"/>&lt;xs:annotation&gt;</text:p>
      <text:p text:style-name="P54"><text:s text:c="20"/>&lt;xs:documentation&gt;</text:p>
      <text:p text:style-name="P54"><text:s text:c="22"/>Extension point for future schema</text:p>
      <text:p text:style-name="P54"><text:s text:c="20"/>&lt;/xs:documentation&gt;</text:p>
      <text:p text:style-name="P54"><text:s text:c="18"/>&lt;/xs:annotation&gt;</text:p>
      <text:p text:style-name="P54"><text:s text:c="16"/>&lt;/xs:any&gt;</text:p>
      <text:p text:style-name="P54"><text:s/>--&gt;</text:p>
      <text:p text:style-name="P54"/>
      <text:p text:style-name="P54"><text:s text:c="14"/>&lt;/xs:choice&gt;</text:p>
      <text:p text:style-name="P54"><text:s text:c="12"/>&lt;/xs:sequence&gt;</text:p>
      <text:p text:style-name="P54"><text:s text:c="12"/>&lt;xs:attribute name="space" type="xs:int" use="required"&gt;</text:p>
      <text:p text:style-name="P54"><text:s text:c="14"/>&lt;xs:annotation&gt;</text:p>
      <text:p text:style-name="P54"><text:s text:c="16"/>&lt;xs:documentation&gt;</text:p>
      <text:p text:style-name="P54"><text:s text:c="18"/>The decimal number of the address space where the information is found.</text:p>
      <text:p text:style-name="P54"><text:s text:c="16"/>&lt;/xs:documentation&gt;</text:p>
      <text:p text:style-name="P54"><text:s text:c="14"/>&lt;/xs:annotation&gt;</text:p>
      <text:p text:style-name="P54"><text:s text:c="12"/>&lt;/xs:attribute&gt;</text:p>
      <text:p text:style-name="P54"><text:s text:c="12"/>&lt;xs:attribute name="origin" type="xs:int" default="0"&gt;</text:p>
      <text:p text:style-name="P54"><text:s text:c="14"/>&lt;xs:annotation&gt;</text:p>
      <text:p text:style-name="P54"><text:s text:c="16"/>&lt;xs:documentation&gt;</text:p>
      <text:p text:style-name="P54"><text:s text:c="18"/>Starting address of the segment's contents</text:p>
      <text:p text:style-name="P54"><text:s text:c="18"/>within the memory space.</text:p>
      <text:p text:style-name="P54"><text:s text:c="16"/>&lt;/xs:documentation&gt;</text:p>
      <text:p text:style-name="P54"><text:s text:c="14"/>&lt;/xs:annotation&gt;</text:p>
      <text:p text:style-name="P54"><text:s text:c="12"/>&lt;/xs:attribute&gt;</text:p>
      <text:p text:style-name="P54"><text:s text:c="10"/>&lt;/xs:complexType&gt;</text:p>
      <text:p text:style-name="P54"><text:s text:c="8"/>&lt;/xs:element&gt;</text:p>
      <text:p text:style-name="P54"><text:s text:c="6"/>&lt;/xs:sequence&gt;</text:p>
      <text:p text:style-name="P54"><text:soft-page-break/><text:s text:c="4"/>&lt;/xs:complexType&gt;</text:p>
      <text:p text:style-name="P54"><text:s text:c="2"/>&lt;/xs:element&gt;</text:p>
      <text:p text:style-name="P54">&lt;/xs:schema&gt;<text:change-end text:change-id="ct105553242148368"/></text:p>
      <text:p text:style-name="P5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7"><text:s/>1 <text:s/>Introduction (Informative)<text:tab/>1</text:p>
          <text:p text:style-name="P57"><text:s/>2 <text:s/>Intended Use (Informative)<text:tab/>1</text:p>
          <text:p text:style-name="P57"><text:s/>3 <text:s/>References and Context (Informative)<text:tab/>1</text:p>
          <text:p text:style-name="P57"><text:s/>4 <text:s/>Content (Normative)<text:tab/>2</text:p>
          <text:p text:style-name="P57"><text:s/>5 <text:s/>Format (Normative)<text:tab/>2</text:p>
          <text:p text:style-name="P56"><text:s/>5.1 <text:s/>XML Elements<text:tab/>3</text:p>
          <text:p text:style-name="P59"><text:s/>5.1.1 <text:s/>&lt;identification&gt; Element<text:tab/>3</text:p>
          <text:p text:style-name="P59"><text:s/>5.1.2 <text:s/>&lt;acdi&gt; Element<text:tab/>3</text:p>
          <text:p text:style-name="P59"><text:s/>5.1.3 <text:s/>&lt;segment&gt; Element<text:tab/>4</text:p>
          <text:p text:style-name="P59"><text:s/>5.1.4 <text:s/>Data Elements<text:tab/>4</text:p>
          <text:p text:style-name="P58"><text:s/>5.1.4.1 <text:s/>&lt;group&gt; Element<text:tab/>4</text:p>
          <text:p text:style-name="P58"><text:s/>5.1.4.2 <text:s/>&lt;int&gt; Element<text:tab/>5</text:p>
          <text:p text:style-name="P58"><text:s/>5.1.4.3 <text:s/>&lt;string&gt; Element<text:tab/>5</text:p>
          <text:p text:style-name="P58"><text:s/>5.1.4.4 <text:s/>&lt;eventid&gt; Element<text:tab/>5</text:p>
          <text:p text:style-name="P57"><text:s/>6 <text:s/>Future Extension (Normative)<text:tab/>5</text:p>
          <text:p text:style-name="P57"><text:s/>A Appendix: Schema<text:tab/>7</text:p>
        </text:index-body>
      </text:table-of-content>
      <text:p text:style-name="P4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writing-mode="lr-tb"/>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2" style:display-name="Numbering 2">
      <text:list-level-style-number text:level="1" text:style-name="Numbering_20_Symbols" loext:num-list-format=" %1%" style:num-pre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 %2%." style:num-prefix=" " style:num-suffix="." style:num-format="I"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loext:num-list-format=" %3%."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loext:num-list-format=" %4%." style:num-prefix=" " style:num-suffix="." style:num-format="i"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7ba84"/>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officeooo:paragraph-rsid="0057ba84"/>
    </style:style>
    <style:style style:name="MT1" style:family="text">
      <style:text-properties style:font-name="Liberation Sans" fo:font-size="1pt"/>
    </style:style>
    <style:style style:name="MT2" style:family="text">
      <style:text-properties fo:font-size="8pt" officeooo:rsid="0016888d" style:font-size-asian="8pt" style:font-size-complex="8pt"/>
    </style:style>
    <style:style style:name="MT3"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3.1535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959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0429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331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onfiguration Desciption Information Standard<draw:custom-shape text:anchor-type="char" draw:z-index="26" draw:name="PowerPlusWaterMarkObject" draw:style-name="Mgr1" draw:text-style-name="MP3" svg:width="6.9248in" svg:height="3.1531in" draw:transform="rotate (0.785398163397448) translate (-0.100694444444444in 5.83333333333333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2</text:page-number></text:span></text:span><text:span text:style-name="Page_20_Number"><text:span text:style-name="MT3"><text:s/>of </text:span></text:span><text:span text:style-name="Page_20_Number"><text:span text:style-name="MT3"><text:page-count style:num-format="1">28</text:page-count></text:span></text:span><text:span text:style-name="Page_20_Number"><text:span text:style-name="MT3"><text:s/>- </text:span></text:span><text:span text:style-name="Page_20_Number"><text:span text:style-name="MT3"><text:user-defined style:data-style-name="N0" text:name="OLCBdate">August 7, 2024</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819in" svg:y="0.3354in" svg:width="2.798in" svg:height="0.9909in" draw:z-index="36"><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Configuration Description Information</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August 7, 2024</text:user-defined></text:p>
            </table:table-cell>
            <table:table-cell table:style-name="Table1.C1" office:value-type="string">
              <text:p text:style-name="MP8"><text:user-defined style:data-style-name="N0" text:name="OLCBstatus">Draft</text:user-defined></text:p>
            </table:table-cell>
          </table:table-row>
        </table:table>
        <text:p text:style-name="Header"><draw:custom-shape text:anchor-type="char" draw:z-index="27" draw:name="PowerPlusWaterMarkObject" draw:style-name="Mgr2" draw:text-style-name="MP3" svg:width="6.4996in" svg:height="2.9594in" draw:transform="rotate (0.785398163397448) translate (-0.0944444444444444in 4.74501859142607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28</text:page-count></text:span></text:span><text:span text:style-name="Page_20_Number"><text:span text:style-name="MT3"><text:s/>- </text:span></text:span><text:span text:style-name="Page_20_Number"><text:span text:style-name="MT3"><text:user-defined style:data-style-name="N0" text:name="OLCBdate">August 7, 2024</text:user-defined></text:span></text:span></text:p>
      </style:footer>
    </style:master-page>
    <style:master-page style:name="Endnote" style:page-layout-name="Mpm3" draw:style-name="Mdp1">
      <style:header>
        <text:p text:style-name="Header"><draw:custom-shape text:anchor-type="char" draw:z-index="28"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draw:style-name="Mdp1" style:next-style-name="Right_20_Page">
      <style:header>
        <text:p text:style-name="Header"><draw:custom-shape text:anchor-type="char" draw:z-index="29"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30"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31" draw:name="PowerPlusWaterMarkObject" draw:style-name="Mgr3" draw:text-style-name="MP3" svg:width="4.4878in" svg:height="2.0425in" draw:transform="skewX (6.29710374017873E-017) 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32"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33" draw:name="PowerPlusWaterMarkObject" draw:style-name="Mgr4" draw:text-style-name="MP3" svg:width="7.3185in" svg:height="3.3315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34"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0" draw:style-name="Mdp1">
      <style:header>
        <text:p text:style-name="Header"><draw:custom-shape text:anchor-type="char" draw:z-index="35"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itle) Standard</dc:title>
    <meta:initial-creator>Alex Shepherd</meta:initial-creator>
    <meta:creation-date>2009-01-22T07:11:27</meta:creation-date>
    <meta:editing-cycles>208</meta:editing-cycles>
    <meta:editing-duration>P1DT10H28M4S</meta:editing-duration>
    <meta:generator>LibreOffice/7.4.6.2$MacOSX_X86_64 LibreOffice_project/5b1f5509c2decdade7fda905e3e1429a67acd63d</meta:generator>
    <dc:date>2024-11-24T07:53:34.620491876</dc:date>
    <dc:creator>Bob Jacobsen</dc:creator>
    <meta:document-statistic meta:table-count="3" meta:image-count="1" meta:object-count="0" meta:page-count="28" meta:paragraph-count="792" meta:word-count="4804" meta:character-count="42314" meta:non-whitespace-character-count="32617"/>
    <meta:user-defined meta:name="OLCBdate">August 7, 2024</meta:user-defined>
    <meta:user-defined meta:name="OLCBstatus">Draft</meta:user-defined>
    <meta:user-defined meta:name="OLCByear">2024</meta:user-defined>
  </office:meta>
</office:document-meta>
</file>